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61.26pt"/>
    </style:style>
    <style:style style:name="co5" style:family="table-column">
      <style:table-column-properties fo:break-before="auto" style:column-width="99.64pt"/>
    </style:style>
    <style:style style:name="co6" style:family="table-column">
      <style:table-column-properties fo:break-before="auto" style:column-width="98.9pt"/>
    </style:style>
    <style:style style:name="co7" style:family="table-column">
      <style:table-column-properties fo:break-before="auto" style:column-width="97.31pt"/>
    </style:style>
    <style:style style:name="co8" style:family="table-column">
      <style:table-column-properties fo:break-before="auto" style:column-width="96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oDataLog_20191113_2146_hot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d24Raw_0</text:p>
          </table:table-cell>
          <table:table-cell office:value-type="string" calcext:value-type="string">
            <text:p>ad24Raw_1</text:p>
          </table:table-cell>
          <table:table-cell office:value-type="string" calcext:value-type="string">
            <text:p>ad24Raw_2</text:p>
          </table:table-cell>
          <table:table-cell office:value-type="string" calcext:value-type="string">
            <text:p>ad24Raw_3</text:p>
          </table:table-cell>
          <table:table-cell office:value-type="string" calcext:value-type="string">
            <text:p>ad24Raw_4</text:p>
          </table:table-cell>
          <table:table-cell office:value-type="string" calcext:value-type="string">
            <text:p>ad24Raw_5</text:p>
          </table:table-cell>
          <table:table-cell office:value-type="string" calcext:value-type="string">
            <text:p>ad24Raw_6</text:p>
          </table:table-cell>
          <table:table-cell office:value-type="string" calcext:value-type="string">
            <text:p>ad24Raw_7</text:p>
          </table:table-cell>
          <table:table-cell office:value-type="string" calcext:value-type="string">
            <text:p>ad24_0</text:p>
          </table:table-cell>
          <table:table-cell office:value-type="string" calcext:value-type="string">
            <text:p>ad24_1</text:p>
          </table:table-cell>
          <table:table-cell office:value-type="string" calcext:value-type="string">
            <text:p>ad24_2</text:p>
          </table:table-cell>
          <table:table-cell office:value-type="string" calcext:value-type="string">
            <text:p>ad24_3</text:p>
          </table:table-cell>
          <table:table-cell office:value-type="string" calcext:value-type="string">
            <text:p>ad24_4</text:p>
          </table:table-cell>
          <table:table-cell office:value-type="string" calcext:value-type="string">
            <text:p>ad24_5</text:p>
          </table:table-cell>
          <table:table-cell office:value-type="string" calcext:value-type="string">
            <text:p>ad24_6</text:p>
          </table:table-cell>
          <table:table-cell office:value-type="string" calcext:value-type="string">
            <text:p>ad24_7</text:p>
          </table:table-cell>
          <table:table-cell office:value-type="string" calcext:value-type="string">
            <text:p>kType_0</text:p>
          </table:table-cell>
          <table:table-cell office:value-type="string" calcext:value-type="string">
            <text:p>kType_1</text:p>
          </table:table-cell>
          <table:table-cell office:value-type="string" calcext:value-type="string">
            <text:p>kType_2</text:p>
          </table:table-cell>
        </table:table-row>
        <table:table-row table:style-name="ro1">
          <table:table-cell office:value-type="string" calcext:value-type="string">
            <text:p>2019-11-13 21:46:17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1.8998321560608" calcext:value-type="float">
            <text:p>71.8998321560608</text:p>
          </table:table-cell>
          <table:table-cell office:value-type="float" office:value="981.911926487372" calcext:value-type="float">
            <text:p>981.911926487372</text:p>
          </table:table-cell>
          <table:table-cell office:value-type="float" office:value="17419" calcext:value-type="float">
            <text:p>17419</text:p>
          </table:table-cell>
          <table:table-cell office:value-type="float" office:value="6655369" calcext:value-type="float">
            <text:p>6655369</text:p>
          </table:table-cell>
          <table:table-cell office:value-type="float" office:value="1734254" calcext:value-type="float">
            <text:p>1734254</text:p>
          </table:table-cell>
          <table:table-cell office:value-type="float" office:value="1747441" calcext:value-type="float">
            <text:p>1747441</text:p>
          </table:table-cell>
          <table:table-cell office:value-type="float" office:value="1535781" calcext:value-type="float">
            <text:p>1535781</text:p>
          </table:table-cell>
          <table:table-cell office:value-type="float" office:value="1340333" calcext:value-type="float">
            <text:p>1340333</text:p>
          </table:table-cell>
          <table:table-cell office:value-type="float" office:value="1146182" calcext:value-type="float">
            <text:p>1146182</text:p>
          </table:table-cell>
          <table:table-cell office:value-type="float" office:value="1738429" calcext:value-type="float">
            <text:p>1738429</text:p>
          </table:table-cell>
          <table:table-cell office:value-type="float" office:value="0.0103825343111198" calcext:value-type="float">
            <text:p>0.01038253431112</text:p>
          </table:table-cell>
          <table:table-cell office:value-type="float" office:value="3.96690952383393" calcext:value-type="float">
            <text:p>3.96690952383393</text:p>
          </table:table-cell>
          <table:table-cell office:value-type="float" office:value="1.03369605942918" calcext:value-type="float">
            <text:p>1.03369605942918</text:p>
          </table:table-cell>
          <table:table-cell office:value-type="float" office:value="1.0415561248727" calcext:value-type="float">
            <text:p>1.0415561248727</text:p>
          </table:table-cell>
          <table:table-cell office:value-type="float" office:value="0.915396918701758" calcext:value-type="float">
            <text:p>0.915396918701758</text:p>
          </table:table-cell>
          <table:table-cell office:value-type="float" office:value="0.798900818693735" calcext:value-type="float">
            <text:p>0.798900818693735</text:p>
          </table:table-cell>
          <table:table-cell office:value-type="float" office:value="0.683177791020607" calcext:value-type="float">
            <text:p>0.683177791020607</text:p>
          </table:table-cell>
          <table:table-cell office:value-type="float" office:value="1.0361845536452" calcext:value-type="float">
            <text:p>1.0361845536452</text:p>
          </table:table-cell>
          <table:table-cell office:value-type="float" office:value="-66.9206162596484" calcext:value-type="float">
            <text:p>-66.9206162596484</text:p>
          </table:table-cell>
          <table:table-cell office:value-type="float" office:value="-90.2198362612529" calcext:value-type="float">
            <text:p>-90.2198362612529</text:p>
          </table:table-cell>
          <table:table-cell office:value-type="float" office:value="-113.364441795879" calcext:value-type="float">
            <text:p>-113.364441795879</text:p>
          </table:table-cell>
        </table:table-row>
        <table:table-row table:style-name="ro1">
          <table:table-cell office:value-type="string" calcext:value-type="string">
            <text:p>2019-11-13 21:46:19</text:p>
          </table:table-cell>
          <table:table-cell office:value-type="float" office:value="26.2317940775829" calcext:value-type="float">
            <text:p>26.2317940775829</text:p>
          </table:table-cell>
          <table:table-cell office:value-type="float" office:value="71.922045667967" calcext:value-type="float">
            <text:p>71.922045667967</text:p>
          </table:table-cell>
          <table:table-cell office:value-type="float" office:value="981.901399700873" calcext:value-type="float">
            <text:p>981.901399700873</text:p>
          </table:table-cell>
          <table:table-cell office:value-type="float" office:value="77026" calcext:value-type="float">
            <text:p>77026</text:p>
          </table:table-cell>
          <table:table-cell office:value-type="float" office:value="6693643" calcext:value-type="float">
            <text:p>6693643</text:p>
          </table:table-cell>
          <table:table-cell office:value-type="float" office:value="1737255" calcext:value-type="float">
            <text:p>1737255</text:p>
          </table:table-cell>
          <table:table-cell office:value-type="float" office:value="1749835" calcext:value-type="float">
            <text:p>1749835</text:p>
          </table:table-cell>
          <table:table-cell office:value-type="float" office:value="1529509" calcext:value-type="float">
            <text:p>1529509</text:p>
          </table:table-cell>
          <table:table-cell office:value-type="float" office:value="1355733" calcext:value-type="float">
            <text:p>1355733</text:p>
          </table:table-cell>
          <table:table-cell office:value-type="float" office:value="1149492" calcext:value-type="float">
            <text:p>1149492</text:p>
          </table:table-cell>
          <table:table-cell office:value-type="float" office:value="1735740" calcext:value-type="float">
            <text:p>1735740</text:p>
          </table:table-cell>
          <table:table-cell office:value-type="float" office:value="0.0459110791577195" calcext:value-type="float">
            <text:p>0.04591107915772</text:p>
          </table:table-cell>
          <table:table-cell office:value-type="float" office:value="3.9897226082948" calcext:value-type="float">
            <text:p>3.9897226082948</text:p>
          </table:table-cell>
          <table:table-cell office:value-type="float" office:value="1.03548479503212" calcext:value-type="float">
            <text:p>1.03548479503212</text:p>
          </table:table-cell>
          <table:table-cell office:value-type="float" office:value="1.04298306023873" calcext:value-type="float">
            <text:p>1.04298306023873</text:p>
          </table:table-cell>
          <table:table-cell office:value-type="float" office:value="0.911658514935793" calcext:value-type="float">
            <text:p>0.911658514935793</text:p>
          </table:table-cell>
          <table:table-cell office:value-type="float" office:value="0.808079935083381" calcext:value-type="float">
            <text:p>0.808079935083381</text:p>
          </table:table-cell>
          <table:table-cell office:value-type="float" office:value="0.685150704997862" calcext:value-type="float">
            <text:p>0.685150704997862</text:p>
          </table:table-cell>
          <table:table-cell office:value-type="float" office:value="1.03458178455612" calcext:value-type="float">
            <text:p>1.03458178455612</text:p>
          </table:table-cell>
          <table:table-cell office:value-type="float" office:value="-67.6682970128413" calcext:value-type="float">
            <text:p>-67.6682970128413</text:p>
          </table:table-cell>
          <table:table-cell office:value-type="float" office:value="-88.3840129833237" calcext:value-type="float">
            <text:p>-88.3840129833237</text:p>
          </table:table-cell>
          <table:table-cell office:value-type="float" office:value="-112.969859000428" calcext:value-type="float">
            <text:p>-112.969859000428</text:p>
          </table:table-cell>
        </table:table-row>
        <table:table-row table:style-name="ro1">
          <table:table-cell office:value-type="string" calcext:value-type="string">
            <text:p>2019-11-13 21:46:20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1.8891043766263" calcext:value-type="float">
            <text:p>71.8891043766263</text:p>
          </table:table-cell>
          <table:table-cell office:value-type="float" office:value="981.911926487372" calcext:value-type="float">
            <text:p>981.911926487372</text:p>
          </table:table-cell>
          <table:table-cell office:value-type="float" office:value="17538" calcext:value-type="float">
            <text:p>17538</text:p>
          </table:table-cell>
          <table:table-cell office:value-type="float" office:value="6695796" calcext:value-type="float">
            <text:p>6695796</text:p>
          </table:table-cell>
          <table:table-cell office:value-type="float" office:value="1735692" calcext:value-type="float">
            <text:p>1735692</text:p>
          </table:table-cell>
          <table:table-cell office:value-type="float" office:value="1750727" calcext:value-type="float">
            <text:p>1750727</text:p>
          </table:table-cell>
          <table:table-cell office:value-type="float" office:value="1534835" calcext:value-type="float">
            <text:p>1534835</text:p>
          </table:table-cell>
          <table:table-cell office:value-type="float" office:value="1363230" calcext:value-type="float">
            <text:p>1363230</text:p>
          </table:table-cell>
          <table:table-cell office:value-type="float" office:value="1150156" calcext:value-type="float">
            <text:p>1150156</text:p>
          </table:table-cell>
          <table:table-cell office:value-type="float" office:value="1733131" calcext:value-type="float">
            <text:p>1733131</text:p>
          </table:table-cell>
          <table:table-cell office:value-type="float" office:value="0.010453463846858" calcext:value-type="float">
            <text:p>0.010453463846858</text:p>
          </table:table-cell>
          <table:table-cell office:value-type="float" office:value="3.99100589644979" calcext:value-type="float">
            <text:p>3.99100589644979</text:p>
          </table:table-cell>
          <table:table-cell office:value-type="float" office:value="1.03455317432322" calcext:value-type="float">
            <text:p>1.03455317432322</text:p>
          </table:table-cell>
          <table:table-cell office:value-type="float" office:value="1.0435147337335" calcext:value-type="float">
            <text:p>1.0435147337335</text:p>
          </table:table-cell>
          <table:table-cell office:value-type="float" office:value="0.914833058694966" calcext:value-type="float">
            <text:p>0.914833058694966</text:p>
          </table:table-cell>
          <table:table-cell office:value-type="float" office:value="0.812548495834887" calcext:value-type="float">
            <text:p>0.812548495834887</text:p>
          </table:table-cell>
          <table:table-cell office:value-type="float" office:value="0.685546479886351" calcext:value-type="float">
            <text:p>0.685546479886351</text:p>
          </table:table-cell>
          <table:table-cell office:value-type="float" office:value="1.03302669918855" calcext:value-type="float">
            <text:p>1.03302669918855</text:p>
          </table:table-cell>
          <table:table-cell office:value-type="float" office:value="-67.0333882610069" calcext:value-type="float">
            <text:p>-67.0333882610069</text:p>
          </table:table-cell>
          <table:table-cell office:value-type="float" office:value="-87.4903008330227" calcext:value-type="float">
            <text:p>-87.4903008330227</text:p>
          </table:table-cell>
          <table:table-cell office:value-type="float" office:value="-112.89070402273" calcext:value-type="float">
            <text:p>-112.89070402273</text:p>
          </table:table-cell>
        </table:table-row>
        <table:table-row table:style-name="ro1">
          <table:table-cell office:value-type="string" calcext:value-type="string">
            <text:p>2019-11-13 21:46:21</text:p>
          </table:table-cell>
          <table:table-cell office:value-type="float" office:value="26.2267400004202" calcext:value-type="float">
            <text:p>26.2267400004202</text:p>
          </table:table-cell>
          <table:table-cell office:value-type="float" office:value="71.8787551165587" calcext:value-type="float">
            <text:p>71.8787551165587</text:p>
          </table:table-cell>
          <table:table-cell office:value-type="float" office:value="981.892890996014" calcext:value-type="float">
            <text:p>981.892890996014</text:p>
          </table:table-cell>
          <table:table-cell office:value-type="float" office:value="17535" calcext:value-type="float">
            <text:p>17535</text:p>
          </table:table-cell>
          <table:table-cell office:value-type="float" office:value="6701934" calcext:value-type="float">
            <text:p>6701934</text:p>
          </table:table-cell>
          <table:table-cell office:value-type="float" office:value="1732775" calcext:value-type="float">
            <text:p>1732775</text:p>
          </table:table-cell>
          <table:table-cell office:value-type="float" office:value="1745334" calcext:value-type="float">
            <text:p>1745334</text:p>
          </table:table-cell>
          <table:table-cell office:value-type="float" office:value="1531670" calcext:value-type="float">
            <text:p>1531670</text:p>
          </table:table-cell>
          <table:table-cell office:value-type="float" office:value="1375205" calcext:value-type="float">
            <text:p>1375205</text:p>
          </table:table-cell>
          <table:table-cell office:value-type="float" office:value="1155417" calcext:value-type="float">
            <text:p>1155417</text:p>
          </table:table-cell>
          <table:table-cell office:value-type="float" office:value="1730965" calcext:value-type="float">
            <text:p>1730965</text:p>
          </table:table-cell>
          <table:table-cell office:value-type="float" office:value="0.0104516757073016" calcext:value-type="float">
            <text:p>0.010451675707302</text:p>
          </table:table-cell>
          <table:table-cell office:value-type="float" office:value="3.99466442998224" calcext:value-type="float">
            <text:p>3.99466442998224</text:p>
          </table:table-cell>
          <table:table-cell office:value-type="float" office:value="1.03281450662786" calcext:value-type="float">
            <text:p>1.03281450662786</text:p>
          </table:table-cell>
          <table:table-cell office:value-type="float" office:value="1.04030025485757" calcext:value-type="float">
            <text:p>1.04030025485757</text:p>
          </table:table-cell>
          <table:table-cell office:value-type="float" office:value="0.912946571462938" calcext:value-type="float">
            <text:p>0.912946571462938</text:p>
          </table:table-cell>
          <table:table-cell office:value-type="float" office:value="0.819686152897615" calcext:value-type="float">
            <text:p>0.819686152897615</text:p>
          </table:table-cell>
          <table:table-cell office:value-type="float" office:value="0.688682280621801" calcext:value-type="float">
            <text:p>0.688682280621801</text:p>
          </table:table-cell>
          <table:table-cell office:value-type="float" office:value="1.03173566242882" calcext:value-type="float">
            <text:p>1.03173566242882</text:p>
          </table:table-cell>
          <table:table-cell office:value-type="float" office:value="-67.4106857074124" calcext:value-type="float">
            <text:p>-67.4106857074124</text:p>
          </table:table-cell>
          <table:table-cell office:value-type="float" office:value="-86.0627694204771" calcext:value-type="float">
            <text:p>-86.0627694204771</text:p>
          </table:table-cell>
          <table:table-cell office:value-type="float" office:value="-112.26354387564" calcext:value-type="float">
            <text:p>-112.26354387564</text:p>
          </table:table-cell>
        </table:table-row>
        <table:table-row table:style-name="ro1">
          <table:table-cell office:value-type="string" calcext:value-type="string">
            <text:p>2019-11-13 21:46:22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1.867648714741" calcext:value-type="float">
            <text:p>71.867648714741</text:p>
          </table:table-cell>
          <table:table-cell office:value-type="float" office:value="981.939470669327" calcext:value-type="float">
            <text:p>981.939470669327</text:p>
          </table:table-cell>
          <table:table-cell office:value-type="float" office:value="17539" calcext:value-type="float">
            <text:p>17539</text:p>
          </table:table-cell>
          <table:table-cell office:value-type="float" office:value="6704625" calcext:value-type="float">
            <text:p>6704625</text:p>
          </table:table-cell>
          <table:table-cell office:value-type="float" office:value="1711292" calcext:value-type="float">
            <text:p>1711292</text:p>
          </table:table-cell>
          <table:table-cell office:value-type="float" office:value="1724447" calcext:value-type="float">
            <text:p>1724447</text:p>
          </table:table-cell>
          <table:table-cell office:value-type="float" office:value="1912263" calcext:value-type="float">
            <text:p>1912263</text:p>
          </table:table-cell>
          <table:table-cell office:value-type="float" office:value="1708519" calcext:value-type="float">
            <text:p>1708519</text:p>
          </table:table-cell>
          <table:table-cell office:value-type="float" office:value="1156454" calcext:value-type="float">
            <text:p>1156454</text:p>
          </table:table-cell>
          <table:table-cell office:value-type="float" office:value="1706292" calcext:value-type="float">
            <text:p>1706292</text:p>
          </table:table-cell>
          <table:table-cell office:value-type="float" office:value="0.0104540598933768" calcext:value-type="float">
            <text:p>0.010454059893377</text:p>
          </table:table-cell>
          <table:table-cell office:value-type="float" office:value="3.99626839116435" calcext:value-type="float">
            <text:p>3.99626839116435</text:p>
          </table:table-cell>
          <table:table-cell office:value-type="float" office:value="1.0200096392643" calcext:value-type="float">
            <text:p>1.0200096392643</text:p>
          </table:table-cell>
          <table:table-cell office:value-type="float" office:value="1.02785063121922" calcext:value-type="float">
            <text:p>1.02785063121922</text:p>
          </table:table-cell>
          <table:table-cell office:value-type="float" office:value="1.1397977041957" calcext:value-type="float">
            <text:p>1.1397977041957</text:p>
          </table:table-cell>
          <table:table-cell office:value-type="float" office:value="1.01835680226765" calcext:value-type="float">
            <text:p>1.01835680226765</text:p>
          </table:table-cell>
          <table:table-cell office:value-type="float" office:value="0.689300380861805" calcext:value-type="float">
            <text:p>0.689300380861805</text:p>
          </table:table-cell>
          <table:table-cell office:value-type="float" office:value="1.01702940667026" calcext:value-type="float">
            <text:p>1.01702940667026</text:p>
          </table:table-cell>
          <table:table-cell office:value-type="float" office:value="-22.0404591608595" calcext:value-type="float">
            <text:p>-22.0404591608595</text:p>
          </table:table-cell>
          <table:table-cell office:value-type="float" office:value="-46.3286395464706" calcext:value-type="float">
            <text:p>-46.3286395464706</text:p>
          </table:table-cell>
          <table:table-cell office:value-type="float" office:value="-112.139923827639" calcext:value-type="float">
            <text:p>-112.139923827639</text:p>
          </table:table-cell>
        </table:table-row>
        <table:table-row table:style-name="ro1">
          <table:table-cell office:value-type="string" calcext:value-type="string">
            <text:p>2019-11-13 21:46:24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1.7871887593514" calcext:value-type="float">
            <text:p>71.7871887593514</text:p>
          </table:table-cell>
          <table:table-cell office:value-type="float" office:value="981.939470669327" calcext:value-type="float">
            <text:p>981.939470669327</text:p>
          </table:table-cell>
          <table:table-cell office:value-type="float" office:value="17497" calcext:value-type="float">
            <text:p>17497</text:p>
          </table:table-cell>
          <table:table-cell office:value-type="float" office:value="6668573" calcext:value-type="float">
            <text:p>6668573</text:p>
          </table:table-cell>
          <table:table-cell office:value-type="float" office:value="1718075" calcext:value-type="float">
            <text:p>1718075</text:p>
          </table:table-cell>
          <table:table-cell office:value-type="float" office:value="1730917" calcext:value-type="float">
            <text:p>1730917</text:p>
          </table:table-cell>
          <table:table-cell office:value-type="float" office:value="1541703" calcext:value-type="float">
            <text:p>1541703</text:p>
          </table:table-cell>
          <table:table-cell office:value-type="float" office:value="1393587" calcext:value-type="float">
            <text:p>1393587</text:p>
          </table:table-cell>
          <table:table-cell office:value-type="float" office:value="1161238" calcext:value-type="float">
            <text:p>1161238</text:p>
          </table:table-cell>
          <table:table-cell office:value-type="float" office:value="1720990" calcext:value-type="float">
            <text:p>1720990</text:p>
          </table:table-cell>
          <table:table-cell office:value-type="float" office:value="0.0104290259395869" calcext:value-type="float">
            <text:p>0.010429025939587</text:p>
          </table:table-cell>
          <table:table-cell office:value-type="float" office:value="3.97477972206828" calcext:value-type="float">
            <text:p>3.97477972206828</text:p>
          </table:table-cell>
          <table:table-cell office:value-type="float" office:value="1.02405262280138" calcext:value-type="float">
            <text:p>1.02405262280138</text:p>
          </table:table-cell>
          <table:table-cell office:value-type="float" office:value="1.03170705219591" calcext:value-type="float">
            <text:p>1.03170705219591</text:p>
          </table:table-cell>
          <table:table-cell office:value-type="float" office:value="0.91892670618614" calcext:value-type="float">
            <text:p>0.91892670618614</text:p>
          </table:table-cell>
          <table:table-cell office:value-type="float" office:value="0.830642680006347" calcext:value-type="float">
            <text:p>0.830642680006347</text:p>
          </table:table-cell>
          <table:table-cell office:value-type="float" office:value="0.692151867407783" calcext:value-type="float">
            <text:p>0.692151867407783</text:p>
          </table:table-cell>
          <table:table-cell office:value-type="float" office:value="1.0257900984037" calcext:value-type="float">
            <text:p>1.0257900984037</text:p>
          </table:table-cell>
          <table:table-cell office:value-type="float" office:value="-66.2146587627719" calcext:value-type="float">
            <text:p>-66.2146587627719</text:p>
          </table:table-cell>
          <table:table-cell office:value-type="float" office:value="-83.8714639987307" calcext:value-type="float">
            <text:p>-83.8714639987307</text:p>
          </table:table-cell>
          <table:table-cell office:value-type="float" office:value="-111.569626518443" calcext:value-type="float">
            <text:p>-111.569626518443</text:p>
          </table:table-cell>
        </table:table-row>
        <table:table-row table:style-name="ro1">
          <table:table-cell office:value-type="string" calcext:value-type="string">
            <text:p>2019-11-13 21:46:25</text:p>
          </table:table-cell>
          <table:table-cell office:value-type="float" office:value="26.2317940775829" calcext:value-type="float">
            <text:p>26.2317940775829</text:p>
          </table:table-cell>
          <table:table-cell office:value-type="float" office:value="71.7503943421808" calcext:value-type="float">
            <text:p>71.7503943421808</text:p>
          </table:table-cell>
          <table:table-cell office:value-type="float" office:value="981.956488958918" calcext:value-type="float">
            <text:p>981.956488958918</text:p>
          </table:table-cell>
          <table:table-cell office:value-type="float" office:value="17527" calcext:value-type="float">
            <text:p>17527</text:p>
          </table:table-cell>
          <table:table-cell office:value-type="float" office:value="6695748" calcext:value-type="float">
            <text:p>6695748</text:p>
          </table:table-cell>
          <table:table-cell office:value-type="float" office:value="1713839" calcext:value-type="float">
            <text:p>1713839</text:p>
          </table:table-cell>
          <table:table-cell office:value-type="float" office:value="1724270" calcext:value-type="float">
            <text:p>1724270</text:p>
          </table:table-cell>
          <table:table-cell office:value-type="float" office:value="1544739" calcext:value-type="float">
            <text:p>1544739</text:p>
          </table:table-cell>
          <table:table-cell office:value-type="float" office:value="1399612" calcext:value-type="float">
            <text:p>1399612</text:p>
          </table:table-cell>
          <table:table-cell office:value-type="float" office:value="1162961" calcext:value-type="float">
            <text:p>1162961</text:p>
          </table:table-cell>
          <table:table-cell office:value-type="float" office:value="1708210" calcext:value-type="float">
            <text:p>1708210</text:p>
          </table:table-cell>
          <table:table-cell office:value-type="float" office:value="0.0104469073351511" calcext:value-type="float">
            <text:p>0.010446907335151</text:p>
          </table:table-cell>
          <table:table-cell office:value-type="float" office:value="3.99097728621689" calcext:value-type="float">
            <text:p>3.99097728621689</text:p>
          </table:table-cell>
          <table:table-cell office:value-type="float" office:value="1.02152776974771" calcext:value-type="float">
            <text:p>1.02152776974771</text:p>
          </table:table-cell>
          <table:table-cell office:value-type="float" office:value="1.02774513098539" calcext:value-type="float">
            <text:p>1.02774513098539</text:p>
          </table:table-cell>
          <table:table-cell office:value-type="float" office:value="0.920736303417242" calcext:value-type="float">
            <text:p>0.920736303417242</text:p>
          </table:table-cell>
          <table:table-cell office:value-type="float" office:value="0.834233860282166" calcext:value-type="float">
            <text:p>0.834233860282166</text:p>
          </table:table-cell>
          <table:table-cell office:value-type="float" office:value="0.69317885555969" calcext:value-type="float">
            <text:p>0.69317885555969</text:p>
          </table:table-cell>
          <table:table-cell office:value-type="float" office:value="1.01817262389334" calcext:value-type="float">
            <text:p>1.01817262389334</text:p>
          </table:table-cell>
          <table:table-cell office:value-type="float" office:value="-65.8527393165516" calcext:value-type="float">
            <text:p>-65.8527393165516</text:p>
          </table:table-cell>
          <table:table-cell office:value-type="float" office:value="-83.1532279435668" calcext:value-type="float">
            <text:p>-83.1532279435668</text:p>
          </table:table-cell>
          <table:table-cell office:value-type="float" office:value="-111.364228888062" calcext:value-type="float">
            <text:p>-111.364228888062</text:p>
          </table:table-cell>
        </table:table-row>
        <table:table-row table:style-name="ro1">
          <table:table-cell office:value-type="string" calcext:value-type="string">
            <text:p>2019-11-13 21:46:26</text:p>
          </table:table-cell>
          <table:table-cell office:value-type="float" office:value="26.2267400004202" calcext:value-type="float">
            <text:p>26.2267400004202</text:p>
          </table:table-cell>
          <table:table-cell office:value-type="float" office:value="71.7446530497616" calcext:value-type="float">
            <text:p>71.7446530497616</text:p>
          </table:table-cell>
          <table:table-cell office:value-type="float" office:value="981.892890996014" calcext:value-type="float">
            <text:p>981.892890996014</text:p>
          </table:table-cell>
          <table:table-cell office:value-type="float" office:value="17538" calcext:value-type="float">
            <text:p>17538</text:p>
          </table:table-cell>
          <table:table-cell office:value-type="float" office:value="6701640" calcext:value-type="float">
            <text:p>6701640</text:p>
          </table:table-cell>
          <table:table-cell office:value-type="float" office:value="1708393" calcext:value-type="float">
            <text:p>1708393</text:p>
          </table:table-cell>
          <table:table-cell office:value-type="float" office:value="1721368" calcext:value-type="float">
            <text:p>1721368</text:p>
          </table:table-cell>
          <table:table-cell office:value-type="float" office:value="1547301" calcext:value-type="float">
            <text:p>1547301</text:p>
          </table:table-cell>
          <table:table-cell office:value-type="float" office:value="1408831" calcext:value-type="float">
            <text:p>1408831</text:p>
          </table:table-cell>
          <table:table-cell office:value-type="float" office:value="1166318" calcext:value-type="float">
            <text:p>1166318</text:p>
          </table:table-cell>
          <table:table-cell office:value-type="float" office:value="1705348" calcext:value-type="float">
            <text:p>1705348</text:p>
          </table:table-cell>
          <table:table-cell office:value-type="float" office:value="0.010453463846858" calcext:value-type="float">
            <text:p>0.010453463846858</text:p>
          </table:table-cell>
          <table:table-cell office:value-type="float" office:value="3.99448919230571" calcext:value-type="float">
            <text:p>3.99448919230571</text:p>
          </table:table-cell>
          <table:table-cell office:value-type="float" office:value="1.01828170040628" calcext:value-type="float">
            <text:p>1.01828170040628</text:p>
          </table:table-cell>
          <table:table-cell office:value-type="float" office:value="1.02601540398781" calcext:value-type="float">
            <text:p>1.02601540398781</text:p>
          </table:table-cell>
          <table:table-cell office:value-type="float" office:value="0.922263374598428" calcext:value-type="float">
            <text:p>0.922263374598428</text:p>
          </table:table-cell>
          <table:table-cell office:value-type="float" office:value="0.839728813139059" calcext:value-type="float">
            <text:p>0.839728813139059</text:p>
          </table:table-cell>
          <table:table-cell office:value-type="float" office:value="0.695179783723329" calcext:value-type="float">
            <text:p>0.695179783723329</text:p>
          </table:table-cell>
          <table:table-cell office:value-type="float" office:value="1.01646673875651" calcext:value-type="float">
            <text:p>1.01646673875651</text:p>
          </table:table-cell>
          <table:table-cell office:value-type="float" office:value="-65.5473250803143" calcext:value-type="float">
            <text:p>-65.5473250803143</text:p>
          </table:table-cell>
          <table:table-cell office:value-type="float" office:value="-82.0542373721883" calcext:value-type="float">
            <text:p>-82.0542373721883</text:p>
          </table:table-cell>
          <table:table-cell office:value-type="float" office:value="-110.964043255334" calcext:value-type="float">
            <text:p>-110.964043255334</text:p>
          </table:table-cell>
        </table:table-row>
        <table:table-row table:style-name="ro1">
          <table:table-cell office:value-type="string" calcext:value-type="string">
            <text:p>2019-11-13 21:46:27</text:p>
          </table:table-cell>
          <table:table-cell office:value-type="float" office:value="26.2267400004202" calcext:value-type="float">
            <text:p>26.2267400004202</text:p>
          </table:table-cell>
          <table:table-cell office:value-type="float" office:value="71.6749178545586" calcext:value-type="float">
            <text:p>71.6749178545586</text:p>
          </table:table-cell>
          <table:table-cell office:value-type="float" office:value="981.920435385129" calcext:value-type="float">
            <text:p>981.920435385129</text:p>
          </table:table-cell>
          <table:table-cell office:value-type="float" office:value="17495" calcext:value-type="float">
            <text:p>17495</text:p>
          </table:table-cell>
          <table:table-cell office:value-type="float" office:value="6668648" calcext:value-type="float">
            <text:p>6668648</text:p>
          </table:table-cell>
          <table:table-cell office:value-type="float" office:value="1698871" calcext:value-type="float">
            <text:p>1698871</text:p>
          </table:table-cell>
          <table:table-cell office:value-type="float" office:value="1712496" calcext:value-type="float">
            <text:p>1712496</text:p>
          </table:table-cell>
          <table:table-cell office:value-type="float" office:value="1561861" calcext:value-type="float">
            <text:p>1561861</text:p>
          </table:table-cell>
          <table:table-cell office:value-type="float" office:value="1417105" calcext:value-type="float">
            <text:p>1417105</text:p>
          </table:table-cell>
          <table:table-cell office:value-type="float" office:value="1167878" calcext:value-type="float">
            <text:p>1167878</text:p>
          </table:table-cell>
          <table:table-cell office:value-type="float" office:value="1703093" calcext:value-type="float">
            <text:p>1703093</text:p>
          </table:table-cell>
          <table:table-cell office:value-type="float" office:value="0.0104278338465493" calcext:value-type="float">
            <text:p>0.010427833846549</text:p>
          </table:table-cell>
          <table:table-cell office:value-type="float" office:value="3.97482442555719" calcext:value-type="float">
            <text:p>3.97482442555719</text:p>
          </table:table-cell>
          <table:table-cell office:value-type="float" office:value="1.01260614545419" calcext:value-type="float">
            <text:p>1.01260614545419</text:p>
          </table:table-cell>
          <table:table-cell office:value-type="float" office:value="1.02072727927295" calcext:value-type="float">
            <text:p>1.02072727927295</text:p>
          </table:table-cell>
          <table:table-cell office:value-type="float" office:value="0.930941811912276" calcext:value-type="float">
            <text:p>0.930941811912276</text:p>
          </table:table-cell>
          <table:table-cell office:value-type="float" office:value="0.844660502035678" calcext:value-type="float">
            <text:p>0.844660502035678</text:p>
          </table:table-cell>
          <table:table-cell office:value-type="float" office:value="0.696109616292669" calcext:value-type="float">
            <text:p>0.696109616292669</text:p>
          </table:table-cell>
          <table:table-cell office:value-type="float" office:value="1.01512265385659" calcext:value-type="float">
            <text:p>1.01512265385659</text:p>
          </table:table-cell>
          <table:table-cell office:value-type="float" office:value="-63.8116376175448" calcext:value-type="float">
            <text:p>-63.8116376175448</text:p>
          </table:table-cell>
          <table:table-cell office:value-type="float" office:value="-81.0678995928645" calcext:value-type="float">
            <text:p>-81.0678995928645</text:p>
          </table:table-cell>
          <table:table-cell office:value-type="float" office:value="-110.778076741466" calcext:value-type="float">
            <text:p>-110.778076741466</text:p>
          </table:table-cell>
        </table:table-row>
        <table:table-row table:style-name="ro1">
          <table:table-cell office:value-type="string" calcext:value-type="string">
            <text:p>2019-11-13 21:46:29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6419800441652" calcext:value-type="float">
            <text:p>71.6419800441652</text:p>
          </table:table-cell>
          <table:table-cell office:value-type="float" office:value="981.903417625711" calcext:value-type="float">
            <text:p>981.903417625711</text:p>
          </table:table-cell>
          <table:table-cell office:value-type="float" office:value="17535" calcext:value-type="float">
            <text:p>17535</text:p>
          </table:table-cell>
          <table:table-cell office:value-type="float" office:value="6702406" calcext:value-type="float">
            <text:p>6702406</text:p>
          </table:table-cell>
          <table:table-cell office:value-type="float" office:value="1684555" calcext:value-type="float">
            <text:p>1684555</text:p>
          </table:table-cell>
          <table:table-cell office:value-type="float" office:value="1695988" calcext:value-type="float">
            <text:p>1695988</text:p>
          </table:table-cell>
          <table:table-cell office:value-type="float" office:value="1910416" calcext:value-type="float">
            <text:p>1910416</text:p>
          </table:table-cell>
          <table:table-cell office:value-type="float" office:value="1736998" calcext:value-type="float">
            <text:p>1736998</text:p>
          </table:table-cell>
          <table:table-cell office:value-type="float" office:value="1172930" calcext:value-type="float">
            <text:p>1172930</text:p>
          </table:table-cell>
          <table:table-cell office:value-type="float" office:value="1679264" calcext:value-type="float">
            <text:p>1679264</text:p>
          </table:table-cell>
          <table:table-cell office:value-type="float" office:value="0.0104516757073016" calcext:value-type="float">
            <text:p>0.010451675707302</text:p>
          </table:table-cell>
          <table:table-cell office:value-type="float" office:value="3.99494576393911" calcext:value-type="float">
            <text:p>3.99494576393911</text:p>
          </table:table-cell>
          <table:table-cell office:value-type="float" office:value="1.00407314349093" calcext:value-type="float">
            <text:p>1.00407314349093</text:p>
          </table:table-cell>
          <table:table-cell office:value-type="float" office:value="1.01088774334046" calcext:value-type="float">
            <text:p>1.01088774334046</text:p>
          </table:table-cell>
          <table:table-cell office:value-type="float" office:value="1.13869680627546" calcext:value-type="float">
            <text:p>1.13869680627546</text:p>
          </table:table-cell>
          <table:table-cell office:value-type="float" office:value="1.03533161107679" calcext:value-type="float">
            <text:p>1.03533161107679</text:p>
          </table:table-cell>
          <table:table-cell office:value-type="float" office:value="0.699120843305688" calcext:value-type="float">
            <text:p>0.699120843305688</text:p>
          </table:table-cell>
          <table:table-cell office:value-type="float" office:value="1.00091946135991" calcext:value-type="float">
            <text:p>1.00091946135991</text:p>
          </table:table-cell>
          <table:table-cell office:value-type="float" office:value="-22.2606387449072" calcext:value-type="float">
            <text:p>-22.2606387449072</text:p>
          </table:table-cell>
          <table:table-cell office:value-type="float" office:value="-42.9336777846429" calcext:value-type="float">
            <text:p>-42.9336777846429</text:p>
          </table:table-cell>
          <table:table-cell office:value-type="float" office:value="-110.175831338862" calcext:value-type="float">
            <text:p>-110.175831338862</text:p>
          </table:table-cell>
        </table:table-row>
        <table:table-row table:style-name="ro1">
          <table:table-cell office:value-type="string" calcext:value-type="string">
            <text:p>2019-11-13 21:46:30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1.6155343988267" calcext:value-type="float">
            <text:p>71.6155343988267</text:p>
          </table:table-cell>
          <table:table-cell office:value-type="float" office:value="981.939470669327" calcext:value-type="float">
            <text:p>981.939470669327</text:p>
          </table:table-cell>
          <table:table-cell office:value-type="float" office:value="17540" calcext:value-type="float">
            <text:p>17540</text:p>
          </table:table-cell>
          <table:table-cell office:value-type="float" office:value="6710669" calcext:value-type="float">
            <text:p>6710669</text:p>
          </table:table-cell>
          <table:table-cell office:value-type="float" office:value="1682517" calcext:value-type="float">
            <text:p>1682517</text:p>
          </table:table-cell>
          <table:table-cell office:value-type="float" office:value="1687329" calcext:value-type="float">
            <text:p>1687329</text:p>
          </table:table-cell>
          <table:table-cell office:value-type="float" office:value="1765522" calcext:value-type="float">
            <text:p>1765522</text:p>
          </table:table-cell>
          <table:table-cell office:value-type="float" office:value="1802003" calcext:value-type="float">
            <text:p>1802003</text:p>
          </table:table-cell>
          <table:table-cell office:value-type="float" office:value="1177245" calcext:value-type="float">
            <text:p>1177245</text:p>
          </table:table-cell>
          <table:table-cell office:value-type="float" office:value="1672797" calcext:value-type="float">
            <text:p>1672797</text:p>
          </table:table-cell>
          <table:table-cell office:value-type="float" office:value="0.0104546559398956" calcext:value-type="float">
            <text:p>0.010454655939896</text:p>
          </table:table-cell>
          <table:table-cell office:value-type="float" office:value="3.99987089632403" calcext:value-type="float">
            <text:p>3.99987089632403</text:p>
          </table:table-cell>
          <table:table-cell office:value-type="float" office:value="1.0028584006856" calcext:value-type="float">
            <text:p>1.0028584006856</text:p>
          </table:table-cell>
          <table:table-cell office:value-type="float" office:value="1.0057265765341" calcext:value-type="float">
            <text:p>1.0057265765341</text:p>
          </table:table-cell>
          <table:table-cell office:value-type="float" office:value="1.05233324197927" calcext:value-type="float">
            <text:p>1.05233324197927</text:p>
          </table:table-cell>
          <table:table-cell office:value-type="float" office:value="1.07407761503191" calcext:value-type="float">
            <text:p>1.07407761503191</text:p>
          </table:table-cell>
          <table:table-cell office:value-type="float" office:value="0.701692784034346" calcext:value-type="float">
            <text:p>0.701692784034346</text:p>
          </table:table-cell>
          <table:table-cell office:value-type="float" office:value="0.997064828522781" calcext:value-type="float">
            <text:p>0.997064828522781</text:p>
          </table:table-cell>
          <table:table-cell office:value-type="float" office:value="-39.533351604146" calcext:value-type="float">
            <text:p>-39.533351604146</text:p>
          </table:table-cell>
          <table:table-cell office:value-type="float" office:value="-35.1844769936176" calcext:value-type="float">
            <text:p>-35.1844769936176</text:p>
          </table:table-cell>
          <table:table-cell office:value-type="float" office:value="-109.661443193131" calcext:value-type="float">
            <text:p>-109.661443193131</text:p>
          </table:table-cell>
        </table:table-row>
        <table:table-row table:style-name="ro1">
          <table:table-cell office:value-type="string" calcext:value-type="string">
            <text:p>2019-11-13 21:46:31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5668799366812" calcext:value-type="float">
            <text:p>71.5668799366812</text:p>
          </table:table-cell>
          <table:table-cell office:value-type="float" office:value="981.903417625711" calcext:value-type="float">
            <text:p>981.903417625711</text:p>
          </table:table-cell>
          <table:table-cell office:value-type="float" office:value="17501" calcext:value-type="float">
            <text:p>17501</text:p>
          </table:table-cell>
          <table:table-cell office:value-type="float" office:value="6673541" calcext:value-type="float">
            <text:p>6673541</text:p>
          </table:table-cell>
          <table:table-cell office:value-type="float" office:value="1692994" calcext:value-type="float">
            <text:p>1692994</text:p>
          </table:table-cell>
          <table:table-cell office:value-type="float" office:value="1704109" calcext:value-type="float">
            <text:p>1704109</text:p>
          </table:table-cell>
          <table:table-cell office:value-type="float" office:value="1559451" calcext:value-type="float">
            <text:p>1559451</text:p>
          </table:table-cell>
          <table:table-cell office:value-type="float" office:value="1445915" calcext:value-type="float">
            <text:p>1445915</text:p>
          </table:table-cell>
          <table:table-cell office:value-type="float" office:value="1179456" calcext:value-type="float">
            <text:p>1179456</text:p>
          </table:table-cell>
          <table:table-cell office:value-type="float" office:value="1690104" calcext:value-type="float">
            <text:p>1690104</text:p>
          </table:table-cell>
          <table:table-cell office:value-type="float" office:value="0.0104314101256621" calcext:value-type="float">
            <text:p>0.010431410125662</text:p>
          </table:table-cell>
          <table:table-cell office:value-type="float" office:value="3.97774088117372" calcext:value-type="float">
            <text:p>3.97774088117372</text:p>
          </table:table-cell>
          <table:table-cell office:value-type="float" office:value="1.00910318006315" calcext:value-type="float">
            <text:p>1.00910318006315</text:p>
          </table:table-cell>
          <table:table-cell office:value-type="float" office:value="1.0157282371197" calcext:value-type="float">
            <text:p>1.0157282371197</text:p>
          </table:table-cell>
          <table:table-cell office:value-type="float" office:value="0.929505339801948" calcext:value-type="float">
            <text:p>0.929505339801948</text:p>
          </table:table-cell>
          <table:table-cell office:value-type="float" office:value="0.861832602242541" calcext:value-type="float">
            <text:p>0.861832602242541</text:p>
          </table:table-cell>
          <table:table-cell office:value-type="float" office:value="0.703010642887431" calcext:value-type="float">
            <text:p>0.703010642887431</text:p>
          </table:table-cell>
          <table:table-cell office:value-type="float" office:value="1.00738060562379" calcext:value-type="float">
            <text:p>1.00738060562379</text:p>
          </table:table-cell>
          <table:table-cell office:value-type="float" office:value="-64.0989320396104" calcext:value-type="float">
            <text:p>-64.0989320396104</text:p>
          </table:table-cell>
          <table:table-cell office:value-type="float" office:value="-77.6334795514917" calcext:value-type="float">
            <text:p>-77.6334795514917</text:p>
          </table:table-cell>
          <table:table-cell office:value-type="float" office:value="-109.397871422514" calcext:value-type="float">
            <text:p>-109.397871422514</text:p>
          </table:table-cell>
        </table:table-row>
        <table:table-row table:style-name="ro1">
          <table:table-cell office:value-type="string" calcext:value-type="string">
            <text:p>2019-11-13 21:46:32</text:p>
          </table:table-cell>
          <table:table-cell office:value-type="float" office:value="26.2267400004202" calcext:value-type="float">
            <text:p>26.2267400004202</text:p>
          </table:table-cell>
          <table:table-cell office:value-type="float" office:value="71.5569011421084" calcext:value-type="float">
            <text:p>71.5569011421084</text:p>
          </table:table-cell>
          <table:table-cell office:value-type="float" office:value="981.920435385129" calcext:value-type="float">
            <text:p>981.920435385129</text:p>
          </table:table-cell>
          <table:table-cell office:value-type="float" office:value="17517" calcext:value-type="float">
            <text:p>17517</text:p>
          </table:table-cell>
          <table:table-cell office:value-type="float" office:value="6696140" calcext:value-type="float">
            <text:p>6696140</text:p>
          </table:table-cell>
          <table:table-cell office:value-type="float" office:value="1677237" calcext:value-type="float">
            <text:p>1677237</text:p>
          </table:table-cell>
          <table:table-cell office:value-type="float" office:value="1686181" calcext:value-type="float">
            <text:p>1686181</text:p>
          </table:table-cell>
          <table:table-cell office:value-type="float" office:value="1851924" calcext:value-type="float">
            <text:p>1851924</text:p>
          </table:table-cell>
          <table:table-cell office:value-type="float" office:value="1768057" calcext:value-type="float">
            <text:p>1768057</text:p>
          </table:table-cell>
          <table:table-cell office:value-type="float" office:value="1183028" calcext:value-type="float">
            <text:p>1183028</text:p>
          </table:table-cell>
          <table:table-cell office:value-type="float" office:value="1670148" calcext:value-type="float">
            <text:p>1670148</text:p>
          </table:table-cell>
          <table:table-cell office:value-type="float" office:value="0.010440946869963" calcext:value-type="float">
            <text:p>0.010440946869963</text:p>
          </table:table-cell>
          <table:table-cell office:value-type="float" office:value="3.99121093645226" calcext:value-type="float">
            <text:p>3.99121093645226</text:p>
          </table:table-cell>
          <table:table-cell office:value-type="float" office:value="0.999711275066289" calcext:value-type="float">
            <text:p>0.999711275066289</text:p>
          </table:table-cell>
          <table:table-cell office:value-type="float" office:value="1.00504231513051" calcext:value-type="float">
            <text:p>1.00504231513051</text:p>
          </table:table-cell>
          <table:table-cell office:value-type="float" office:value="1.10383285329734" calcext:value-type="float">
            <text:p>1.10383285329734</text:p>
          </table:table-cell>
          <table:table-cell office:value-type="float" office:value="1.05384421990445" calcext:value-type="float">
            <text:p>1.05384421990445</text:p>
          </table:table-cell>
          <table:table-cell office:value-type="float" office:value="0.705139721052613" calcext:value-type="float">
            <text:p>0.705139721052613</text:p>
          </table:table-cell>
          <table:table-cell office:value-type="float" office:value="0.995485901294458" calcext:value-type="float">
            <text:p>0.995485901294458</text:p>
          </table:table-cell>
          <table:table-cell office:value-type="float" office:value="-29.2334293405329" calcext:value-type="float">
            <text:p>-29.2334293405329</text:p>
          </table:table-cell>
          <table:table-cell office:value-type="float" office:value="-39.2311560191102" calcext:value-type="float">
            <text:p>-39.2311560191102</text:p>
          </table:table-cell>
          <table:table-cell office:value-type="float" office:value="-108.972055789477" calcext:value-type="float">
            <text:p>-108.972055789477</text:p>
          </table:table-cell>
        </table:table-row>
        <table:table-row table:style-name="ro1">
          <table:table-cell office:value-type="string" calcext:value-type="string">
            <text:p>2019-11-13 21:46:33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5990659030596" calcext:value-type="float">
            <text:p>71.5990659030596</text:p>
          </table:table-cell>
          <table:table-cell office:value-type="float" office:value="981.903417625711" calcext:value-type="float">
            <text:p>981.903417625711</text:p>
          </table:table-cell>
          <table:table-cell office:value-type="float" office:value="17496" calcext:value-type="float">
            <text:p>17496</text:p>
          </table:table-cell>
          <table:table-cell office:value-type="float" office:value="6668893" calcext:value-type="float">
            <text:p>6668893</text:p>
          </table:table-cell>
          <table:table-cell office:value-type="float" office:value="1683841" calcext:value-type="float">
            <text:p>1683841</text:p>
          </table:table-cell>
          <table:table-cell office:value-type="float" office:value="1696624" calcext:value-type="float">
            <text:p>1696624</text:p>
          </table:table-cell>
          <table:table-cell office:value-type="float" office:value="1575554" calcext:value-type="float">
            <text:p>1575554</text:p>
          </table:table-cell>
          <table:table-cell office:value-type="float" office:value="1460766" calcext:value-type="float">
            <text:p>1460766</text:p>
          </table:table-cell>
          <table:table-cell office:value-type="float" office:value="1185108" calcext:value-type="float">
            <text:p>1185108</text:p>
          </table:table-cell>
          <table:table-cell office:value-type="float" office:value="1684717" calcext:value-type="float">
            <text:p>1684717</text:p>
          </table:table-cell>
          <table:table-cell office:value-type="float" office:value="0.0104284298930681" calcext:value-type="float">
            <text:p>0.010428429893068</text:p>
          </table:table-cell>
          <table:table-cell office:value-type="float" office:value="3.9749704569543" calcext:value-type="float">
            <text:p>3.9749704569543</text:p>
          </table:table-cell>
          <table:table-cell office:value-type="float" office:value="1.0036475662765" calcext:value-type="float">
            <text:p>1.0036475662765</text:p>
          </table:table-cell>
          <table:table-cell office:value-type="float" office:value="1.01126682892642" calcext:value-type="float">
            <text:p>1.01126682892642</text:p>
          </table:table-cell>
          <table:table-cell office:value-type="float" office:value="0.939103476894316" calcext:value-type="float">
            <text:p>0.939103476894316</text:p>
          </table:table-cell>
          <table:table-cell office:value-type="float" office:value="0.870684489093362" calcext:value-type="float">
            <text:p>0.870684489093362</text:p>
          </table:table-cell>
          <table:table-cell office:value-type="float" office:value="0.706379497811734" calcext:value-type="float">
            <text:p>0.706379497811734</text:p>
          </table:table-cell>
          <table:table-cell office:value-type="float" office:value="1.00416970302697" calcext:value-type="float">
            <text:p>1.00416970302697</text:p>
          </table:table-cell>
          <table:table-cell office:value-type="float" office:value="-62.1793046211367" calcext:value-type="float">
            <text:p>-62.1793046211367</text:p>
          </table:table-cell>
          <table:table-cell office:value-type="float" office:value="-75.8631021813276" calcext:value-type="float">
            <text:p>-75.8631021813276</text:p>
          </table:table-cell>
          <table:table-cell office:value-type="float" office:value="-108.724100437653" calcext:value-type="float">
            <text:p>-108.724100437653</text:p>
          </table:table-cell>
        </table:table-row>
        <table:table-row table:style-name="ro1">
          <table:table-cell office:value-type="string" calcext:value-type="string">
            <text:p>2019-11-13 21:46:35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5829729585007" calcext:value-type="float">
            <text:p>71.5829729585007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17538" calcext:value-type="float">
            <text:p>17538</text:p>
          </table:table-cell>
          <table:table-cell office:value-type="float" office:value="6702774" calcext:value-type="float">
            <text:p>6702774</text:p>
          </table:table-cell>
          <table:table-cell office:value-type="float" office:value="1686615" calcext:value-type="float">
            <text:p>1686615</text:p>
          </table:table-cell>
          <table:table-cell office:value-type="float" office:value="1697737" calcext:value-type="float">
            <text:p>1697737</text:p>
          </table:table-cell>
          <table:table-cell office:value-type="float" office:value="1562954" calcext:value-type="float">
            <text:p>1562954</text:p>
          </table:table-cell>
          <table:table-cell office:value-type="float" office:value="1470887" calcext:value-type="float">
            <text:p>1470887</text:p>
          </table:table-cell>
          <table:table-cell office:value-type="float" office:value="1189670" calcext:value-type="float">
            <text:p>1189670</text:p>
          </table:table-cell>
          <table:table-cell office:value-type="float" office:value="1683653" calcext:value-type="float">
            <text:p>1683653</text:p>
          </table:table-cell>
          <table:table-cell office:value-type="float" office:value="0.010453463846858" calcext:value-type="float">
            <text:p>0.010453463846858</text:p>
          </table:table-cell>
          <table:table-cell office:value-type="float" office:value="3.99516510905804" calcext:value-type="float">
            <text:p>3.99516510905804</text:p>
          </table:table-cell>
          <table:table-cell office:value-type="float" office:value="1.00530099931967" calcext:value-type="float">
            <text:p>1.00530099931967</text:p>
          </table:table-cell>
          <table:table-cell office:value-type="float" office:value="1.01193022870186" calcext:value-type="float">
            <text:p>1.01193022870186</text:p>
          </table:table-cell>
          <table:table-cell office:value-type="float" office:value="0.931593290757333" calcext:value-type="float">
            <text:p>0.931593290757333</text:p>
          </table:table-cell>
          <table:table-cell office:value-type="float" office:value="0.87671707591022" calcext:value-type="float">
            <text:p>0.87671707591022</text:p>
          </table:table-cell>
          <table:table-cell office:value-type="float" office:value="0.709098662030537" calcext:value-type="float">
            <text:p>0.709098662030537</text:p>
          </table:table-cell>
          <table:table-cell office:value-type="float" office:value="1.00353550953096" calcext:value-type="float">
            <text:p>1.00353550953096</text:p>
          </table:table-cell>
          <table:table-cell office:value-type="float" office:value="-63.6813418485334" calcext:value-type="float">
            <text:p>-63.6813418485334</text:p>
          </table:table-cell>
          <table:table-cell office:value-type="float" office:value="-74.6565848179561" calcext:value-type="float">
            <text:p>-74.6565848179561</text:p>
          </table:table-cell>
          <table:table-cell office:value-type="float" office:value="-108.180267593893" calcext:value-type="float">
            <text:p>-108.180267593893</text:p>
          </table:table-cell>
        </table:table-row>
        <table:table-row table:style-name="ro1">
          <table:table-cell office:value-type="string" calcext:value-type="string">
            <text:p>2019-11-13 21:46:36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1.6469682757389" calcext:value-type="float">
            <text:p>71.6469682757389</text:p>
          </table:table-cell>
          <table:table-cell office:value-type="float" office:value="981.894908800148" calcext:value-type="float">
            <text:p>981.894908800148</text:p>
          </table:table-cell>
          <table:table-cell office:value-type="float" office:value="17495" calcext:value-type="float">
            <text:p>17495</text:p>
          </table:table-cell>
          <table:table-cell office:value-type="float" office:value="6694983" calcext:value-type="float">
            <text:p>6694983</text:p>
          </table:table-cell>
          <table:table-cell office:value-type="float" office:value="1684211" calcext:value-type="float">
            <text:p>1684211</text:p>
          </table:table-cell>
          <table:table-cell office:value-type="float" office:value="1697241" calcext:value-type="float">
            <text:p>1697241</text:p>
          </table:table-cell>
          <table:table-cell office:value-type="float" office:value="1581515" calcext:value-type="float">
            <text:p>1581515</text:p>
          </table:table-cell>
          <table:table-cell office:value-type="float" office:value="1474388" calcext:value-type="float">
            <text:p>1474388</text:p>
          </table:table-cell>
          <table:table-cell office:value-type="float" office:value="1189847" calcext:value-type="float">
            <text:p>1189847</text:p>
          </table:table-cell>
          <table:table-cell office:value-type="float" office:value="1684169" calcext:value-type="float">
            <text:p>1684169</text:p>
          </table:table-cell>
          <table:table-cell office:value-type="float" office:value="0.0104278338465493" calcext:value-type="float">
            <text:p>0.010427833846549</text:p>
          </table:table-cell>
          <table:table-cell office:value-type="float" office:value="3.99052131063" calcext:value-type="float">
            <text:p>3.99052131063</text:p>
          </table:table-cell>
          <table:table-cell office:value-type="float" office:value="1.00386810348846" calcext:value-type="float">
            <text:p>1.00386810348846</text:p>
          </table:table-cell>
          <table:table-cell office:value-type="float" office:value="1.01163458962853" calcext:value-type="float">
            <text:p>1.01163458962853</text:p>
          </table:table-cell>
          <table:table-cell office:value-type="float" office:value="0.942656510192932" calcext:value-type="float">
            <text:p>0.942656510192932</text:p>
          </table:table-cell>
          <table:table-cell office:value-type="float" office:value="0.878803834772567" calcext:value-type="float">
            <text:p>0.878803834772567</text:p>
          </table:table-cell>
          <table:table-cell office:value-type="float" office:value="0.709204162264366" calcext:value-type="float">
            <text:p>0.709204162264366</text:p>
          </table:table-cell>
          <table:table-cell office:value-type="float" office:value="1.00384306953467" calcext:value-type="float">
            <text:p>1.00384306953467</text:p>
          </table:table-cell>
          <table:table-cell office:value-type="float" office:value="-61.4686979614136" calcext:value-type="float">
            <text:p>-61.4686979614136</text:p>
          </table:table-cell>
          <table:table-cell office:value-type="float" office:value="-74.2392330454866" calcext:value-type="float">
            <text:p>-74.2392330454866</text:p>
          </table:table-cell>
          <table:table-cell office:value-type="float" office:value="-108.159167547127" calcext:value-type="float">
            <text:p>-108.159167547127</text:p>
          </table:table-cell>
        </table:table-row>
        <table:table-row table:style-name="ro1">
          <table:table-cell office:value-type="string" calcext:value-type="string">
            <text:p>2019-11-13 21:46:37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1.6691773308075" calcext:value-type="float">
            <text:p>71.6691773308075</text:p>
          </table:table-cell>
          <table:table-cell office:value-type="float" office:value="981.939470669327" calcext:value-type="float">
            <text:p>981.939470669327</text:p>
          </table:table-cell>
          <table:table-cell office:value-type="float" office:value="17538" calcext:value-type="float">
            <text:p>17538</text:p>
          </table:table-cell>
          <table:table-cell office:value-type="float" office:value="6702173" calcext:value-type="float">
            <text:p>6702173</text:p>
          </table:table-cell>
          <table:table-cell office:value-type="float" office:value="1684049" calcext:value-type="float">
            <text:p>1684049</text:p>
          </table:table-cell>
          <table:table-cell office:value-type="float" office:value="1694996" calcext:value-type="float">
            <text:p>1694996</text:p>
          </table:table-cell>
          <table:table-cell office:value-type="float" office:value="1566862" calcext:value-type="float">
            <text:p>1566862</text:p>
          </table:table-cell>
          <table:table-cell office:value-type="float" office:value="1490367" calcext:value-type="float">
            <text:p>1490367</text:p>
          </table:table-cell>
          <table:table-cell office:value-type="float" office:value="1197484" calcext:value-type="float">
            <text:p>1197484</text:p>
          </table:table-cell>
          <table:table-cell office:value-type="float" office:value="1682943" calcext:value-type="float">
            <text:p>1682943</text:p>
          </table:table-cell>
          <table:table-cell office:value-type="float" office:value="0.010453463846858" calcext:value-type="float">
            <text:p>0.010453463846858</text:p>
          </table:table-cell>
          <table:table-cell office:value-type="float" office:value="3.99480688510023" calcext:value-type="float">
            <text:p>3.99480688510023</text:p>
          </table:table-cell>
          <table:table-cell office:value-type="float" office:value="1.00377154395241" calcext:value-type="float">
            <text:p>1.00377154395241</text:p>
          </table:table-cell>
          <table:table-cell office:value-type="float" office:value="1.0102964651938" calcext:value-type="float">
            <text:p>1.0102964651938</text:p>
          </table:table-cell>
          <table:table-cell office:value-type="float" office:value="0.933922640552836" calcext:value-type="float">
            <text:p>0.933922640552836</text:p>
          </table:table-cell>
          <table:table-cell office:value-type="float" office:value="0.888328062096603" calcext:value-type="float">
            <text:p>0.888328062096603</text:p>
          </table:table-cell>
          <table:table-cell office:value-type="float" office:value="0.713756169528504" calcext:value-type="float">
            <text:p>0.713756169528504</text:p>
          </table:table-cell>
          <table:table-cell office:value-type="float" office:value="1.00311231650261" calcext:value-type="float">
            <text:p>1.00311231650261</text:p>
          </table:table-cell>
          <table:table-cell office:value-type="float" office:value="-63.2154718894329" calcext:value-type="float">
            <text:p>-63.2154718894329</text:p>
          </table:table-cell>
          <table:table-cell office:value-type="float" office:value="-72.3343875806794" calcext:value-type="float">
            <text:p>-72.3343875806794</text:p>
          </table:table-cell>
          <table:table-cell office:value-type="float" office:value="-107.248766094299" calcext:value-type="float">
            <text:p>-107.248766094299</text:p>
          </table:table-cell>
        </table:table-row>
        <table:table-row table:style-name="ro1">
          <table:table-cell office:value-type="string" calcext:value-type="string">
            <text:p>2019-11-13 21:46:38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1.6147831323136" calcext:value-type="float">
            <text:p>71.6147831323136</text:p>
          </table:table-cell>
          <table:table-cell office:value-type="float" office:value="981.949996269927" calcext:value-type="float">
            <text:p>981.949996269927</text:p>
          </table:table-cell>
          <table:table-cell office:value-type="float" office:value="17540" calcext:value-type="float">
            <text:p>17540</text:p>
          </table:table-cell>
          <table:table-cell office:value-type="float" office:value="6704111" calcext:value-type="float">
            <text:p>6704111</text:p>
          </table:table-cell>
          <table:table-cell office:value-type="float" office:value="1682332" calcext:value-type="float">
            <text:p>1682332</text:p>
          </table:table-cell>
          <table:table-cell office:value-type="float" office:value="1695177" calcext:value-type="float">
            <text:p>1695177</text:p>
          </table:table-cell>
          <table:table-cell office:value-type="float" office:value="1582065" calcext:value-type="float">
            <text:p>1582065</text:p>
          </table:table-cell>
          <table:table-cell office:value-type="float" office:value="1489868" calcext:value-type="float">
            <text:p>1489868</text:p>
          </table:table-cell>
          <table:table-cell office:value-type="float" office:value="1199268" calcext:value-type="float">
            <text:p>1199268</text:p>
          </table:table-cell>
          <table:table-cell office:value-type="float" office:value="1682962" calcext:value-type="float">
            <text:p>1682962</text:p>
          </table:table-cell>
          <table:table-cell office:value-type="float" office:value="0.0104546559398956" calcext:value-type="float">
            <text:p>0.010454655939896</text:p>
          </table:table-cell>
          <table:table-cell office:value-type="float" office:value="3.99596202325368" calcext:value-type="float">
            <text:p>3.99596202325368</text:p>
          </table:table-cell>
          <table:table-cell office:value-type="float" office:value="1.00274813207962" calcext:value-type="float">
            <text:p>1.00274813207962</text:p>
          </table:table-cell>
          <table:table-cell office:value-type="float" office:value="1.01040434961371" calcext:value-type="float">
            <text:p>1.01040434961371</text:p>
          </table:table-cell>
          <table:table-cell office:value-type="float" office:value="0.942984335778276" calcext:value-type="float">
            <text:p>0.942984335778276</text:p>
          </table:table-cell>
          <table:table-cell office:value-type="float" office:value="0.888030634883718" calcext:value-type="float">
            <text:p>0.888030634883718</text:p>
          </table:table-cell>
          <table:table-cell office:value-type="float" office:value="0.714819516518058" calcext:value-type="float">
            <text:p>0.714819516518058</text:p>
          </table:table-cell>
          <table:table-cell office:value-type="float" office:value="1.00312364138647" calcext:value-type="float">
            <text:p>1.00312364138647</text:p>
          </table:table-cell>
          <table:table-cell office:value-type="float" office:value="-61.4031328443447" calcext:value-type="float">
            <text:p>-61.4031328443447</text:p>
          </table:table-cell>
          <table:table-cell office:value-type="float" office:value="-72.3938730232564" calcext:value-type="float">
            <text:p>-72.3938730232564</text:p>
          </table:table-cell>
          <table:table-cell office:value-type="float" office:value="-107.036096696388" calcext:value-type="float">
            <text:p>-107.036096696388</text:p>
          </table:table-cell>
        </table:table-row>
        <table:table-row table:style-name="ro1">
          <table:table-cell office:value-type="string" calcext:value-type="string">
            <text:p>2019-11-13 21:46:40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1.582597679853" calcext:value-type="float">
            <text:p>71.582597679853</text:p>
          </table:table-cell>
          <table:table-cell office:value-type="float" office:value="981.949996269927" calcext:value-type="float">
            <text:p>981.949996269927</text:p>
          </table:table-cell>
          <table:table-cell office:value-type="float" office:value="17482" calcext:value-type="float">
            <text:p>17482</text:p>
          </table:table-cell>
          <table:table-cell office:value-type="float" office:value="6660349" calcext:value-type="float">
            <text:p>6660349</text:p>
          </table:table-cell>
          <table:table-cell office:value-type="float" office:value="1681516" calcext:value-type="float">
            <text:p>1681516</text:p>
          </table:table-cell>
          <table:table-cell office:value-type="float" office:value="1693111" calcext:value-type="float">
            <text:p>1693111</text:p>
          </table:table-cell>
          <table:table-cell office:value-type="float" office:value="1567681" calcext:value-type="float">
            <text:p>1567681</text:p>
          </table:table-cell>
          <table:table-cell office:value-type="float" office:value="1502899" calcext:value-type="float">
            <text:p>1502899</text:p>
          </table:table-cell>
          <table:table-cell office:value-type="float" office:value="1205610" calcext:value-type="float">
            <text:p>1205610</text:p>
          </table:table-cell>
          <table:table-cell office:value-type="float" office:value="1676784" calcext:value-type="float">
            <text:p>1676784</text:p>
          </table:table-cell>
          <table:table-cell office:value-type="float" office:value="0.0104200852418047" calcext:value-type="float">
            <text:p>0.010420085241805</text:p>
          </table:table-cell>
          <table:table-cell office:value-type="float" office:value="3.9698778354976" calcext:value-type="float">
            <text:p>3.9698778354976</text:p>
          </table:table-cell>
          <table:table-cell office:value-type="float" office:value="1.00226175812027" calcext:value-type="float">
            <text:p>1.00226175812027</text:p>
          </table:table-cell>
          <table:table-cell office:value-type="float" office:value="1.00917291750585" calcext:value-type="float">
            <text:p>1.00917291750585</text:p>
          </table:table-cell>
          <table:table-cell office:value-type="float" office:value="0.93441080265174" calcext:value-type="float">
            <text:p>0.93441080265174</text:p>
          </table:table-cell>
          <table:table-cell office:value-type="float" office:value="0.895797717070307" calcext:value-type="float">
            <text:p>0.895797717070307</text:p>
          </table:table-cell>
          <table:table-cell office:value-type="float" office:value="0.71859964354034" calcext:value-type="float">
            <text:p>0.71859964354034</text:p>
          </table:table-cell>
          <table:table-cell office:value-type="float" office:value="0.999441265993269" calcext:value-type="float">
            <text:p>0.999441265993269</text:p>
          </table:table-cell>
          <table:table-cell office:value-type="float" office:value="-63.1178394696521" calcext:value-type="float">
            <text:p>-63.1178394696521</text:p>
          </table:table-cell>
          <table:table-cell office:value-type="float" office:value="-70.8404565859385" calcext:value-type="float">
            <text:p>-70.8404565859385</text:p>
          </table:table-cell>
          <table:table-cell office:value-type="float" office:value="-106.280071291932" calcext:value-type="float">
            <text:p>-106.280071291932</text:p>
          </table:table-cell>
        </table:table-row>
        <table:table-row table:style-name="ro1">
          <table:table-cell office:value-type="string" calcext:value-type="string">
            <text:p>2019-11-13 21:46:41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6473442731732" calcext:value-type="float">
            <text:p>71.6473442731732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17496" calcext:value-type="float">
            <text:p>17496</text:p>
          </table:table-cell>
          <table:table-cell office:value-type="float" office:value="6666076" calcext:value-type="float">
            <text:p>6666076</text:p>
          </table:table-cell>
          <table:table-cell office:value-type="float" office:value="1678717" calcext:value-type="float">
            <text:p>1678717</text:p>
          </table:table-cell>
          <table:table-cell office:value-type="float" office:value="1689965" calcext:value-type="float">
            <text:p>1689965</text:p>
          </table:table-cell>
          <table:table-cell office:value-type="float" office:value="1569293" calcext:value-type="float">
            <text:p>1569293</text:p>
          </table:table-cell>
          <table:table-cell office:value-type="float" office:value="1506946" calcext:value-type="float">
            <text:p>1506946</text:p>
          </table:table-cell>
          <table:table-cell office:value-type="float" office:value="1211897" calcext:value-type="float">
            <text:p>1211897</text:p>
          </table:table-cell>
          <table:table-cell office:value-type="float" office:value="1675655" calcext:value-type="float">
            <text:p>1675655</text:p>
          </table:table-cell>
          <table:table-cell office:value-type="float" office:value="0.0104284298930681" calcext:value-type="float">
            <text:p>0.010428429893068</text:p>
          </table:table-cell>
          <table:table-cell office:value-type="float" office:value="3.97329139391081" calcext:value-type="float">
            <text:p>3.97329139391081</text:p>
          </table:table-cell>
          <table:table-cell office:value-type="float" office:value="1.00059342391413" calcext:value-type="float">
            <text:p>1.00059342391413</text:p>
          </table:table-cell>
          <table:table-cell office:value-type="float" office:value="1.00729775515768" calcext:value-type="float">
            <text:p>1.00729775515768</text:p>
          </table:table-cell>
          <table:table-cell office:value-type="float" office:value="0.935371629640058" calcext:value-type="float">
            <text:p>0.935371629640058</text:p>
          </table:table-cell>
          <table:table-cell office:value-type="float" office:value="0.898209917331924" calcext:value-type="float">
            <text:p>0.898209917331924</text:p>
          </table:table-cell>
          <table:table-cell office:value-type="float" office:value="0.722346988004087" calcext:value-type="float">
            <text:p>0.722346988004087</text:p>
          </table:table-cell>
          <table:table-cell office:value-type="float" office:value="0.998768329473535" calcext:value-type="float">
            <text:p>0.998768329473535</text:p>
          </table:table-cell>
          <table:table-cell office:value-type="float" office:value="-62.9256740719884" calcext:value-type="float">
            <text:p>-62.9256740719884</text:p>
          </table:table-cell>
          <table:table-cell office:value-type="float" office:value="-70.3580165336152" calcext:value-type="float">
            <text:p>-70.3580165336152</text:p>
          </table:table-cell>
          <table:table-cell office:value-type="float" office:value="-105.530602399183" calcext:value-type="float">
            <text:p>-105.530602399183</text:p>
          </table:table-cell>
        </table:table-row>
        <table:table-row table:style-name="ro1">
          <table:table-cell office:value-type="string" calcext:value-type="string">
            <text:p>2019-11-13 21:46:42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1.6519563693571" calcext:value-type="float">
            <text:p>71.6519563693571</text:p>
          </table:table-cell>
          <table:table-cell office:value-type="float" office:value="981.913943505671" calcext:value-type="float">
            <text:p>981.913943505671</text:p>
          </table:table-cell>
          <table:table-cell office:value-type="float" office:value="162536" calcext:value-type="float">
            <text:p>162536</text:p>
          </table:table-cell>
          <table:table-cell office:value-type="float" office:value="6707270" calcext:value-type="float">
            <text:p>6707270</text:p>
          </table:table-cell>
          <table:table-cell office:value-type="float" office:value="1683215" calcext:value-type="float">
            <text:p>1683215</text:p>
          </table:table-cell>
          <table:table-cell office:value-type="float" office:value="1692581" calcext:value-type="float">
            <text:p>1692581</text:p>
          </table:table-cell>
          <table:table-cell office:value-type="float" office:value="1569701" calcext:value-type="float">
            <text:p>1569701</text:p>
          </table:table-cell>
          <table:table-cell office:value-type="float" office:value="1518833" calcext:value-type="float">
            <text:p>1518833</text:p>
          </table:table-cell>
          <table:table-cell office:value-type="float" office:value="1215574" calcext:value-type="float">
            <text:p>1215574</text:p>
          </table:table-cell>
          <table:table-cell office:value-type="float" office:value="1675738" calcext:value-type="float">
            <text:p>1675738</text:p>
          </table:table-cell>
          <table:table-cell office:value-type="float" office:value="0.0968790169810077" calcext:value-type="float">
            <text:p>0.096879016981008</text:p>
          </table:table-cell>
          <table:table-cell office:value-type="float" office:value="3.9978449342066" calcext:value-type="float">
            <text:p>3.9978449342066</text:p>
          </table:table-cell>
          <table:table-cell office:value-type="float" office:value="1.00327444115572" calcext:value-type="float">
            <text:p>1.00327444115572</text:p>
          </table:table-cell>
          <table:table-cell office:value-type="float" office:value="1.00885701285088" calcext:value-type="float">
            <text:p>1.00885701285088</text:p>
          </table:table-cell>
          <table:table-cell office:value-type="float" office:value="0.935614816619732" calcext:value-type="float">
            <text:p>0.935614816619732</text:p>
          </table:table-cell>
          <table:table-cell office:value-type="float" office:value="0.905295122300997" calcext:value-type="float">
            <text:p>0.905295122300997</text:p>
          </table:table-cell>
          <table:table-cell office:value-type="float" office:value="0.724538651053745" calcext:value-type="float">
            <text:p>0.724538651053745</text:p>
          </table:table-cell>
          <table:table-cell office:value-type="float" office:value="0.998817801334596" calcext:value-type="float">
            <text:p>0.998817801334596</text:p>
          </table:table-cell>
          <table:table-cell office:value-type="float" office:value="-62.8770366760536" calcext:value-type="float">
            <text:p>-62.8770366760536</text:p>
          </table:table-cell>
          <table:table-cell office:value-type="float" office:value="-68.9409755398006" calcext:value-type="float">
            <text:p>-68.9409755398006</text:p>
          </table:table-cell>
          <table:table-cell office:value-type="float" office:value="-105.092269789251" calcext:value-type="float">
            <text:p>-105.092269789251</text:p>
          </table:table-cell>
        </table:table-row>
        <table:table-row table:style-name="ro1">
          <table:table-cell office:value-type="string" calcext:value-type="string">
            <text:p>2019-11-13 21:46:43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6527084935966" calcext:value-type="float">
            <text:p>71.6527084935966</text:p>
          </table:table-cell>
          <table:table-cell office:value-type="float" office:value="981.903417625711" calcext:value-type="float">
            <text:p>981.903417625711</text:p>
          </table:table-cell>
          <table:table-cell office:value-type="float" office:value="17495" calcext:value-type="float">
            <text:p>17495</text:p>
          </table:table-cell>
          <table:table-cell office:value-type="float" office:value="6667064" calcext:value-type="float">
            <text:p>6667064</text:p>
          </table:table-cell>
          <table:table-cell office:value-type="float" office:value="1678355" calcext:value-type="float">
            <text:p>1678355</text:p>
          </table:table-cell>
          <table:table-cell office:value-type="float" office:value="1688921" calcext:value-type="float">
            <text:p>1688921</text:p>
          </table:table-cell>
          <table:table-cell office:value-type="float" office:value="1570498" calcext:value-type="float">
            <text:p>1570498</text:p>
          </table:table-cell>
          <table:table-cell office:value-type="float" office:value="1528941" calcext:value-type="float">
            <text:p>1528941</text:p>
          </table:table-cell>
          <table:table-cell office:value-type="float" office:value="1220522" calcext:value-type="float">
            <text:p>1220522</text:p>
          </table:table-cell>
          <table:table-cell office:value-type="float" office:value="1676245" calcext:value-type="float">
            <text:p>1676245</text:p>
          </table:table-cell>
          <table:table-cell office:value-type="float" office:value="0.0104278338465493" calcext:value-type="float">
            <text:p>0.010427833846549</text:p>
          </table:table-cell>
          <table:table-cell office:value-type="float" office:value="3.97388028787139" calcext:value-type="float">
            <text:p>3.97388028787139</text:p>
          </table:table-cell>
          <table:table-cell office:value-type="float" office:value="1.00037765507432" calcext:value-type="float">
            <text:p>1.00037765507432</text:p>
          </table:table-cell>
          <table:table-cell office:value-type="float" office:value="1.00667548259204" calcext:value-type="float">
            <text:p>1.00667548259204</text:p>
          </table:table-cell>
          <table:table-cell office:value-type="float" office:value="0.936089865695222" calcext:value-type="float">
            <text:p>0.936089865695222</text:p>
          </table:table-cell>
          <table:table-cell office:value-type="float" office:value="0.91131996051311" calcext:value-type="float">
            <text:p>0.91131996051311</text:p>
          </table:table-cell>
          <table:table-cell office:value-type="float" office:value="0.727487889228808" calcext:value-type="float">
            <text:p>0.727487889228808</text:p>
          </table:table-cell>
          <table:table-cell office:value-type="float" office:value="0.999119996919632" calcext:value-type="float">
            <text:p>0.999119996919632</text:p>
          </table:table-cell>
          <table:table-cell office:value-type="float" office:value="-62.7820268609556" calcext:value-type="float">
            <text:p>-62.7820268609556</text:p>
          </table:table-cell>
          <table:table-cell office:value-type="float" office:value="-67.7360078973779" calcext:value-type="float">
            <text:p>-67.7360078973779</text:p>
          </table:table-cell>
          <table:table-cell office:value-type="float" office:value="-104.502422154238" calcext:value-type="float">
            <text:p>-104.502422154238</text:p>
          </table:table-cell>
        </table:table-row>
        <table:table-row table:style-name="ro1">
          <table:table-cell office:value-type="string" calcext:value-type="string">
            <text:p>2019-11-13 21:46:45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1.6576965882062" calcext:value-type="float">
            <text:p>71.6576965882062</text:p>
          </table:table-cell>
          <table:table-cell office:value-type="float" office:value="981.949996269927" calcext:value-type="float">
            <text:p>981.949996269927</text:p>
          </table:table-cell>
          <table:table-cell office:value-type="float" office:value="17488" calcext:value-type="float">
            <text:p>17488</text:p>
          </table:table-cell>
          <table:table-cell office:value-type="float" office:value="6666489" calcext:value-type="float">
            <text:p>6666489</text:p>
          </table:table-cell>
          <table:table-cell office:value-type="float" office:value="1677037" calcext:value-type="float">
            <text:p>1677037</text:p>
          </table:table-cell>
          <table:table-cell office:value-type="float" office:value="1687852" calcext:value-type="float">
            <text:p>1687852</text:p>
          </table:table-cell>
          <table:table-cell office:value-type="float" office:value="1572566" calcext:value-type="float">
            <text:p>1572566</text:p>
          </table:table-cell>
          <table:table-cell office:value-type="float" office:value="1536983" calcext:value-type="float">
            <text:p>1536983</text:p>
          </table:table-cell>
          <table:table-cell office:value-type="float" office:value="1224919" calcext:value-type="float">
            <text:p>1224919</text:p>
          </table:table-cell>
          <table:table-cell office:value-type="float" office:value="1678781" calcext:value-type="float">
            <text:p>1678781</text:p>
          </table:table-cell>
          <table:table-cell office:value-type="float" office:value="0.0104236615209176" calcext:value-type="float">
            <text:p>0.010423661520918</text:p>
          </table:table-cell>
          <table:table-cell office:value-type="float" office:value="3.97353756112308" calcext:value-type="float">
            <text:p>3.97353756112308</text:p>
          </table:table-cell>
          <table:table-cell office:value-type="float" office:value="0.999592065762528" calcext:value-type="float">
            <text:p>0.999592065762528</text:p>
          </table:table-cell>
          <table:table-cell office:value-type="float" office:value="1.00603830886344" calcext:value-type="float">
            <text:p>1.00603830886344</text:p>
          </table:table-cell>
          <table:table-cell office:value-type="float" office:value="0.937322489896117" calcext:value-type="float">
            <text:p>0.937322489896117</text:p>
          </table:table-cell>
          <table:table-cell office:value-type="float" office:value="0.916113366617365" calcext:value-type="float">
            <text:p>0.916113366617365</text:p>
          </table:table-cell>
          <table:table-cell office:value-type="float" office:value="0.730108705772007" calcext:value-type="float">
            <text:p>0.730108705772007</text:p>
          </table:table-cell>
          <table:table-cell office:value-type="float" office:value="1.00063157089133" calcext:value-type="float">
            <text:p>1.00063157089133</text:p>
          </table:table-cell>
          <table:table-cell office:value-type="float" office:value="-62.5355020207765" calcext:value-type="float">
            <text:p>-62.5355020207765</text:p>
          </table:table-cell>
          <table:table-cell office:value-type="float" office:value="-66.7773266765269" calcext:value-type="float">
            <text:p>-66.7773266765269</text:p>
          </table:table-cell>
          <table:table-cell office:value-type="float" office:value="-103.978258845599" calcext:value-type="float">
            <text:p>-103.978258845599</text:p>
          </table:table-cell>
        </table:table-row>
        <table:table-row table:style-name="ro1">
          <table:table-cell office:value-type="string" calcext:value-type="string">
            <text:p>2019-11-13 21:46:46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6634369086899" calcext:value-type="float">
            <text:p>71.6634369086899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17538" calcext:value-type="float">
            <text:p>17538</text:p>
          </table:table-cell>
          <table:table-cell office:value-type="float" office:value="6693296" calcext:value-type="float">
            <text:p>6693296</text:p>
          </table:table-cell>
          <table:table-cell office:value-type="float" office:value="1680661" calcext:value-type="float">
            <text:p>1680661</text:p>
          </table:table-cell>
          <table:table-cell office:value-type="float" office:value="1692619" calcext:value-type="float">
            <text:p>1692619</text:p>
          </table:table-cell>
          <table:table-cell office:value-type="float" office:value="1578591" calcext:value-type="float">
            <text:p>1578591</text:p>
          </table:table-cell>
          <table:table-cell office:value-type="float" office:value="1534943" calcext:value-type="float">
            <text:p>1534943</text:p>
          </table:table-cell>
          <table:table-cell office:value-type="float" office:value="1229737" calcext:value-type="float">
            <text:p>1229737</text:p>
          </table:table-cell>
          <table:table-cell office:value-type="float" office:value="1678134" calcext:value-type="float">
            <text:p>1678134</text:p>
          </table:table-cell>
          <table:table-cell office:value-type="float" office:value="0.010453463846858" calcext:value-type="float">
            <text:p>0.010453463846858</text:p>
          </table:table-cell>
          <table:table-cell office:value-type="float" office:value="3.98951578015277" calcext:value-type="float">
            <text:p>3.98951578015277</text:p>
          </table:table-cell>
          <table:table-cell office:value-type="float" office:value="1.00175213834669" calcext:value-type="float">
            <text:p>1.00175213834669</text:p>
          </table:table-cell>
          <table:table-cell office:value-type="float" office:value="1.0088796626186" calcext:value-type="float">
            <text:p>1.0088796626186</text:p>
          </table:table-cell>
          <table:table-cell office:value-type="float" office:value="0.940913670171937" calcext:value-type="float">
            <text:p>0.940913670171937</text:p>
          </table:table-cell>
          <table:table-cell office:value-type="float" office:value="0.914897431718997" calcext:value-type="float">
            <text:p>0.914897431718997</text:p>
          </table:table-cell>
          <table:table-cell office:value-type="float" office:value="0.732980457899625" calcext:value-type="float">
            <text:p>0.732980457899625</text:p>
          </table:table-cell>
          <table:table-cell office:value-type="float" office:value="1.00024592879366" calcext:value-type="float">
            <text:p>1.00024592879366</text:p>
          </table:table-cell>
          <table:table-cell office:value-type="float" office:value="-61.8172659656127" calcext:value-type="float">
            <text:p>-61.8172659656127</text:p>
          </table:table-cell>
          <table:table-cell office:value-type="float" office:value="-67.0205136562006" calcext:value-type="float">
            <text:p>-67.0205136562006</text:p>
          </table:table-cell>
          <table:table-cell office:value-type="float" office:value="-103.403908420075" calcext:value-type="float">
            <text:p>-103.403908420075</text:p>
          </table:table-cell>
        </table:table-row>
        <table:table-row table:style-name="ro1">
          <table:table-cell office:value-type="string" calcext:value-type="string">
            <text:p>2019-11-13 21:46:47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6205230422885" calcext:value-type="float">
            <text:p>71.6205230422885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17523" calcext:value-type="float">
            <text:p>17523</text:p>
          </table:table-cell>
          <table:table-cell office:value-type="float" office:value="6693565" calcext:value-type="float">
            <text:p>6693565</text:p>
          </table:table-cell>
          <table:table-cell office:value-type="float" office:value="1680372" calcext:value-type="float">
            <text:p>1680372</text:p>
          </table:table-cell>
          <table:table-cell office:value-type="float" office:value="1691253" calcext:value-type="float">
            <text:p>1691253</text:p>
          </table:table-cell>
          <table:table-cell office:value-type="float" office:value="1575236" calcext:value-type="float">
            <text:p>1575236</text:p>
          </table:table-cell>
          <table:table-cell office:value-type="float" office:value="1551474" calcext:value-type="float">
            <text:p>1551474</text:p>
          </table:table-cell>
          <table:table-cell office:value-type="float" office:value="1234298" calcext:value-type="float">
            <text:p>1234298</text:p>
          </table:table-cell>
          <table:table-cell office:value-type="float" office:value="1679698" calcext:value-type="float">
            <text:p>1679698</text:p>
          </table:table-cell>
          <table:table-cell office:value-type="float" office:value="0.0104445231490759" calcext:value-type="float">
            <text:p>0.010444523149076</text:p>
          </table:table-cell>
          <table:table-cell office:value-type="float" office:value="3.98967611666633" calcext:value-type="float">
            <text:p>3.98967611666633</text:p>
          </table:table-cell>
          <table:table-cell office:value-type="float" office:value="1.00157988090275" calcext:value-type="float">
            <text:p>1.00157988090275</text:p>
          </table:table-cell>
          <table:table-cell office:value-type="float" office:value="1.00806546307391" calcext:value-type="float">
            <text:p>1.00806546307391</text:p>
          </table:table-cell>
          <table:table-cell office:value-type="float" office:value="0.938913934101335" calcext:value-type="float">
            <text:p>0.938913934101335</text:p>
          </table:table-cell>
          <table:table-cell office:value-type="float" office:value="0.924750676721415" calcext:value-type="float">
            <text:p>0.924750676721415</text:p>
          </table:table-cell>
          <table:table-cell office:value-type="float" office:value="0.735699026071909" calcext:value-type="float">
            <text:p>0.735699026071909</text:p>
          </table:table-cell>
          <table:table-cell office:value-type="float" office:value="1.00117814554908" calcext:value-type="float">
            <text:p>1.00117814554908</text:p>
          </table:table-cell>
          <table:table-cell office:value-type="float" office:value="-62.2172131797329" calcext:value-type="float">
            <text:p>-62.2172131797329</text:p>
          </table:table-cell>
          <table:table-cell office:value-type="float" office:value="-65.049864655717" calcext:value-type="float">
            <text:p>-65.049864655717</text:p>
          </table:table-cell>
          <table:table-cell office:value-type="float" office:value="-102.860194785618" calcext:value-type="float">
            <text:p>-102.860194785618</text:p>
          </table:table-cell>
        </table:table-row>
        <table:table-row table:style-name="ro1">
          <table:table-cell office:value-type="string" calcext:value-type="string">
            <text:p>2019-11-13 21:46:48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6205230422885" calcext:value-type="float">
            <text:p>71.6205230422885</text:p>
          </table:table-cell>
          <table:table-cell office:value-type="float" office:value="981.95850555347" calcext:value-type="float">
            <text:p>981.95850555347</text:p>
          </table:table-cell>
          <table:table-cell office:value-type="float" office:value="17540" calcext:value-type="float">
            <text:p>17540</text:p>
          </table:table-cell>
          <table:table-cell office:value-type="float" office:value="6692088" calcext:value-type="float">
            <text:p>6692088</text:p>
          </table:table-cell>
          <table:table-cell office:value-type="float" office:value="1668864" calcext:value-type="float">
            <text:p>1668864</text:p>
          </table:table-cell>
          <table:table-cell office:value-type="float" office:value="1676272" calcext:value-type="float">
            <text:p>1676272</text:p>
          </table:table-cell>
          <table:table-cell office:value-type="float" office:value="1778242" calcext:value-type="float">
            <text:p>1778242</text:p>
          </table:table-cell>
          <table:table-cell office:value-type="float" office:value="1854255" calcext:value-type="float">
            <text:p>1854255</text:p>
          </table:table-cell>
          <table:table-cell office:value-type="float" office:value="1240389" calcext:value-type="float">
            <text:p>1240389</text:p>
          </table:table-cell>
          <table:table-cell office:value-type="float" office:value="1663041" calcext:value-type="float">
            <text:p>1663041</text:p>
          </table:table-cell>
          <table:table-cell office:value-type="float" office:value="0.0104546559398956" calcext:value-type="float">
            <text:p>0.010454655939896</text:p>
          </table:table-cell>
          <table:table-cell office:value-type="float" office:value="3.98879575595805" calcext:value-type="float">
            <text:p>3.98879575595805</text:p>
          </table:table-cell>
          <table:table-cell office:value-type="float" office:value="0.994720577564308" calcext:value-type="float">
            <text:p>0.994720577564308</text:p>
          </table:table-cell>
          <table:table-cell office:value-type="float" office:value="0.999136090175639" calcext:value-type="float">
            <text:p>0.999136090175639</text:p>
          </table:table-cell>
          <table:table-cell office:value-type="float" office:value="1.05991495369851" calcext:value-type="float">
            <text:p>1.05991495369851</text:p>
          </table:table-cell>
          <table:table-cell office:value-type="float" office:value="1.10522223773268" calcext:value-type="float">
            <text:p>1.10522223773268</text:p>
          </table:table-cell>
          <table:table-cell office:value-type="float" office:value="0.73932954541797" calcext:value-type="float">
            <text:p>0.73932954541797</text:p>
          </table:table-cell>
          <table:table-cell office:value-type="float" office:value="0.991249798685288" calcext:value-type="float">
            <text:p>0.991249798685288</text:p>
          </table:table-cell>
          <table:table-cell office:value-type="float" office:value="-38.0170092602979" calcext:value-type="float">
            <text:p>-38.0170092602979</text:p>
          </table:table-cell>
          <table:table-cell office:value-type="float" office:value="-28.9555524534645" calcext:value-type="float">
            <text:p>-28.9555524534645</text:p>
          </table:table-cell>
          <table:table-cell office:value-type="float" office:value="-102.134090916406" calcext:value-type="float">
            <text:p>-102.134090916406</text:p>
          </table:table-cell>
        </table:table-row>
        <table:table-row table:style-name="ro1">
          <table:table-cell office:value-type="string" calcext:value-type="string">
            <text:p>2019-11-13 21:46:50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1.6530845413526" calcext:value-type="float">
            <text:p>71.6530845413526</text:p>
          </table:table-cell>
          <table:table-cell office:value-type="float" office:value="981.994559098728" calcext:value-type="float">
            <text:p>981.994559098728</text:p>
          </table:table-cell>
          <table:table-cell office:value-type="float" office:value="17498" calcext:value-type="float">
            <text:p>17498</text:p>
          </table:table-cell>
          <table:table-cell office:value-type="float" office:value="6664935" calcext:value-type="float">
            <text:p>6664935</text:p>
          </table:table-cell>
          <table:table-cell office:value-type="float" office:value="1662560" calcext:value-type="float">
            <text:p>1662560</text:p>
          </table:table-cell>
          <table:table-cell office:value-type="float" office:value="1672092" calcext:value-type="float">
            <text:p>1672092</text:p>
          </table:table-cell>
          <table:table-cell office:value-type="float" office:value="1825540" calcext:value-type="float">
            <text:p>1825540</text:p>
          </table:table-cell>
          <table:table-cell office:value-type="float" office:value="1930614" calcext:value-type="float">
            <text:p>1930614</text:p>
          </table:table-cell>
          <table:table-cell office:value-type="float" office:value="1244880" calcext:value-type="float">
            <text:p>1244880</text:p>
          </table:table-cell>
          <table:table-cell office:value-type="float" office:value="1663243" calcext:value-type="float">
            <text:p>1663243</text:p>
          </table:table-cell>
          <table:table-cell office:value-type="float" office:value="0.0104296219861057" calcext:value-type="float">
            <text:p>0.010429621986106</text:p>
          </table:table-cell>
          <table:table-cell office:value-type="float" office:value="3.97261130483285" calcext:value-type="float">
            <text:p>3.97261130483285</text:p>
          </table:table-cell>
          <table:table-cell office:value-type="float" office:value="0.990963100309742" calcext:value-type="float">
            <text:p>0.990963100309742</text:p>
          </table:table-cell>
          <table:table-cell office:value-type="float" office:value="0.996644615727021" calcext:value-type="float">
            <text:p>0.996644615727021</text:p>
          </table:table-cell>
          <table:table-cell office:value-type="float" office:value="1.0881067619451" calcext:value-type="float">
            <text:p>1.0881067619451</text:p>
          </table:table-cell>
          <table:table-cell office:value-type="float" office:value="1.15073575386235" calcext:value-type="float">
            <text:p>1.15073575386235</text:p>
          </table:table-cell>
          <table:table-cell office:value-type="float" office:value="0.742006390333937" calcext:value-type="float">
            <text:p>0.742006390333937</text:p>
          </table:table-cell>
          <table:table-cell office:value-type="float" office:value="0.991370200082088" calcext:value-type="float">
            <text:p>0.991370200082088</text:p>
          </table:table-cell>
          <table:table-cell office:value-type="float" office:value="-32.37864761098" calcext:value-type="float">
            <text:p>-32.37864761098</text:p>
          </table:table-cell>
          <table:table-cell office:value-type="float" office:value="-19.8528492275297" calcext:value-type="float">
            <text:p>-19.8528492275297</text:p>
          </table:table-cell>
          <table:table-cell office:value-type="float" office:value="-101.598721933213" calcext:value-type="float">
            <text:p>-101.598721933213</text:p>
          </table:table-cell>
        </table:table-row>
        <table:table-row table:style-name="ro1">
          <table:table-cell office:value-type="string" calcext:value-type="string">
            <text:p>2019-11-13 21:46:51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6688011033598" calcext:value-type="float">
            <text:p>71.6688011033598</text:p>
          </table:table-cell>
          <table:table-cell office:value-type="float" office:value="981.95850555347" calcext:value-type="float">
            <text:p>981.95850555347</text:p>
          </table:table-cell>
          <table:table-cell office:value-type="float" office:value="17541" calcext:value-type="float">
            <text:p>17541</text:p>
          </table:table-cell>
          <table:table-cell office:value-type="float" office:value="6689846" calcext:value-type="float">
            <text:p>6689846</text:p>
          </table:table-cell>
          <table:table-cell office:value-type="float" office:value="1665635" calcext:value-type="float">
            <text:p>1665635</text:p>
          </table:table-cell>
          <table:table-cell office:value-type="float" office:value="1676453" calcext:value-type="float">
            <text:p>1676453</text:p>
          </table:table-cell>
          <table:table-cell office:value-type="float" office:value="1858804" calcext:value-type="float">
            <text:p>1858804</text:p>
          </table:table-cell>
          <table:table-cell office:value-type="float" office:value="1950777" calcext:value-type="float">
            <text:p>1950777</text:p>
          </table:table-cell>
          <table:table-cell office:value-type="float" office:value="1246819" calcext:value-type="float">
            <text:p>1246819</text:p>
          </table:table-cell>
          <table:table-cell office:value-type="float" office:value="1666176" calcext:value-type="float">
            <text:p>1666176</text:p>
          </table:table-cell>
          <table:table-cell office:value-type="float" office:value="0.0104552519864144" calcext:value-type="float">
            <text:p>0.010455251986415</text:p>
          </table:table-cell>
          <table:table-cell office:value-type="float" office:value="3.98745941966288" calcext:value-type="float">
            <text:p>3.98745941966288</text:p>
          </table:table-cell>
          <table:table-cell office:value-type="float" office:value="0.992795943355077" calcext:value-type="float">
            <text:p>0.992795943355077</text:p>
          </table:table-cell>
          <table:table-cell office:value-type="float" office:value="0.999243974595544" calcext:value-type="float">
            <text:p>0.999243974595544</text:p>
          </table:table-cell>
          <table:table-cell office:value-type="float" office:value="1.10793365334674" calcext:value-type="float">
            <text:p>1.10793365334674</text:p>
          </table:table-cell>
          <table:table-cell office:value-type="float" office:value="1.16275383982108" calcext:value-type="float">
            <text:p>1.16275383982108</text:p>
          </table:table-cell>
          <table:table-cell office:value-type="float" office:value="0.743162124533906" calcext:value-type="float">
            <text:p>0.743162124533906</text:p>
          </table:table-cell>
          <table:table-cell office:value-type="float" office:value="0.993118404521752" calcext:value-type="float">
            <text:p>0.993118404521752</text:p>
          </table:table-cell>
          <table:table-cell office:value-type="float" office:value="-28.4132693306529" calcext:value-type="float">
            <text:p>-28.4132693306529</text:p>
          </table:table-cell>
          <table:table-cell office:value-type="float" office:value="-17.4492320357838" calcext:value-type="float">
            <text:p>-17.4492320357838</text:p>
          </table:table-cell>
          <table:table-cell office:value-type="float" office:value="-101.367575093219" calcext:value-type="float">
            <text:p>-101.367575093219</text:p>
          </table:table-cell>
        </table:table-row>
        <table:table-row table:style-name="ro1">
          <table:table-cell office:value-type="string" calcext:value-type="string">
            <text:p>2019-11-13 21:46:52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6741652894452" calcext:value-type="float">
            <text:p>71.6741652894452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17488" calcext:value-type="float">
            <text:p>17488</text:p>
          </table:table-cell>
          <table:table-cell office:value-type="float" office:value="6653397" calcext:value-type="float">
            <text:p>6653397</text:p>
          </table:table-cell>
          <table:table-cell office:value-type="float" office:value="1676859" calcext:value-type="float">
            <text:p>1676859</text:p>
          </table:table-cell>
          <table:table-cell office:value-type="float" office:value="1688546" calcext:value-type="float">
            <text:p>1688546</text:p>
          </table:table-cell>
          <table:table-cell office:value-type="float" office:value="1583115" calcext:value-type="float">
            <text:p>1583115</text:p>
          </table:table-cell>
          <table:table-cell office:value-type="float" office:value="1570594" calcext:value-type="float">
            <text:p>1570594</text:p>
          </table:table-cell>
          <table:table-cell office:value-type="float" office:value="1252018" calcext:value-type="float">
            <text:p>1252018</text:p>
          </table:table-cell>
          <table:table-cell office:value-type="float" office:value="1676897" calcext:value-type="float">
            <text:p>1676897</text:p>
          </table:table-cell>
          <table:table-cell office:value-type="float" office:value="0.0104236615209176" calcext:value-type="float">
            <text:p>0.010423661520918</text:p>
          </table:table-cell>
          <table:table-cell office:value-type="float" office:value="3.96573412009884" calcext:value-type="float">
            <text:p>3.96573412009884</text:p>
          </table:table-cell>
          <table:table-cell office:value-type="float" office:value="0.99948596948218" calcext:value-type="float">
            <text:p>0.99948596948218</text:p>
          </table:table-cell>
          <table:table-cell office:value-type="float" office:value="1.00645196514749" calcext:value-type="float">
            <text:p>1.00645196514749</text:p>
          </table:table-cell>
          <table:table-cell office:value-type="float" office:value="0.943610184623025" calcext:value-type="float">
            <text:p>0.943610184623025</text:p>
          </table:table-cell>
          <table:table-cell office:value-type="float" office:value="0.936147086161028" calcext:value-type="float">
            <text:p>0.936147086161028</text:p>
          </table:table-cell>
          <table:table-cell office:value-type="float" office:value="0.74626097038519" calcext:value-type="float">
            <text:p>0.74626097038519</text:p>
          </table:table-cell>
          <table:table-cell office:value-type="float" office:value="0.999508619249894" calcext:value-type="float">
            <text:p>0.999508619249894</text:p>
          </table:table-cell>
          <table:table-cell office:value-type="float" office:value="-61.277963075395" calcext:value-type="float">
            <text:p>-61.277963075395</text:p>
          </table:table-cell>
          <table:table-cell office:value-type="float" office:value="-62.7705827677945" calcext:value-type="float">
            <text:p>-62.7705827677945</text:p>
          </table:table-cell>
          <table:table-cell office:value-type="float" office:value="-100.747805922962" calcext:value-type="float">
            <text:p>-100.747805922962</text:p>
          </table:table-cell>
        </table:table-row>
        <table:table-row table:style-name="ro1">
          <table:table-cell office:value-type="string" calcext:value-type="string">
            <text:p>2019-11-13 21:46:53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1.684517219149" calcext:value-type="float">
            <text:p>71.684517219149</text:p>
          </table:table-cell>
          <table:table-cell office:value-type="float" office:value="981.922452524123" calcext:value-type="float">
            <text:p>981.922452524123</text:p>
          </table:table-cell>
          <table:table-cell office:value-type="float" office:value="17533" calcext:value-type="float">
            <text:p>17533</text:p>
          </table:table-cell>
          <table:table-cell office:value-type="float" office:value="6685723" calcext:value-type="float">
            <text:p>6685723</text:p>
          </table:table-cell>
          <table:table-cell office:value-type="float" office:value="1664650" calcext:value-type="float">
            <text:p>1664650</text:p>
          </table:table-cell>
          <table:table-cell office:value-type="float" office:value="1677897" calcext:value-type="float">
            <text:p>1677897</text:p>
          </table:table-cell>
          <table:table-cell office:value-type="float" office:value="1876330" calcext:value-type="float">
            <text:p>1876330</text:p>
          </table:table-cell>
          <table:table-cell office:value-type="float" office:value="1951293" calcext:value-type="float">
            <text:p>1951293</text:p>
          </table:table-cell>
          <table:table-cell office:value-type="float" office:value="1253942" calcext:value-type="float">
            <text:p>1253942</text:p>
          </table:table-cell>
          <table:table-cell office:value-type="float" office:value="1662966" calcext:value-type="float">
            <text:p>1662966</text:p>
          </table:table-cell>
          <table:table-cell office:value-type="float" office:value="0.010450483614264" calcext:value-type="float">
            <text:p>0.010450483614264</text:p>
          </table:table-cell>
          <table:table-cell office:value-type="float" office:value="3.98500191986584" calcext:value-type="float">
            <text:p>3.98500191986584</text:p>
          </table:table-cell>
          <table:table-cell office:value-type="float" office:value="0.99220883753405" calcext:value-type="float">
            <text:p>0.99220883753405</text:p>
          </table:table-cell>
          <table:table-cell office:value-type="float" office:value="1.0001046657687" calcext:value-type="float">
            <text:p>1.0001046657687</text:p>
          </table:table-cell>
          <table:table-cell office:value-type="float" office:value="1.11837996463537" calcext:value-type="float">
            <text:p>1.11837996463537</text:p>
          </table:table-cell>
          <table:table-cell office:value-type="float" office:value="1.16306139982479" calcext:value-type="float">
            <text:p>1.16306139982479</text:p>
          </table:table-cell>
          <table:table-cell office:value-type="float" office:value="0.747407763887377" calcext:value-type="float">
            <text:p>0.747407763887377</text:p>
          </table:table-cell>
          <table:table-cell office:value-type="float" office:value="0.991205095196377" calcext:value-type="float">
            <text:p>0.991205095196377</text:p>
          </table:table-cell>
          <table:table-cell office:value-type="float" office:value="-26.3240070729264" calcext:value-type="float">
            <text:p>-26.3240070729264</text:p>
          </table:table-cell>
          <table:table-cell office:value-type="float" office:value="-17.3877200350428" calcext:value-type="float">
            <text:p>-17.3877200350428</text:p>
          </table:table-cell>
          <table:table-cell office:value-type="float" office:value="-100.518447222525" calcext:value-type="float">
            <text:p>-100.518447222525</text:p>
          </table:table-cell>
        </table:table-row>
        <table:table-row table:style-name="ro1">
          <table:table-cell office:value-type="string" calcext:value-type="string">
            <text:p>2019-11-13 21:46:55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6848936358625" calcext:value-type="float">
            <text:p>71.6848936358625</text:p>
          </table:table-cell>
          <table:table-cell office:value-type="float" office:value="981.903417625711" calcext:value-type="float">
            <text:p>981.903417625711</text:p>
          </table:table-cell>
          <table:table-cell office:value-type="float" office:value="17523" calcext:value-type="float">
            <text:p>17523</text:p>
          </table:table-cell>
          <table:table-cell office:value-type="float" office:value="6665731" calcext:value-type="float">
            <text:p>6665731</text:p>
          </table:table-cell>
          <table:table-cell office:value-type="float" office:value="1660373" calcext:value-type="float">
            <text:p>1660373</text:p>
          </table:table-cell>
          <table:table-cell office:value-type="float" office:value="1674395" calcext:value-type="float">
            <text:p>1674395</text:p>
          </table:table-cell>
          <table:table-cell office:value-type="float" office:value="1913482" calcext:value-type="float">
            <text:p>1913482</text:p>
          </table:table-cell>
          <table:table-cell office:value-type="float" office:value="1830596" calcext:value-type="float">
            <text:p>1830596</text:p>
          </table:table-cell>
          <table:table-cell office:value-type="float" office:value="1255241" calcext:value-type="float">
            <text:p>1255241</text:p>
          </table:table-cell>
          <table:table-cell office:value-type="float" office:value="1660753" calcext:value-type="float">
            <text:p>1660753</text:p>
          </table:table-cell>
          <table:table-cell office:value-type="float" office:value="0.0104445231490759" calcext:value-type="float">
            <text:p>0.010444523149076</text:p>
          </table:table-cell>
          <table:table-cell office:value-type="float" office:value="3.97308575786182" calcext:value-type="float">
            <text:p>3.97308575786182</text:p>
          </table:table-cell>
          <table:table-cell office:value-type="float" office:value="0.989659546573108" calcext:value-type="float">
            <text:p>0.989659546573108</text:p>
          </table:table-cell>
          <table:table-cell office:value-type="float" office:value="0.998017310859836" calcext:value-type="float">
            <text:p>0.998017310859836</text:p>
          </table:table-cell>
          <table:table-cell office:value-type="float" office:value="1.14052428490213" calcext:value-type="float">
            <text:p>1.14052428490213</text:p>
          </table:table-cell>
          <table:table-cell office:value-type="float" office:value="1.09112037314419" calcext:value-type="float">
            <text:p>1.09112037314419</text:p>
          </table:table-cell>
          <table:table-cell office:value-type="float" office:value="0.748182028315309" calcext:value-type="float">
            <text:p>0.748182028315309</text:p>
          </table:table-cell>
          <table:table-cell office:value-type="float" office:value="0.989886044250255" calcext:value-type="float">
            <text:p>0.989886044250255</text:p>
          </table:table-cell>
          <table:table-cell office:value-type="float" office:value="-21.895143019574" calcext:value-type="float">
            <text:p>-21.895143019574</text:p>
          </table:table-cell>
          <table:table-cell office:value-type="float" office:value="-31.7759253711611" calcext:value-type="float">
            <text:p>-31.7759253711611</text:p>
          </table:table-cell>
          <table:table-cell office:value-type="float" office:value="-100.363594336938" calcext:value-type="float">
            <text:p>-100.363594336938</text:p>
          </table:table-cell>
        </table:table-row>
        <table:table-row table:style-name="ro1">
          <table:table-cell office:value-type="string" calcext:value-type="string">
            <text:p>2019-11-13 21:46:56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1.7059735693856" calcext:value-type="float">
            <text:p>71.7059735693856</text:p>
          </table:table-cell>
          <table:table-cell office:value-type="float" office:value="981.922452524123" calcext:value-type="float">
            <text:p>981.922452524123</text:p>
          </table:table-cell>
          <table:table-cell office:value-type="float" office:value="17535" calcext:value-type="float">
            <text:p>17535</text:p>
          </table:table-cell>
          <table:table-cell office:value-type="float" office:value="6688908" calcext:value-type="float">
            <text:p>6688908</text:p>
          </table:table-cell>
          <table:table-cell office:value-type="float" office:value="1667630" calcext:value-type="float">
            <text:p>1667630</text:p>
          </table:table-cell>
          <table:table-cell office:value-type="float" office:value="1678434" calcext:value-type="float">
            <text:p>1678434</text:p>
          </table:table-cell>
          <table:table-cell office:value-type="float" office:value="1928513" calcext:value-type="float">
            <text:p>1928513</text:p>
          </table:table-cell>
          <table:table-cell office:value-type="float" office:value="1811637" calcext:value-type="float">
            <text:p>1811637</text:p>
          </table:table-cell>
          <table:table-cell office:value-type="float" office:value="1257576" calcext:value-type="float">
            <text:p>1257576</text:p>
          </table:table-cell>
          <table:table-cell office:value-type="float" office:value="1662235" calcext:value-type="float">
            <text:p>1662235</text:p>
          </table:table-cell>
          <table:table-cell office:value-type="float" office:value="0.0104516757073016" calcext:value-type="float">
            <text:p>0.010451675707302</text:p>
          </table:table-cell>
          <table:table-cell office:value-type="float" office:value="3.98690032802824" calcext:value-type="float">
            <text:p>3.98690032802824</text:p>
          </table:table-cell>
          <table:table-cell office:value-type="float" office:value="0.993985056160099" calcext:value-type="float">
            <text:p>0.993985056160099</text:p>
          </table:table-cell>
          <table:table-cell office:value-type="float" office:value="1.0004247427493" calcext:value-type="float">
            <text:p>1.0004247427493</text:p>
          </table:table-cell>
          <table:table-cell office:value-type="float" office:value="1.14948346012634" calcext:value-type="float">
            <text:p>1.14948346012634</text:p>
          </table:table-cell>
          <table:table-cell office:value-type="float" office:value="1.07981992719411" calcext:value-type="float">
            <text:p>1.07981992719411</text:p>
          </table:table-cell>
          <table:table-cell office:value-type="float" office:value="0.749573796936726" calcext:value-type="float">
            <text:p>0.749573796936726</text:p>
          </table:table-cell>
          <table:table-cell office:value-type="float" office:value="0.990769385191129" calcext:value-type="float">
            <text:p>0.990769385191129</text:p>
          </table:table-cell>
          <table:table-cell office:value-type="float" office:value="-20.1033079747329" calcext:value-type="float">
            <text:p>-20.1033079747329</text:p>
          </table:table-cell>
          <table:table-cell office:value-type="float" office:value="-34.036014561178" calcext:value-type="float">
            <text:p>-34.036014561178</text:p>
          </table:table-cell>
          <table:table-cell office:value-type="float" office:value="-100.085240612655" calcext:value-type="float">
            <text:p>-100.085240612655</text:p>
          </table:table-cell>
        </table:table-row>
        <table:table-row table:style-name="ro1">
          <table:table-cell office:value-type="string" calcext:value-type="string">
            <text:p>2019-11-13 21:46:57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1.6948688653544" calcext:value-type="float">
            <text:p>71.6948688653544</text:p>
          </table:table-cell>
          <table:table-cell office:value-type="float" office:value="981.996574121603" calcext:value-type="float">
            <text:p>981.996574121603</text:p>
          </table:table-cell>
          <table:table-cell office:value-type="float" office:value="17485" calcext:value-type="float">
            <text:p>17485</text:p>
          </table:table-cell>
          <table:table-cell office:value-type="float" office:value="6648060" calcext:value-type="float">
            <text:p>6648060</text:p>
          </table:table-cell>
          <table:table-cell office:value-type="float" office:value="1662417" calcext:value-type="float">
            <text:p>1662417</text:p>
          </table:table-cell>
          <table:table-cell office:value-type="float" office:value="1671202" calcext:value-type="float">
            <text:p>1671202</text:p>
          </table:table-cell>
          <table:table-cell office:value-type="float" office:value="1814027" calcext:value-type="float">
            <text:p>1814027</text:p>
          </table:table-cell>
          <table:table-cell office:value-type="float" office:value="1935302" calcext:value-type="float">
            <text:p>1935302</text:p>
          </table:table-cell>
          <table:table-cell office:value-type="float" office:value="1258995" calcext:value-type="float">
            <text:p>1258995</text:p>
          </table:table-cell>
          <table:table-cell office:value-type="float" office:value="1661893" calcext:value-type="float">
            <text:p>1661893</text:p>
          </table:table-cell>
          <table:table-cell office:value-type="float" office:value="0.0104218733813612" calcext:value-type="float">
            <text:p>0.010421873381361</text:p>
          </table:table-cell>
          <table:table-cell office:value-type="float" office:value="3.96255301982796" calcext:value-type="float">
            <text:p>3.96255301982796</text:p>
          </table:table-cell>
          <table:table-cell office:value-type="float" office:value="0.990877865657552" calcext:value-type="float">
            <text:p>0.990877865657552</text:p>
          </table:table-cell>
          <table:table-cell office:value-type="float" office:value="0.996114134325282" calcext:value-type="float">
            <text:p>0.996114134325282</text:p>
          </table:table-cell>
          <table:table-cell office:value-type="float" office:value="1.08124447837406" calcext:value-type="float">
            <text:p>1.08124447837406</text:p>
          </table:table-cell>
          <table:table-cell office:value-type="float" office:value="1.15353001994252" calcext:value-type="float">
            <text:p>1.15353001994252</text:p>
          </table:table-cell>
          <table:table-cell office:value-type="float" office:value="0.750419586946915" calcext:value-type="float">
            <text:p>0.750419586946915</text:p>
          </table:table-cell>
          <table:table-cell office:value-type="float" office:value="0.990565537281696" calcext:value-type="float">
            <text:p>0.990565537281696</text:p>
          </table:table-cell>
          <table:table-cell office:value-type="float" office:value="-33.7511043251877" calcext:value-type="float">
            <text:p>-33.7511043251877</text:p>
          </table:table-cell>
          <table:table-cell office:value-type="float" office:value="-19.2939960114951" calcext:value-type="float">
            <text:p>-19.2939960114951</text:p>
          </table:table-cell>
          <table:table-cell office:value-type="float" office:value="-99.916082610617" calcext:value-type="float">
            <text:p>-99.916082610617</text:p>
          </table:table-cell>
        </table:table-row>
        <table:table-row table:style-name="ro1">
          <table:table-cell office:value-type="string" calcext:value-type="string">
            <text:p>2019-11-13 21:46:58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7385348528785" calcext:value-type="float">
            <text:p>71.7385348528785</text:p>
          </table:table-cell>
          <table:table-cell office:value-type="float" office:value="981.95850555347" calcext:value-type="float">
            <text:p>981.95850555347</text:p>
          </table:table-cell>
          <table:table-cell office:value-type="float" office:value="17500" calcext:value-type="float">
            <text:p>17500</text:p>
          </table:table-cell>
          <table:table-cell office:value-type="float" office:value="6664327" calcext:value-type="float">
            <text:p>6664327</text:p>
          </table:table-cell>
          <table:table-cell office:value-type="float" office:value="1664118" calcext:value-type="float">
            <text:p>1664118</text:p>
          </table:table-cell>
          <table:table-cell office:value-type="float" office:value="1678855" calcext:value-type="float">
            <text:p>1678855</text:p>
          </table:table-cell>
          <table:table-cell office:value-type="float" office:value="1925974" calcext:value-type="float">
            <text:p>1925974</text:p>
          </table:table-cell>
          <table:table-cell office:value-type="float" office:value="1814322" calcext:value-type="float">
            <text:p>1814322</text:p>
          </table:table-cell>
          <table:table-cell office:value-type="float" office:value="1256534" calcext:value-type="float">
            <text:p>1256534</text:p>
          </table:table-cell>
          <table:table-cell office:value-type="float" office:value="1660315" calcext:value-type="float">
            <text:p>1660315</text:p>
          </table:table-cell>
          <table:table-cell office:value-type="float" office:value="0.0104308140791433" calcext:value-type="float">
            <text:p>0.010430814079143</text:p>
          </table:table-cell>
          <table:table-cell office:value-type="float" office:value="3.97224890854942" calcext:value-type="float">
            <text:p>3.97224890854942</text:p>
          </table:table-cell>
          <table:table-cell office:value-type="float" office:value="0.991891740786045" calcext:value-type="float">
            <text:p>0.991891740786045</text:p>
          </table:table-cell>
          <table:table-cell office:value-type="float" office:value="1.00067567833372" calcext:value-type="float">
            <text:p>1.00067567833372</text:p>
          </table:table-cell>
          <table:table-cell office:value-type="float" office:value="1.14797009801508" calcext:value-type="float">
            <text:p>1.14797009801508</text:p>
          </table:table-cell>
          <table:table-cell office:value-type="float" office:value="1.08142031209711" calcext:value-type="float">
            <text:p>1.08142031209711</text:p>
          </table:table-cell>
          <table:table-cell office:value-type="float" office:value="0.748952716464128" calcext:value-type="float">
            <text:p>0.748952716464128</text:p>
          </table:table-cell>
          <table:table-cell office:value-type="float" office:value="0.989624975875017" calcext:value-type="float">
            <text:p>0.989624975875017</text:p>
          </table:table-cell>
          <table:table-cell office:value-type="float" office:value="-20.4059803969837" calcext:value-type="float">
            <text:p>-20.4059803969837</text:p>
          </table:table-cell>
          <table:table-cell office:value-type="float" office:value="-33.715937580578" calcext:value-type="float">
            <text:p>-33.715937580578</text:p>
          </table:table-cell>
          <table:table-cell office:value-type="float" office:value="-100.209456707174" calcext:value-type="float">
            <text:p>-100.209456707174</text:p>
          </table:table-cell>
        </table:table-row>
        <table:table-row table:style-name="ro1">
          <table:table-cell office:value-type="string" calcext:value-type="string">
            <text:p>2019-11-13 21:47:00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7170784690862" calcext:value-type="float">
            <text:p>71.7170784690862</text:p>
          </table:table-cell>
          <table:table-cell office:value-type="float" office:value="981.986049550095" calcext:value-type="float">
            <text:p>981.986049550095</text:p>
          </table:table-cell>
          <table:table-cell office:value-type="float" office:value="153092" calcext:value-type="float">
            <text:p>153092</text:p>
          </table:table-cell>
          <table:table-cell office:value-type="float" office:value="6681789" calcext:value-type="float">
            <text:p>6681789</text:p>
          </table:table-cell>
          <table:table-cell office:value-type="float" office:value="1667471" calcext:value-type="float">
            <text:p>1667471</text:p>
          </table:table-cell>
          <table:table-cell office:value-type="float" office:value="1677930" calcext:value-type="float">
            <text:p>1677930</text:p>
          </table:table-cell>
          <table:table-cell office:value-type="float" office:value="1932074" calcext:value-type="float">
            <text:p>1932074</text:p>
          </table:table-cell>
          <table:table-cell office:value-type="float" office:value="1816565" calcext:value-type="float">
            <text:p>1816565</text:p>
          </table:table-cell>
          <table:table-cell office:value-type="float" office:value="1258250" calcext:value-type="float">
            <text:p>1258250</text:p>
          </table:table-cell>
          <table:table-cell office:value-type="float" office:value="1661530" calcext:value-type="float">
            <text:p>1661530</text:p>
          </table:table-cell>
          <table:table-cell office:value-type="float" office:value="0.0912499536573832" calcext:value-type="float">
            <text:p>0.091249953657383</text:p>
          </table:table-cell>
          <table:table-cell office:value-type="float" office:value="3.98265707286085" calcext:value-type="float">
            <text:p>3.98265707286085</text:p>
          </table:table-cell>
          <table:table-cell office:value-type="float" office:value="0.993890284763608" calcext:value-type="float">
            <text:p>0.993890284763608</text:p>
          </table:table-cell>
          <table:table-cell office:value-type="float" office:value="1.00012433530382" calcext:value-type="float">
            <text:p>1.00012433530382</text:p>
          </table:table-cell>
          <table:table-cell office:value-type="float" office:value="1.15160598177981" calcext:value-type="float">
            <text:p>1.15160598177981</text:p>
          </table:table-cell>
          <table:table-cell office:value-type="float" office:value="1.0827572444388" calcext:value-type="float">
            <text:p>1.0827572444388</text:p>
          </table:table-cell>
          <table:table-cell office:value-type="float" office:value="0.749975532290403" calcext:value-type="float">
            <text:p>0.749975532290403</text:p>
          </table:table-cell>
          <table:table-cell office:value-type="float" office:value="0.990349172395369" calcext:value-type="float">
            <text:p>0.990349172395369</text:p>
          </table:table-cell>
          <table:table-cell office:value-type="float" office:value="-19.6788036440377" calcext:value-type="float">
            <text:p>-19.6788036440377</text:p>
          </table:table-cell>
          <table:table-cell office:value-type="float" office:value="-33.4485511122407" calcext:value-type="float">
            <text:p>-33.4485511122407</text:p>
          </table:table-cell>
          <table:table-cell office:value-type="float" office:value="-100.004893541919" calcext:value-type="float">
            <text:p>-100.004893541919</text:p>
          </table:table-cell>
        </table:table-row>
        <table:table-row table:style-name="ro1">
          <table:table-cell office:value-type="string" calcext:value-type="string">
            <text:p>2019-11-13 21:47:01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6902577961943" calcext:value-type="float">
            <text:p>71.6902577961943</text:p>
          </table:table-cell>
          <table:table-cell office:value-type="float" office:value="981.95850555347" calcext:value-type="float">
            <text:p>981.95850555347</text:p>
          </table:table-cell>
          <table:table-cell office:value-type="float" office:value="17522" calcext:value-type="float">
            <text:p>17522</text:p>
          </table:table-cell>
          <table:table-cell office:value-type="float" office:value="6694644" calcext:value-type="float">
            <text:p>6694644</text:p>
          </table:table-cell>
          <table:table-cell office:value-type="float" office:value="1664824" calcext:value-type="float">
            <text:p>1664824</text:p>
          </table:table-cell>
          <table:table-cell office:value-type="float" office:value="1677197" calcext:value-type="float">
            <text:p>1677197</text:p>
          </table:table-cell>
          <table:table-cell office:value-type="float" office:value="1874806" calcext:value-type="float">
            <text:p>1874806</text:p>
          </table:table-cell>
          <table:table-cell office:value-type="float" office:value="1966973" calcext:value-type="float">
            <text:p>1966973</text:p>
          </table:table-cell>
          <table:table-cell office:value-type="float" office:value="1255257" calcext:value-type="float">
            <text:p>1255257</text:p>
          </table:table-cell>
          <table:table-cell office:value-type="float" office:value="1665959" calcext:value-type="float">
            <text:p>1665959</text:p>
          </table:table-cell>
          <table:table-cell office:value-type="float" office:value="0.0104439271025571" calcext:value-type="float">
            <text:p>0.010443927102557</text:p>
          </table:table-cell>
          <table:table-cell office:value-type="float" office:value="3.99031925086013" calcext:value-type="float">
            <text:p>3.99031925086013</text:p>
          </table:table-cell>
          <table:table-cell office:value-type="float" office:value="0.992312549628323" calcext:value-type="float">
            <text:p>0.992312549628323</text:p>
          </table:table-cell>
          <table:table-cell office:value-type="float" office:value="0.999687433205537" calcext:value-type="float">
            <text:p>0.999687433205537</text:p>
          </table:table-cell>
          <table:table-cell office:value-type="float" office:value="1.1174715897407" calcext:value-type="float">
            <text:p>1.1174715897407</text:p>
          </table:table-cell>
          <table:table-cell office:value-type="float" office:value="1.1724074092397" calcext:value-type="float">
            <text:p>1.1724074092397</text:p>
          </table:table-cell>
          <table:table-cell office:value-type="float" office:value="0.74819156505961" calcext:value-type="float">
            <text:p>0.74819156505961</text:p>
          </table:table-cell>
          <table:table-cell office:value-type="float" office:value="0.992989062427171" calcext:value-type="float">
            <text:p>0.992989062427171</text:p>
          </table:table-cell>
          <table:table-cell office:value-type="float" office:value="-26.5056820518591" calcext:value-type="float">
            <text:p>-26.5056820518591</text:p>
          </table:table-cell>
          <table:table-cell office:value-type="float" office:value="-15.5185181520603" calcext:value-type="float">
            <text:p>-15.5185181520603</text:p>
          </table:table-cell>
          <table:table-cell office:value-type="float" office:value="-100.361686988078" calcext:value-type="float">
            <text:p>-100.361686988078</text:p>
          </table:table-cell>
        </table:table-row>
        <table:table-row table:style-name="ro1">
          <table:table-cell office:value-type="string" calcext:value-type="string">
            <text:p>2019-11-13 21:47:02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6956219479417" calcext:value-type="float">
            <text:p>71.6956219479417</text:p>
          </table:table-cell>
          <table:table-cell office:value-type="float" office:value="981.986049550095" calcext:value-type="float">
            <text:p>981.986049550095</text:p>
          </table:table-cell>
          <table:table-cell office:value-type="float" office:value="17497" calcext:value-type="float">
            <text:p>17497</text:p>
          </table:table-cell>
          <table:table-cell office:value-type="float" office:value="6660346" calcext:value-type="float">
            <text:p>6660346</text:p>
          </table:table-cell>
          <table:table-cell office:value-type="float" office:value="1664763" calcext:value-type="float">
            <text:p>1664763</text:p>
          </table:table-cell>
          <table:table-cell office:value-type="float" office:value="1672061" calcext:value-type="float">
            <text:p>1672061</text:p>
          </table:table-cell>
          <table:table-cell office:value-type="float" office:value="1784250" calcext:value-type="float">
            <text:p>1784250</text:p>
          </table:table-cell>
          <table:table-cell office:value-type="float" office:value="1879543" calcext:value-type="float">
            <text:p>1879543</text:p>
          </table:table-cell>
          <table:table-cell office:value-type="float" office:value="1258049" calcext:value-type="float">
            <text:p>1258049</text:p>
          </table:table-cell>
          <table:table-cell office:value-type="float" office:value="1657809" calcext:value-type="float">
            <text:p>1657809</text:p>
          </table:table-cell>
          <table:table-cell office:value-type="float" office:value="0.0104290259395869" calcext:value-type="float">
            <text:p>0.010429025939587</text:p>
          </table:table-cell>
          <table:table-cell office:value-type="float" office:value="3.96987604735804" calcext:value-type="float">
            <text:p>3.96987604735804</text:p>
          </table:table-cell>
          <table:table-cell office:value-type="float" office:value="0.992276190790676" calcext:value-type="float">
            <text:p>0.992276190790676</text:p>
          </table:table-cell>
          <table:table-cell office:value-type="float" office:value="0.996626138284938" calcext:value-type="float">
            <text:p>0.996626138284938</text:p>
          </table:table-cell>
          <table:table-cell office:value-type="float" office:value="1.06349600118351" calcext:value-type="float">
            <text:p>1.06349600118351</text:p>
          </table:table-cell>
          <table:table-cell office:value-type="float" office:value="1.1202950621003" calcext:value-type="float">
            <text:p>1.1202950621003</text:p>
          </table:table-cell>
          <table:table-cell office:value-type="float" office:value="0.749855726940123" calcext:value-type="float">
            <text:p>0.749855726940123</text:p>
          </table:table-cell>
          <table:table-cell office:value-type="float" office:value="0.988131283298884" calcext:value-type="float">
            <text:p>0.988131283298884</text:p>
          </table:table-cell>
          <table:table-cell office:value-type="float" office:value="-37.300799763298" calcext:value-type="float">
            <text:p>-37.300799763298</text:p>
          </table:table-cell>
          <table:table-cell office:value-type="float" office:value="-25.9409875799403" calcext:value-type="float">
            <text:p>-25.9409875799403</text:p>
          </table:table-cell>
          <table:table-cell office:value-type="float" office:value="-100.028854611976" calcext:value-type="float">
            <text:p>-100.028854611976</text:p>
          </table:table-cell>
        </table:table-row>
        <table:table-row table:style-name="ro1">
          <table:table-cell office:value-type="string" calcext:value-type="string">
            <text:p>2019-11-13 21:47:03</text:p>
          </table:table-cell>
          <table:table-cell office:value-type="float" office:value="26.2014696189726" calcext:value-type="float">
            <text:p>26.2014696189726</text:p>
          </table:table-cell>
          <table:table-cell office:value-type="float" office:value="71.7320398737616" calcext:value-type="float">
            <text:p>71.7320398737616</text:p>
          </table:table-cell>
          <table:table-cell office:value-type="float" office:value="981.932977811147" calcext:value-type="float">
            <text:p>981.932977811147</text:p>
          </table:table-cell>
          <table:table-cell office:value-type="float" office:value="17485" calcext:value-type="float">
            <text:p>17485</text:p>
          </table:table-cell>
          <table:table-cell office:value-type="float" office:value="6655871" calcext:value-type="float">
            <text:p>6655871</text:p>
          </table:table-cell>
          <table:table-cell office:value-type="float" office:value="1662521" calcext:value-type="float">
            <text:p>1662521</text:p>
          </table:table-cell>
          <table:table-cell office:value-type="float" office:value="1674305" calcext:value-type="float">
            <text:p>1674305</text:p>
          </table:table-cell>
          <table:table-cell office:value-type="float" office:value="1938932" calcext:value-type="float">
            <text:p>1938932</text:p>
          </table:table-cell>
          <table:table-cell office:value-type="float" office:value="1811795" calcext:value-type="float">
            <text:p>1811795</text:p>
          </table:table-cell>
          <table:table-cell office:value-type="float" office:value="1253918" calcext:value-type="float">
            <text:p>1253918</text:p>
          </table:table-cell>
          <table:table-cell office:value-type="float" office:value="1661609" calcext:value-type="float">
            <text:p>1661609</text:p>
          </table:table-cell>
          <table:table-cell office:value-type="float" office:value="0.0104218733813612" calcext:value-type="float">
            <text:p>0.010421873381361</text:p>
          </table:table-cell>
          <table:table-cell office:value-type="float" office:value="3.96720873918637" calcext:value-type="float">
            <text:p>3.96720873918637</text:p>
          </table:table-cell>
          <table:table-cell office:value-type="float" office:value="0.990939854495508" calcext:value-type="float">
            <text:p>0.990939854495508</text:p>
          </table:table-cell>
          <table:table-cell office:value-type="float" office:value="0.997963666673144" calcext:value-type="float">
            <text:p>0.997963666673144</text:p>
          </table:table-cell>
          <table:table-cell office:value-type="float" office:value="1.1556936688058" calcext:value-type="float">
            <text:p>1.1556936688058</text:p>
          </table:table-cell>
          <table:table-cell office:value-type="float" office:value="1.07991410254408" calcext:value-type="float">
            <text:p>1.07991410254408</text:p>
          </table:table-cell>
          <table:table-cell office:value-type="float" office:value="0.747393458770926" calcext:value-type="float">
            <text:p>0.747393458770926</text:p>
          </table:table-cell>
          <table:table-cell office:value-type="float" office:value="0.990396260070355" calcext:value-type="float">
            <text:p>0.990396260070355</text:p>
          </table:table-cell>
          <table:table-cell office:value-type="float" office:value="-18.8612662388404" calcext:value-type="float">
            <text:p>-18.8612662388404</text:p>
          </table:table-cell>
          <table:table-cell office:value-type="float" office:value="-34.0171794911837" calcext:value-type="float">
            <text:p>-34.0171794911837</text:p>
          </table:table-cell>
          <table:table-cell office:value-type="float" office:value="-100.521308245815" calcext:value-type="float">
            <text:p>-100.521308245815</text:p>
          </table:table-cell>
        </table:table-row>
        <table:table-row table:style-name="ro1">
          <table:table-cell office:value-type="string" calcext:value-type="string">
            <text:p>2019-11-13 21:47:05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6956219479417" calcext:value-type="float">
            <text:p>71.6956219479417</text:p>
          </table:table-cell>
          <table:table-cell office:value-type="float" office:value="981.903417625711" calcext:value-type="float">
            <text:p>981.903417625711</text:p>
          </table:table-cell>
          <table:table-cell office:value-type="float" office:value="17497" calcext:value-type="float">
            <text:p>17497</text:p>
          </table:table-cell>
          <table:table-cell office:value-type="float" office:value="6693413" calcext:value-type="float">
            <text:p>6693413</text:p>
          </table:table-cell>
          <table:table-cell office:value-type="float" office:value="1665048" calcext:value-type="float">
            <text:p>1665048</text:p>
          </table:table-cell>
          <table:table-cell office:value-type="float" office:value="1675668" calcext:value-type="float">
            <text:p>1675668</text:p>
          </table:table-cell>
          <table:table-cell office:value-type="float" office:value="1862670" calcext:value-type="float">
            <text:p>1862670</text:p>
          </table:table-cell>
          <table:table-cell office:value-type="float" office:value="1962741" calcext:value-type="float">
            <text:p>1962741</text:p>
          </table:table-cell>
          <table:table-cell office:value-type="float" office:value="1252047" calcext:value-type="float">
            <text:p>1252047</text:p>
          </table:table-cell>
          <table:table-cell office:value-type="float" office:value="1665681" calcext:value-type="float">
            <text:p>1665681</text:p>
          </table:table-cell>
          <table:table-cell office:value-type="float" office:value="0.0104290259395869" calcext:value-type="float">
            <text:p>0.010429025939587</text:p>
          </table:table-cell>
          <table:table-cell office:value-type="float" office:value="3.98958551759547" calcext:value-type="float">
            <text:p>3.98958551759547</text:p>
          </table:table-cell>
          <table:table-cell office:value-type="float" office:value="0.992446064048536" calcext:value-type="float">
            <text:p>0.992446064048536</text:p>
          </table:table-cell>
          <table:table-cell office:value-type="float" office:value="0.998776078078279" calcext:value-type="float">
            <text:p>0.998776078078279</text:p>
          </table:table-cell>
          <table:table-cell office:value-type="float" office:value="1.11023796918845" calcext:value-type="float">
            <text:p>1.11023796918845</text:p>
          </table:table-cell>
          <table:table-cell office:value-type="float" office:value="1.1698849403721" calcext:value-type="float">
            <text:p>1.1698849403721</text:p>
          </table:table-cell>
          <table:table-cell office:value-type="float" office:value="0.746278255734236" calcext:value-type="float">
            <text:p>0.746278255734236</text:p>
          </table:table-cell>
          <table:table-cell office:value-type="float" office:value="0.992823361494942" calcext:value-type="float">
            <text:p>0.992823361494942</text:p>
          </table:table-cell>
          <table:table-cell office:value-type="float" office:value="-27.9524061623104" calcext:value-type="float">
            <text:p>-27.9524061623104</text:p>
          </table:table-cell>
          <table:table-cell office:value-type="float" office:value="-16.0230119255795" calcext:value-type="float">
            <text:p>-16.0230119255795</text:p>
          </table:table-cell>
          <table:table-cell office:value-type="float" office:value="-100.744348853153" calcext:value-type="float">
            <text:p>-100.744348853153</text:p>
          </table:table-cell>
        </table:table-row>
        <table:table-row table:style-name="ro1">
          <table:table-cell office:value-type="string" calcext:value-type="string">
            <text:p>2019-11-13 21:47:06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1.7216888963689" calcext:value-type="float">
            <text:p>71.7216888963689</text:p>
          </table:table-cell>
          <table:table-cell office:value-type="float" office:value="981.941487022485" calcext:value-type="float">
            <text:p>981.941487022485</text:p>
          </table:table-cell>
          <table:table-cell office:value-type="float" office:value="17498" calcext:value-type="float">
            <text:p>17498</text:p>
          </table:table-cell>
          <table:table-cell office:value-type="float" office:value="6662497" calcext:value-type="float">
            <text:p>6662497</text:p>
          </table:table-cell>
          <table:table-cell office:value-type="float" office:value="1664041" calcext:value-type="float">
            <text:p>1664041</text:p>
          </table:table-cell>
          <table:table-cell office:value-type="float" office:value="1674357" calcext:value-type="float">
            <text:p>1674357</text:p>
          </table:table-cell>
          <table:table-cell office:value-type="float" office:value="1941134" calcext:value-type="float">
            <text:p>1941134</text:p>
          </table:table-cell>
          <table:table-cell office:value-type="float" office:value="1819416" calcext:value-type="float">
            <text:p>1819416</text:p>
          </table:table-cell>
          <table:table-cell office:value-type="float" office:value="1250715" calcext:value-type="float">
            <text:p>1250715</text:p>
          </table:table-cell>
          <table:table-cell office:value-type="float" office:value="1661812" calcext:value-type="float">
            <text:p>1661812</text:p>
          </table:table-cell>
          <table:table-cell office:value-type="float" office:value="0.0104296219861057" calcext:value-type="float">
            <text:p>0.010429621986106</text:p>
          </table:table-cell>
          <table:table-cell office:value-type="float" office:value="3.97115814342" calcext:value-type="float">
            <text:p>3.97115814342</text:p>
          </table:table-cell>
          <table:table-cell office:value-type="float" office:value="0.991845845204096" calcext:value-type="float">
            <text:p>0.991845845204096</text:p>
          </table:table-cell>
          <table:table-cell office:value-type="float" office:value="0.997994661092122" calcext:value-type="float">
            <text:p>0.997994661092122</text:p>
          </table:table-cell>
          <table:table-cell office:value-type="float" office:value="1.15700616324021" calcext:value-type="float">
            <text:p>1.15700616324021</text:p>
          </table:table-cell>
          <table:table-cell office:value-type="float" office:value="1.08445657306392" calcext:value-type="float">
            <text:p>1.08445657306392</text:p>
          </table:table-cell>
          <table:table-cell office:value-type="float" office:value="0.745484321771183" calcext:value-type="float">
            <text:p>0.745484321771183</text:p>
          </table:table-cell>
          <table:table-cell office:value-type="float" office:value="0.990517257513673" calcext:value-type="float">
            <text:p>0.990517257513673</text:p>
          </table:table-cell>
          <table:table-cell office:value-type="float" office:value="-18.5987673519572" calcext:value-type="float">
            <text:p>-18.5987673519572</text:p>
          </table:table-cell>
          <table:table-cell office:value-type="float" office:value="-33.1086853872163" calcext:value-type="float">
            <text:p>-33.1086853872163</text:p>
          </table:table-cell>
          <table:table-cell office:value-type="float" office:value="-100.903135645763" calcext:value-type="float">
            <text:p>-100.903135645763</text:p>
          </table:table-cell>
        </table:table-row>
        <table:table-row table:style-name="ro1">
          <table:table-cell office:value-type="string" calcext:value-type="string">
            <text:p>2019-11-13 21:47:07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1.6948688653544" calcext:value-type="float">
            <text:p>71.6948688653544</text:p>
          </table:table-cell>
          <table:table-cell office:value-type="float" office:value="981.969030561129" calcext:value-type="float">
            <text:p>981.969030561129</text:p>
          </table:table-cell>
          <table:table-cell office:value-type="float" office:value="17541" calcext:value-type="float">
            <text:p>17541</text:p>
          </table:table-cell>
          <table:table-cell office:value-type="float" office:value="6694774" calcext:value-type="float">
            <text:p>6694774</text:p>
          </table:table-cell>
          <table:table-cell office:value-type="float" office:value="1665386" calcext:value-type="float">
            <text:p>1665386</text:p>
          </table:table-cell>
          <table:table-cell office:value-type="float" office:value="1671530" calcext:value-type="float">
            <text:p>1671530</text:p>
          </table:table-cell>
          <table:table-cell office:value-type="float" office:value="1792578" calcext:value-type="float">
            <text:p>1792578</text:p>
          </table:table-cell>
          <table:table-cell office:value-type="float" office:value="1892252" calcext:value-type="float">
            <text:p>1892252</text:p>
          </table:table-cell>
          <table:table-cell office:value-type="float" office:value="1250925" calcext:value-type="float">
            <text:p>1250925</text:p>
          </table:table-cell>
          <table:table-cell office:value-type="float" office:value="1661677" calcext:value-type="float">
            <text:p>1661677</text:p>
          </table:table-cell>
          <table:table-cell office:value-type="float" office:value="0.0104552519864144" calcext:value-type="float">
            <text:p>0.010455251986415</text:p>
          </table:table-cell>
          <table:table-cell office:value-type="float" office:value="3.99039673690757" calcext:value-type="float">
            <text:p>3.99039673690757</text:p>
          </table:table-cell>
          <table:table-cell office:value-type="float" office:value="0.992647527771894" calcext:value-type="float">
            <text:p>0.992647527771894</text:p>
          </table:table-cell>
          <table:table-cell office:value-type="float" office:value="0.996309637583451" calcext:value-type="float">
            <text:p>0.996309637583451</text:p>
          </table:table-cell>
          <table:table-cell office:value-type="float" office:value="1.06845987659214" calcext:value-type="float">
            <text:p>1.06845987659214</text:p>
          </table:table-cell>
          <table:table-cell office:value-type="float" office:value="1.12787021730783" calcext:value-type="float">
            <text:p>1.12787021730783</text:p>
          </table:table-cell>
          <table:table-cell office:value-type="float" office:value="0.745609491540133" calcext:value-type="float">
            <text:p>0.745609491540133</text:p>
          </table:table-cell>
          <table:table-cell office:value-type="float" office:value="0.990436791233634" calcext:value-type="float">
            <text:p>0.990436791233634</text:p>
          </table:table-cell>
          <table:table-cell office:value-type="float" office:value="-36.3080246815711" calcext:value-type="float">
            <text:p>-36.3080246815711</text:p>
          </table:table-cell>
          <table:table-cell office:value-type="float" office:value="-24.4259565384336" calcext:value-type="float">
            <text:p>-24.4259565384336</text:p>
          </table:table-cell>
          <table:table-cell office:value-type="float" office:value="-100.878101691973" calcext:value-type="float">
            <text:p>-100.878101691973</text:p>
          </table:table-cell>
        </table:table-row>
        <table:table-row table:style-name="ro1">
          <table:table-cell office:value-type="string" calcext:value-type="string">
            <text:p>2019-11-13 21:47:08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1.6791531101291" calcext:value-type="float">
            <text:p>71.6791531101291</text:p>
          </table:table-cell>
          <table:table-cell office:value-type="float" office:value="981.894908800148" calcext:value-type="float">
            <text:p>981.894908800148</text:p>
          </table:table-cell>
          <table:table-cell office:value-type="float" office:value="17537" calcext:value-type="float">
            <text:p>17537</text:p>
          </table:table-cell>
          <table:table-cell office:value-type="float" office:value="6672388" calcext:value-type="float">
            <text:p>6672388</text:p>
          </table:table-cell>
          <table:table-cell office:value-type="float" office:value="1664611" calcext:value-type="float">
            <text:p>1664611</text:p>
          </table:table-cell>
          <table:table-cell office:value-type="float" office:value="1674171" calcext:value-type="float">
            <text:p>1674171</text:p>
          </table:table-cell>
          <table:table-cell office:value-type="float" office:value="1935152" calcext:value-type="float">
            <text:p>1935152</text:p>
          </table:table-cell>
          <table:table-cell office:value-type="float" office:value="1821989" calcext:value-type="float">
            <text:p>1821989</text:p>
          </table:table-cell>
          <table:table-cell office:value-type="float" office:value="1246636" calcext:value-type="float">
            <text:p>1246636</text:p>
          </table:table-cell>
          <table:table-cell office:value-type="float" office:value="1660917" calcext:value-type="float">
            <text:p>1660917</text:p>
          </table:table-cell>
          <table:table-cell office:value-type="float" office:value="0.0104528678003392" calcext:value-type="float">
            <text:p>0.010452867800339</text:p>
          </table:table-cell>
          <table:table-cell office:value-type="float" office:value="3.97705363953753" calcext:value-type="float">
            <text:p>3.97705363953753</text:p>
          </table:table-cell>
          <table:table-cell office:value-type="float" office:value="0.992185591719817" calcext:value-type="float">
            <text:p>0.992185591719817</text:p>
          </table:table-cell>
          <table:table-cell office:value-type="float" office:value="0.997883796439623" calcext:value-type="float">
            <text:p>0.997883796439623</text:p>
          </table:table-cell>
          <table:table-cell office:value-type="float" office:value="1.1534406129647" calcext:value-type="float">
            <text:p>1.1534406129647</text:p>
          </table:table-cell>
          <table:table-cell office:value-type="float" office:value="1.08599020075681" calcext:value-type="float">
            <text:p>1.08599020075681</text:p>
          </table:table-cell>
          <table:table-cell office:value-type="float" office:value="0.743053048020965" calcext:value-type="float">
            <text:p>0.743053048020965</text:p>
          </table:table-cell>
          <table:table-cell office:value-type="float" office:value="0.98998379587934" calcext:value-type="float">
            <text:p>0.98998379587934</text:p>
          </table:table-cell>
          <table:table-cell office:value-type="float" office:value="-19.3118774070594" calcext:value-type="float">
            <text:p>-19.3118774070594</text:p>
          </table:table-cell>
          <table:table-cell office:value-type="float" office:value="-32.8019598486375" calcext:value-type="float">
            <text:p>-32.8019598486375</text:p>
          </table:table-cell>
          <table:table-cell office:value-type="float" office:value="-101.389390395807" calcext:value-type="float">
            <text:p>-101.389390395807</text:p>
          </table:table-cell>
        </table:table-row>
        <table:table-row table:style-name="ro1">
          <table:table-cell office:value-type="string" calcext:value-type="string">
            <text:p>2019-11-13 21:47:10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6795294669461" calcext:value-type="float">
            <text:p>71.6795294669461</text:p>
          </table:table-cell>
          <table:table-cell office:value-type="float" office:value="981.875873694577" calcext:value-type="float">
            <text:p>981.875873694577</text:p>
          </table:table-cell>
          <table:table-cell office:value-type="float" office:value="17498" calcext:value-type="float">
            <text:p>17498</text:p>
          </table:table-cell>
          <table:table-cell office:value-type="float" office:value="6659503" calcext:value-type="float">
            <text:p>6659503</text:p>
          </table:table-cell>
          <table:table-cell office:value-type="float" office:value="1661892" calcext:value-type="float">
            <text:p>1661892</text:p>
          </table:table-cell>
          <table:table-cell office:value-type="float" office:value="1671990" calcext:value-type="float">
            <text:p>1671990</text:p>
          </table:table-cell>
          <table:table-cell office:value-type="float" office:value="1860049" calcext:value-type="float">
            <text:p>1860049</text:p>
          </table:table-cell>
          <table:table-cell office:value-type="float" office:value="1957028" calcext:value-type="float">
            <text:p>1957028</text:p>
          </table:table-cell>
          <table:table-cell office:value-type="float" office:value="1243798" calcext:value-type="float">
            <text:p>1243798</text:p>
          </table:table-cell>
          <table:table-cell office:value-type="float" office:value="1665287" calcext:value-type="float">
            <text:p>1665287</text:p>
          </table:table-cell>
          <table:table-cell office:value-type="float" office:value="0.0104296219861057" calcext:value-type="float">
            <text:p>0.010429621986106</text:p>
          </table:table-cell>
          <table:table-cell office:value-type="float" office:value="3.96937358014269" calcext:value-type="float">
            <text:p>3.96937358014269</text:p>
          </table:table-cell>
          <table:table-cell office:value-type="float" office:value="0.990564941235177" calcext:value-type="float">
            <text:p>0.990564941235177</text:p>
          </table:table-cell>
          <table:table-cell office:value-type="float" office:value="0.996583818982103" calcext:value-type="float">
            <text:p>0.996583818982103</text:p>
          </table:table-cell>
          <table:table-cell office:value-type="float" office:value="1.10867573126265" calcext:value-type="float">
            <text:p>1.10867573126265</text:p>
          </table:table-cell>
          <table:table-cell office:value-type="float" office:value="1.16647972661015" calcext:value-type="float">
            <text:p>1.16647972661015</text:p>
          </table:table-cell>
          <table:table-cell office:value-type="float" office:value="0.741361468000587" calcext:value-type="float">
            <text:p>0.741361468000587</text:p>
          </table:table-cell>
          <table:table-cell office:value-type="float" office:value="0.992588519166532" calcext:value-type="float">
            <text:p>0.992588519166532</text:p>
          </table:table-cell>
          <table:table-cell office:value-type="float" office:value="-28.2648537474696" calcext:value-type="float">
            <text:p>-28.2648537474696</text:p>
          </table:table-cell>
          <table:table-cell office:value-type="float" office:value="-16.7040546779698" calcext:value-type="float">
            <text:p>-16.7040546779698</text:p>
          </table:table-cell>
          <table:table-cell office:value-type="float" office:value="-101.727706399883" calcext:value-type="float">
            <text:p>-101.727706399883</text:p>
          </table:table-cell>
        </table:table-row>
        <table:table-row table:style-name="ro1">
          <table:table-cell office:value-type="string" calcext:value-type="string">
            <text:p>2019-11-13 21:47:11</text:p>
          </table:table-cell>
          <table:table-cell office:value-type="float" office:value="26.2014696189726" calcext:value-type="float">
            <text:p>26.2014696189726</text:p>
          </table:table-cell>
          <table:table-cell office:value-type="float" office:value="71.7266759617899" calcext:value-type="float">
            <text:p>71.7266759617899</text:p>
          </table:table-cell>
          <table:table-cell office:value-type="float" office:value="981.932977811147" calcext:value-type="float">
            <text:p>981.932977811147</text:p>
          </table:table-cell>
          <table:table-cell office:value-type="float" office:value="17540" calcext:value-type="float">
            <text:p>17540</text:p>
          </table:table-cell>
          <table:table-cell office:value-type="float" office:value="6724359" calcext:value-type="float">
            <text:p>6724359</text:p>
          </table:table-cell>
          <table:table-cell office:value-type="float" office:value="1666155" calcext:value-type="float">
            <text:p>1666155</text:p>
          </table:table-cell>
          <table:table-cell office:value-type="float" office:value="1675836" calcext:value-type="float">
            <text:p>1675836</text:p>
          </table:table-cell>
          <table:table-cell office:value-type="float" office:value="1944256" calcext:value-type="float">
            <text:p>1944256</text:p>
          </table:table-cell>
          <table:table-cell office:value-type="float" office:value="1810090" calcext:value-type="float">
            <text:p>1810090</text:p>
          </table:table-cell>
          <table:table-cell office:value-type="float" office:value="1240765" calcext:value-type="float">
            <text:p>1240765</text:p>
          </table:table-cell>
          <table:table-cell office:value-type="float" office:value="1659085" calcext:value-type="float">
            <text:p>1659085</text:p>
          </table:table-cell>
          <table:table-cell office:value-type="float" office:value="0.0104546559398956" calcext:value-type="float">
            <text:p>0.010454655939896</text:p>
          </table:table-cell>
          <table:table-cell office:value-type="float" office:value="4.00803077316651" calcext:value-type="float">
            <text:p>4.00803077316651</text:p>
          </table:table-cell>
          <table:table-cell office:value-type="float" office:value="0.993105887544857" calcext:value-type="float">
            <text:p>0.993105887544857</text:p>
          </table:table-cell>
          <table:table-cell office:value-type="float" office:value="0.998876213893439" calcext:value-type="float">
            <text:p>0.998876213893439</text:p>
          </table:table-cell>
          <table:table-cell office:value-type="float" office:value="1.15886702047193" calcext:value-type="float">
            <text:p>1.15886702047193</text:p>
          </table:table-cell>
          <table:table-cell office:value-type="float" office:value="1.07889784322951" calcext:value-type="float">
            <text:p>1.07889784322951</text:p>
          </table:table-cell>
          <table:table-cell office:value-type="float" office:value="0.739553658909042" calcext:value-type="float">
            <text:p>0.739553658909042</text:p>
          </table:table-cell>
          <table:table-cell office:value-type="float" office:value="0.988891838656883" calcext:value-type="float">
            <text:p>0.988891838656883</text:p>
          </table:table-cell>
          <table:table-cell office:value-type="float" office:value="-18.2265959056134" calcext:value-type="float">
            <text:p>-18.2265959056134</text:p>
          </table:table-cell>
          <table:table-cell office:value-type="float" office:value="-34.2204313540973" calcext:value-type="float">
            <text:p>-34.2204313540973</text:p>
          </table:table-cell>
          <table:table-cell office:value-type="float" office:value="-102.089268218192" calcext:value-type="float">
            <text:p>-102.089268218192</text:p>
          </table:table-cell>
        </table:table-row>
        <table:table-row table:style-name="ro1">
          <table:table-cell office:value-type="string" calcext:value-type="string">
            <text:p>2019-11-13 21:47:12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1.7488858578119" calcext:value-type="float">
            <text:p>71.7488858578119</text:p>
          </table:table-cell>
          <table:table-cell office:value-type="float" office:value="981.977540037561" calcext:value-type="float">
            <text:p>981.977540037561</text:p>
          </table:table-cell>
          <table:table-cell office:value-type="float" office:value="17493" calcext:value-type="float">
            <text:p>17493</text:p>
          </table:table-cell>
          <table:table-cell office:value-type="float" office:value="6660305" calcext:value-type="float">
            <text:p>6660305</text:p>
          </table:table-cell>
          <table:table-cell office:value-type="float" office:value="1662094" calcext:value-type="float">
            <text:p>1662094</text:p>
          </table:table-cell>
          <table:table-cell office:value-type="float" office:value="1670488" calcext:value-type="float">
            <text:p>1670488</text:p>
          </table:table-cell>
          <table:table-cell office:value-type="float" office:value="1833440" calcext:value-type="float">
            <text:p>1833440</text:p>
          </table:table-cell>
          <table:table-cell office:value-type="float" office:value="1937633" calcext:value-type="float">
            <text:p>1937633</text:p>
          </table:table-cell>
          <table:table-cell office:value-type="float" office:value="1240469" calcext:value-type="float">
            <text:p>1240469</text:p>
          </table:table-cell>
          <table:table-cell office:value-type="float" office:value="1661125" calcext:value-type="float">
            <text:p>1661125</text:p>
          </table:table-cell>
          <table:table-cell office:value-type="float" office:value="0.0104266417535116" calcext:value-type="float">
            <text:p>0.010426641753512</text:p>
          </table:table-cell>
          <table:table-cell office:value-type="float" office:value="3.96985160945077" calcext:value-type="float">
            <text:p>3.96985160945077</text:p>
          </table:table-cell>
          <table:table-cell office:value-type="float" office:value="0.990685342631977" calcext:value-type="float">
            <text:p>0.990685342631977</text:p>
          </table:table-cell>
          <table:table-cell office:value-type="float" office:value="0.995688557110853" calcext:value-type="float">
            <text:p>0.995688557110853</text:p>
          </table:table-cell>
          <table:table-cell office:value-type="float" office:value="1.09281552944368" calcext:value-type="float">
            <text:p>1.09281552944368</text:p>
          </table:table-cell>
          <table:table-cell office:value-type="float" office:value="1.15491940437787" calcext:value-type="float">
            <text:p>1.15491940437787</text:p>
          </table:table-cell>
          <table:table-cell office:value-type="float" office:value="0.739377229139475" calcext:value-type="float">
            <text:p>0.739377229139475</text:p>
          </table:table-cell>
          <table:table-cell office:value-type="float" office:value="0.990107773555252" calcext:value-type="float">
            <text:p>0.990107773555252</text:p>
          </table:table-cell>
          <table:table-cell office:value-type="float" office:value="-31.436894111263" calcext:value-type="float">
            <text:p>-31.436894111263</text:p>
          </table:table-cell>
          <table:table-cell office:value-type="float" office:value="-19.0161191244267" calcext:value-type="float">
            <text:p>-19.0161191244267</text:p>
          </table:table-cell>
          <table:table-cell office:value-type="float" office:value="-102.124554172105" calcext:value-type="float">
            <text:p>-102.124554172105</text:p>
          </table:table-cell>
        </table:table-row>
        <table:table-row table:style-name="ro1">
          <table:table-cell office:value-type="string" calcext:value-type="string">
            <text:p>2019-11-13 21:47:13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7760831940117" calcext:value-type="float">
            <text:p>71.7760831940117</text:p>
          </table:table-cell>
          <table:table-cell office:value-type="float" office:value="982.041137608835" calcext:value-type="float">
            <text:p>982.041137608835</text:p>
          </table:table-cell>
          <table:table-cell office:value-type="float" office:value="17485" calcext:value-type="float">
            <text:p>17485</text:p>
          </table:table-cell>
          <table:table-cell office:value-type="float" office:value="6682837" calcext:value-type="float">
            <text:p>6682837</text:p>
          </table:table-cell>
          <table:table-cell office:value-type="float" office:value="1664974" calcext:value-type="float">
            <text:p>1664974</text:p>
          </table:table-cell>
          <table:table-cell office:value-type="float" office:value="1673099" calcext:value-type="float">
            <text:p>1673099</text:p>
          </table:table-cell>
          <table:table-cell office:value-type="float" office:value="1832115" calcext:value-type="float">
            <text:p>1832115</text:p>
          </table:table-cell>
          <table:table-cell office:value-type="float" office:value="1934616" calcext:value-type="float">
            <text:p>1934616</text:p>
          </table:table-cell>
          <table:table-cell office:value-type="float" office:value="1238631" calcext:value-type="float">
            <text:p>1238631</text:p>
          </table:table-cell>
          <table:table-cell office:value-type="float" office:value="1663629" calcext:value-type="float">
            <text:p>1663629</text:p>
          </table:table-cell>
          <table:table-cell office:value-type="float" office:value="0.0104218733813612" calcext:value-type="float">
            <text:p>0.010421873381361</text:p>
          </table:table-cell>
          <table:table-cell office:value-type="float" office:value="3.98328172961256" calcext:value-type="float">
            <text:p>3.98328172961256</text:p>
          </table:table-cell>
          <table:table-cell office:value-type="float" office:value="0.992401956606144" calcext:value-type="float">
            <text:p>0.992401956606144</text:p>
          </table:table-cell>
          <table:table-cell office:value-type="float" office:value="0.997244834571461" calcext:value-type="float">
            <text:p>0.997244834571461</text:p>
          </table:table-cell>
          <table:table-cell office:value-type="float" office:value="1.09202576780626" calcext:value-type="float">
            <text:p>1.09202576780626</text:p>
          </table:table-cell>
          <table:table-cell office:value-type="float" office:value="1.15312113203062" calcext:value-type="float">
            <text:p>1.15312113203062</text:p>
          </table:table-cell>
          <table:table-cell office:value-type="float" office:value="0.738281695637905" calcext:value-type="float">
            <text:p>0.738281695637905</text:p>
          </table:table-cell>
          <table:table-cell office:value-type="float" office:value="0.991600274038348" calcext:value-type="float">
            <text:p>0.991600274038348</text:p>
          </table:table-cell>
          <table:table-cell office:value-type="float" office:value="-31.5948464387472" calcext:value-type="float">
            <text:p>-31.5948464387472</text:p>
          </table:table-cell>
          <table:table-cell office:value-type="float" office:value="-19.3757735938756" calcext:value-type="float">
            <text:p>-19.3757735938756</text:p>
          </table:table-cell>
          <table:table-cell office:value-type="float" office:value="-102.343660872419" calcext:value-type="float">
            <text:p>-102.343660872419</text:p>
          </table:table-cell>
        </table:table-row>
        <table:table-row table:style-name="ro1">
          <table:table-cell office:value-type="string" calcext:value-type="string">
            <text:p>2019-11-13 21:47:14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7760831940117" calcext:value-type="float">
            <text:p>71.7760831940117</text:p>
          </table:table-cell>
          <table:table-cell office:value-type="float" office:value="981.875873694577" calcext:value-type="float">
            <text:p>981.875873694577</text:p>
          </table:table-cell>
          <table:table-cell office:value-type="float" office:value="17502" calcext:value-type="float">
            <text:p>17502</text:p>
          </table:table-cell>
          <table:table-cell office:value-type="float" office:value="6660303" calcext:value-type="float">
            <text:p>6660303</text:p>
          </table:table-cell>
          <table:table-cell office:value-type="float" office:value="1670434" calcext:value-type="float">
            <text:p>1670434</text:p>
          </table:table-cell>
          <table:table-cell office:value-type="float" office:value="1680607" calcext:value-type="float">
            <text:p>1680607</text:p>
          </table:table-cell>
          <table:table-cell office:value-type="float" office:value="1617431" calcext:value-type="float">
            <text:p>1617431</text:p>
          </table:table-cell>
          <table:table-cell office:value-type="float" office:value="1592015" calcext:value-type="float">
            <text:p>1592015</text:p>
          </table:table-cell>
          <table:table-cell office:value-type="float" office:value="1663843" calcext:value-type="float">
            <text:p>1663843</text:p>
          </table:table-cell>
          <table:table-cell office:value-type="float" office:value="1667136" calcext:value-type="float">
            <text:p>1667136</text:p>
          </table:table-cell>
          <table:table-cell office:value-type="float" office:value="0.0104320061721809" calcext:value-type="float">
            <text:p>0.010432006172181</text:p>
          </table:table-cell>
          <table:table-cell office:value-type="float" office:value="3.96985041735773" calcext:value-type="float">
            <text:p>3.96985041735773</text:p>
          </table:table-cell>
          <table:table-cell office:value-type="float" office:value="0.995656370598837" calcext:value-type="float">
            <text:p>0.995656370598837</text:p>
          </table:table-cell>
          <table:table-cell office:value-type="float" office:value="1.00171995183467" calcext:value-type="float">
            <text:p>1.00171995183467</text:p>
          </table:table-cell>
          <table:table-cell office:value-type="float" office:value="0.964064116962447" calcext:value-type="float">
            <text:p>0.964064116962447</text:p>
          </table:table-cell>
          <table:table-cell office:value-type="float" office:value="0.948914998640418" calcext:value-type="float">
            <text:p>0.948914998640418</text:p>
          </table:table-cell>
          <table:table-cell office:value-type="float" office:value="0.991727827993372" calcext:value-type="float">
            <text:p>0.991727827993372</text:p>
          </table:table-cell>
          <table:table-cell office:value-type="float" office:value="0.993690609179808" calcext:value-type="float">
            <text:p>0.993690609179808</text:p>
          </table:table-cell>
          <table:table-cell office:value-type="float" office:value="-57.1871766075106" calcext:value-type="float">
            <text:p>-57.1871766075106</text:p>
          </table:table-cell>
          <table:table-cell office:value-type="float" office:value="-60.2170002719164" calcext:value-type="float">
            <text:p>-60.2170002719164</text:p>
          </table:table-cell>
          <table:table-cell office:value-type="float" office:value="-51.6544344013255" calcext:value-type="float">
            <text:p>-51.6544344013255</text:p>
          </table:table-cell>
        </table:table-row>
        <table:table-row table:style-name="ro1">
          <table:table-cell office:value-type="string" calcext:value-type="string">
            <text:p>2019-11-13 21:47:16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7278066781513" calcext:value-type="float">
            <text:p>71.7278066781513</text:p>
          </table:table-cell>
          <table:table-cell office:value-type="float" office:value="981.95850555347" calcext:value-type="float">
            <text:p>981.95850555347</text:p>
          </table:table-cell>
          <table:table-cell office:value-type="float" office:value="17521" calcext:value-type="float">
            <text:p>17521</text:p>
          </table:table-cell>
          <table:table-cell office:value-type="float" office:value="6687882" calcext:value-type="float">
            <text:p>6687882</text:p>
          </table:table-cell>
          <table:table-cell office:value-type="float" office:value="1672336" calcext:value-type="float">
            <text:p>1672336</text:p>
          </table:table-cell>
          <table:table-cell office:value-type="float" office:value="1681783" calcext:value-type="float">
            <text:p>1681783</text:p>
          </table:table-cell>
          <table:table-cell office:value-type="float" office:value="1613109" calcext:value-type="float">
            <text:p>1613109</text:p>
          </table:table-cell>
          <table:table-cell office:value-type="float" office:value="1592321" calcext:value-type="float">
            <text:p>1592321</text:p>
          </table:table-cell>
          <table:table-cell office:value-type="float" office:value="1630514" calcext:value-type="float">
            <text:p>1630514</text:p>
          </table:table-cell>
          <table:table-cell office:value-type="float" office:value="1667420" calcext:value-type="float">
            <text:p>1667420</text:p>
          </table:table-cell>
          <table:table-cell office:value-type="float" office:value="0.0104433310560383" calcext:value-type="float">
            <text:p>0.010443331056038</text:p>
          </table:table-cell>
          <table:table-cell office:value-type="float" office:value="3.98628878429994" calcext:value-type="float">
            <text:p>3.98628878429994</text:p>
          </table:table-cell>
          <table:table-cell office:value-type="float" office:value="0.99679005107761" calcext:value-type="float">
            <text:p>0.99679005107761</text:p>
          </table:table-cell>
          <table:table-cell office:value-type="float" office:value="1.00242090254079" calcext:value-type="float">
            <text:p>1.00242090254079</text:p>
          </table:table-cell>
          <table:table-cell office:value-type="float" office:value="0.961488003908158" calcext:value-type="float">
            <text:p>0.961488003908158</text:p>
          </table:table-cell>
          <table:table-cell office:value-type="float" office:value="0.949097388875173" calcext:value-type="float">
            <text:p>0.949097388875173</text:p>
          </table:table-cell>
          <table:table-cell office:value-type="float" office:value="0.971862193568014" calcext:value-type="float">
            <text:p>0.971862193568014</text:p>
          </table:table-cell>
          <table:table-cell office:value-type="float" office:value="0.993859886391149" calcext:value-type="float">
            <text:p>0.993859886391149</text:p>
          </table:table-cell>
          <table:table-cell office:value-type="float" office:value="-57.7023992183684" calcext:value-type="float">
            <text:p>-57.7023992183684</text:p>
          </table:table-cell>
          <table:table-cell office:value-type="float" office:value="-60.1805222249654" calcext:value-type="float">
            <text:p>-60.1805222249654</text:p>
          </table:table-cell>
          <table:table-cell office:value-type="float" office:value="-55.6275612863971" calcext:value-type="float">
            <text:p>-55.6275612863971</text:p>
          </table:table-cell>
        </table:table-row>
        <table:table-row table:style-name="ro1">
          <table:table-cell office:value-type="string" calcext:value-type="string">
            <text:p>2019-11-13 21:47:17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1.6841407928598" calcext:value-type="float">
            <text:p>71.6841407928598</text:p>
          </table:table-cell>
          <table:table-cell office:value-type="float" office:value="981.886400010685" calcext:value-type="float">
            <text:p>981.886400010685</text:p>
          </table:table-cell>
          <table:table-cell office:value-type="float" office:value="158728" calcext:value-type="float">
            <text:p>158728</text:p>
          </table:table-cell>
          <table:table-cell office:value-type="float" office:value="6695800" calcext:value-type="float">
            <text:p>6695800</text:p>
          </table:table-cell>
          <table:table-cell office:value-type="float" office:value="1672374" calcext:value-type="float">
            <text:p>1672374</text:p>
          </table:table-cell>
          <table:table-cell office:value-type="float" office:value="1682786" calcext:value-type="float">
            <text:p>1682786</text:p>
          </table:table-cell>
          <table:table-cell office:value-type="float" office:value="1616753" calcext:value-type="float">
            <text:p>1616753</text:p>
          </table:table-cell>
          <table:table-cell office:value-type="float" office:value="1591991" calcext:value-type="float">
            <text:p>1591991</text:p>
          </table:table-cell>
          <table:table-cell office:value-type="float" office:value="1512084" calcext:value-type="float">
            <text:p>1512084</text:p>
          </table:table-cell>
          <table:table-cell office:value-type="float" office:value="1671154" calcext:value-type="float">
            <text:p>1671154</text:p>
          </table:table-cell>
          <table:table-cell office:value-type="float" office:value="0.0946092718373861" calcext:value-type="float">
            <text:p>0.094609271837386</text:p>
          </table:table-cell>
          <table:table-cell office:value-type="float" office:value="3.99100828063587" calcext:value-type="float">
            <text:p>3.99100828063587</text:p>
          </table:table-cell>
          <table:table-cell office:value-type="float" office:value="0.996812700845325" calcext:value-type="float">
            <text:p>0.996812700845325</text:p>
          </table:table-cell>
          <table:table-cell office:value-type="float" office:value="1.00301873719916" calcext:value-type="float">
            <text:p>1.00301873719916</text:p>
          </table:table-cell>
          <table:table-cell office:value-type="float" office:value="0.963659997422695" calcext:value-type="float">
            <text:p>0.963659997422695</text:p>
          </table:table-cell>
          <table:table-cell office:value-type="float" office:value="0.948900693523966" calcext:value-type="float">
            <text:p>0.948900693523966</text:p>
          </table:table-cell>
          <table:table-cell office:value-type="float" office:value="0.901272404345561" calcext:value-type="float">
            <text:p>0.901272404345561</text:p>
          </table:table-cell>
          <table:table-cell office:value-type="float" office:value="0.996085524092379" calcext:value-type="float">
            <text:p>0.996085524092379</text:p>
          </table:table-cell>
          <table:table-cell office:value-type="float" office:value="-57.268000515461" calcext:value-type="float">
            <text:p>-57.268000515461</text:p>
          </table:table-cell>
          <table:table-cell office:value-type="float" office:value="-60.2198612952067" calcext:value-type="float">
            <text:p>-60.2198612952067</text:p>
          </table:table-cell>
          <table:table-cell office:value-type="float" office:value="-69.7455191308879" calcext:value-type="float">
            <text:p>-69.7455191308879</text:p>
          </table:table-cell>
        </table:table-row>
        <table:table-row table:style-name="ro1">
          <table:table-cell office:value-type="string" calcext:value-type="string">
            <text:p>2019-11-13 21:47:18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1.7274297822732" calcext:value-type="float">
            <text:p>71.7274297822732</text:p>
          </table:table-cell>
          <table:table-cell office:value-type="float" office:value="981.949996269927" calcext:value-type="float">
            <text:p>981.949996269927</text:p>
          </table:table-cell>
          <table:table-cell office:value-type="float" office:value="17525" calcext:value-type="float">
            <text:p>17525</text:p>
          </table:table-cell>
          <table:table-cell office:value-type="float" office:value="6661998" calcext:value-type="float">
            <text:p>6661998</text:p>
          </table:table-cell>
          <table:table-cell office:value-type="float" office:value="1669738" calcext:value-type="float">
            <text:p>1669738</text:p>
          </table:table-cell>
          <table:table-cell office:value-type="float" office:value="1679079" calcext:value-type="float">
            <text:p>1679079</text:p>
          </table:table-cell>
          <table:table-cell office:value-type="float" office:value="1616266" calcext:value-type="float">
            <text:p>1616266</text:p>
          </table:table-cell>
          <table:table-cell office:value-type="float" office:value="1589502" calcext:value-type="float">
            <text:p>1589502</text:p>
          </table:table-cell>
          <table:table-cell office:value-type="float" office:value="1716645" calcext:value-type="float">
            <text:p>1716645</text:p>
          </table:table-cell>
          <table:table-cell office:value-type="float" office:value="1669044" calcext:value-type="float">
            <text:p>1669044</text:p>
          </table:table-cell>
          <table:table-cell office:value-type="float" office:value="0.0104457152421135" calcext:value-type="float">
            <text:p>0.010445715242114</text:p>
          </table:table-cell>
          <table:table-cell office:value-type="float" office:value="3.97086071620711" calcext:value-type="float">
            <text:p>3.97086071620711</text:p>
          </table:table-cell>
          <table:table-cell office:value-type="float" office:value="0.995241522221747" calcext:value-type="float">
            <text:p>0.995241522221747</text:p>
          </table:table-cell>
          <table:table-cell office:value-type="float" office:value="1.00080919275393" calcext:value-type="float">
            <text:p>1.00080919275393</text:p>
          </table:table-cell>
          <table:table-cell office:value-type="float" office:value="0.963369722768035" calcext:value-type="float">
            <text:p>0.963369722768035</text:p>
          </table:table-cell>
          <table:table-cell office:value-type="float" office:value="0.947417133738653" calcext:value-type="float">
            <text:p>0.947417133738653</text:p>
          </table:table-cell>
          <table:table-cell office:value-type="float" office:value="1.02320027627948" calcext:value-type="float">
            <text:p>1.02320027627948</text:p>
          </table:table-cell>
          <table:table-cell office:value-type="float" office:value="0.994827865937694" calcext:value-type="float">
            <text:p>0.994827865937694</text:p>
          </table:table-cell>
          <table:table-cell office:value-type="float" office:value="-57.326055446393" calcext:value-type="float">
            <text:p>-57.326055446393</text:p>
          </table:table-cell>
          <table:table-cell office:value-type="float" office:value="-60.5165732522694" calcext:value-type="float">
            <text:p>-60.5165732522694</text:p>
          </table:table-cell>
          <table:table-cell office:value-type="float" office:value="-45.3599447441035" calcext:value-type="float">
            <text:p>-45.3599447441035</text:p>
          </table:table-cell>
        </table:table-row>
        <table:table-row table:style-name="ro1">
          <table:table-cell office:value-type="string" calcext:value-type="string">
            <text:p>2019-11-13 21:47:19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1.7270528768194" calcext:value-type="float">
            <text:p>71.7270528768194</text:p>
          </table:table-cell>
          <table:table-cell office:value-type="float" office:value="981.969030561129" calcext:value-type="float">
            <text:p>981.969030561129</text:p>
          </table:table-cell>
          <table:table-cell office:value-type="float" office:value="17484" calcext:value-type="float">
            <text:p>17484</text:p>
          </table:table-cell>
          <table:table-cell office:value-type="float" office:value="6657918" calcext:value-type="float">
            <text:p>6657918</text:p>
          </table:table-cell>
          <table:table-cell office:value-type="float" office:value="1669671" calcext:value-type="float">
            <text:p>1669671</text:p>
          </table:table-cell>
          <table:table-cell office:value-type="float" office:value="1680639" calcext:value-type="float">
            <text:p>1680639</text:p>
          </table:table-cell>
          <table:table-cell office:value-type="float" office:value="1621378" calcext:value-type="float">
            <text:p>1621378</text:p>
          </table:table-cell>
          <table:table-cell office:value-type="float" office:value="1584487" calcext:value-type="float">
            <text:p>1584487</text:p>
          </table:table-cell>
          <table:table-cell office:value-type="float" office:value="1646126" calcext:value-type="float">
            <text:p>1646126</text:p>
          </table:table-cell>
          <table:table-cell office:value-type="float" office:value="1669069" calcext:value-type="float">
            <text:p>1669069</text:p>
          </table:table-cell>
          <table:table-cell office:value-type="float" office:value="0.0104212773348424" calcext:value-type="float">
            <text:p>0.010421277334842</text:p>
          </table:table-cell>
          <table:table-cell office:value-type="float" office:value="3.96842884641038" calcext:value-type="float">
            <text:p>3.96842884641038</text:p>
          </table:table-cell>
          <table:table-cell office:value-type="float" office:value="0.995201587104986" calcext:value-type="float">
            <text:p>0.995201587104986</text:p>
          </table:table-cell>
          <table:table-cell office:value-type="float" office:value="1.00173902532327" calcext:value-type="float">
            <text:p>1.00173902532327</text:p>
          </table:table-cell>
          <table:table-cell office:value-type="float" office:value="0.966416712572183" calcext:value-type="float">
            <text:p>0.966416712572183</text:p>
          </table:table-cell>
          <table:table-cell office:value-type="float" office:value="0.94442796044683" calcext:value-type="float">
            <text:p>0.94442796044683</text:p>
          </table:table-cell>
          <table:table-cell office:value-type="float" office:value="0.981167671819648" calcext:value-type="float">
            <text:p>0.981167671819648</text:p>
          </table:table-cell>
          <table:table-cell office:value-type="float" office:value="0.994842767100664" calcext:value-type="float">
            <text:p>0.994842767100664</text:p>
          </table:table-cell>
          <table:table-cell office:value-type="float" office:value="-56.7166574855635" calcext:value-type="float">
            <text:p>-56.7166574855635</text:p>
          </table:table-cell>
          <table:table-cell office:value-type="float" office:value="-61.114407910634" calcext:value-type="float">
            <text:p>-61.114407910634</text:p>
          </table:table-cell>
          <table:table-cell office:value-type="float" office:value="-53.7664656360704" calcext:value-type="float">
            <text:p>-53.7664656360704</text:p>
          </table:table-cell>
        </table:table-row>
        <table:table-row table:style-name="ro1">
          <table:table-cell office:value-type="string" calcext:value-type="string">
            <text:p>2019-11-13 21:47:21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1.7699644113955" calcext:value-type="float">
            <text:p>71.7699644113955</text:p>
          </table:table-cell>
          <table:table-cell office:value-type="float" office:value="981.913943505671" calcext:value-type="float">
            <text:p>981.913943505671</text:p>
          </table:table-cell>
          <table:table-cell office:value-type="float" office:value="17496" calcext:value-type="float">
            <text:p>17496</text:p>
          </table:table-cell>
          <table:table-cell office:value-type="float" office:value="6656347" calcext:value-type="float">
            <text:p>6656347</text:p>
          </table:table-cell>
          <table:table-cell office:value-type="float" office:value="1668555" calcext:value-type="float">
            <text:p>1668555</text:p>
          </table:table-cell>
          <table:table-cell office:value-type="float" office:value="1680711" calcext:value-type="float">
            <text:p>1680711</text:p>
          </table:table-cell>
          <table:table-cell office:value-type="float" office:value="1621411" calcext:value-type="float">
            <text:p>1621411</text:p>
          </table:table-cell>
          <table:table-cell office:value-type="float" office:value="1585400" calcext:value-type="float">
            <text:p>1585400</text:p>
          </table:table-cell>
          <table:table-cell office:value-type="float" office:value="1525290" calcext:value-type="float">
            <text:p>1525290</text:p>
          </table:table-cell>
          <table:table-cell office:value-type="float" office:value="1671620" calcext:value-type="float">
            <text:p>1671620</text:p>
          </table:table-cell>
          <table:table-cell office:value-type="float" office:value="0.0104284298930681" calcext:value-type="float">
            <text:p>0.010428429893068</text:p>
          </table:table-cell>
          <table:table-cell office:value-type="float" office:value="3.96749245732933" calcext:value-type="float">
            <text:p>3.96749245732933</text:p>
          </table:table-cell>
          <table:table-cell office:value-type="float" office:value="0.994536399189997" calcext:value-type="float">
            <text:p>0.994536399189997</text:p>
          </table:table-cell>
          <table:table-cell office:value-type="float" office:value="1.00178194067263" calcext:value-type="float">
            <text:p>1.00178194067263</text:p>
          </table:table-cell>
          <table:table-cell office:value-type="float" office:value="0.966436382107303" calcext:value-type="float">
            <text:p>0.966436382107303</text:p>
          </table:table-cell>
          <table:table-cell office:value-type="float" office:value="0.944972150918502" calcext:value-type="float">
            <text:p>0.944972150918502</text:p>
          </table:table-cell>
          <table:table-cell office:value-type="float" office:value="0.909143794672942" calcext:value-type="float">
            <text:p>0.909143794672942</text:p>
          </table:table-cell>
          <table:table-cell office:value-type="float" office:value="0.996363281770144" calcext:value-type="float">
            <text:p>0.996363281770144</text:p>
          </table:table-cell>
          <table:table-cell office:value-type="float" office:value="-56.7127235785393" calcext:value-type="float">
            <text:p>-56.7127235785393</text:p>
          </table:table-cell>
          <table:table-cell office:value-type="float" office:value="-61.0055698162997" calcext:value-type="float">
            <text:p>-61.0055698162997</text:p>
          </table:table-cell>
          <table:table-cell office:value-type="float" office:value="-68.1712410654117" calcext:value-type="float">
            <text:p>-68.1712410654117</text:p>
          </table:table-cell>
        </table:table-row>
        <table:table-row table:style-name="ro1">
          <table:table-cell office:value-type="string" calcext:value-type="string">
            <text:p>2019-11-13 21:47:22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1.7646004996179" calcext:value-type="float">
            <text:p>71.7646004996179</text:p>
          </table:table-cell>
          <table:table-cell office:value-type="float" office:value="981.913943505671" calcext:value-type="float">
            <text:p>981.913943505671</text:p>
          </table:table-cell>
          <table:table-cell office:value-type="float" office:value="17497" calcext:value-type="float">
            <text:p>17497</text:p>
          </table:table-cell>
          <table:table-cell office:value-type="float" office:value="6656548" calcext:value-type="float">
            <text:p>6656548</text:p>
          </table:table-cell>
          <table:table-cell office:value-type="float" office:value="1669397" calcext:value-type="float">
            <text:p>1669397</text:p>
          </table:table-cell>
          <table:table-cell office:value-type="float" office:value="1678892" calcext:value-type="float">
            <text:p>1678892</text:p>
          </table:table-cell>
          <table:table-cell office:value-type="float" office:value="1618016" calcext:value-type="float">
            <text:p>1618016</text:p>
          </table:table-cell>
          <table:table-cell office:value-type="float" office:value="1584094" calcext:value-type="float">
            <text:p>1584094</text:p>
          </table:table-cell>
          <table:table-cell office:value-type="float" office:value="1643011" calcext:value-type="float">
            <text:p>1643011</text:p>
          </table:table-cell>
          <table:table-cell office:value-type="float" office:value="1670417" calcext:value-type="float">
            <text:p>1670417</text:p>
          </table:table-cell>
          <table:table-cell office:value-type="float" office:value="0.0104290259395869" calcext:value-type="float">
            <text:p>0.010429025939587</text:p>
          </table:table-cell>
          <table:table-cell office:value-type="float" office:value="3.96761226267961" calcext:value-type="float">
            <text:p>3.96761226267961</text:p>
          </table:table-cell>
          <table:table-cell office:value-type="float" office:value="0.995038270358833" calcext:value-type="float">
            <text:p>0.995038270358833</text:p>
          </table:table-cell>
          <table:table-cell office:value-type="float" office:value="1.00069773205492" calcext:value-type="float">
            <text:p>1.00069773205492</text:p>
          </table:table-cell>
          <table:table-cell office:value-type="float" office:value="0.96441280417595" calcext:value-type="float">
            <text:p>0.96441280417595</text:p>
          </table:table-cell>
          <table:table-cell office:value-type="float" office:value="0.944193714164938" calcext:value-type="float">
            <text:p>0.944193714164938</text:p>
          </table:table-cell>
          <table:table-cell office:value-type="float" office:value="0.97931098691356" calcext:value-type="float">
            <text:p>0.97931098691356</text:p>
          </table:table-cell>
          <table:table-cell office:value-type="float" office:value="0.995646237808017" calcext:value-type="float">
            <text:p>0.995646237808017</text:p>
          </table:table-cell>
          <table:table-cell office:value-type="float" office:value="-57.1174391648101" calcext:value-type="float">
            <text:p>-57.1174391648101</text:p>
          </table:table-cell>
          <table:table-cell office:value-type="float" office:value="-61.1612571670124" calcext:value-type="float">
            <text:p>-61.1612571670124</text:p>
          </table:table-cell>
          <table:table-cell office:value-type="float" office:value="-54.137802617288" calcext:value-type="float">
            <text:p>-54.137802617288</text:p>
          </table:table-cell>
        </table:table-row>
        <table:table-row table:style-name="ro1">
          <table:table-cell office:value-type="string" calcext:value-type="string">
            <text:p>2019-11-13 21:47:23</text:p>
          </table:table-cell>
          <table:table-cell office:value-type="float" office:value="26.1964155435562" calcext:value-type="float">
            <text:p>26.1964155435562</text:p>
          </table:table-cell>
          <table:table-cell office:value-type="float" office:value="71.7584820208908" calcext:value-type="float">
            <text:p>71.7584820208908</text:p>
          </table:table-cell>
          <table:table-cell office:value-type="float" office:value="981.896925577077" calcext:value-type="float">
            <text:p>981.896925577077</text:p>
          </table:table-cell>
          <table:table-cell office:value-type="float" office:value="17501" calcext:value-type="float">
            <text:p>17501</text:p>
          </table:table-cell>
          <table:table-cell office:value-type="float" office:value="6659300" calcext:value-type="float">
            <text:p>6659300</text:p>
          </table:table-cell>
          <table:table-cell office:value-type="float" office:value="1670994" calcext:value-type="float">
            <text:p>1670994</text:p>
          </table:table-cell>
          <table:table-cell office:value-type="float" office:value="1680663" calcext:value-type="float">
            <text:p>1680663</text:p>
          </table:table-cell>
          <table:table-cell office:value-type="float" office:value="1621738" calcext:value-type="float">
            <text:p>1621738</text:p>
          </table:table-cell>
          <table:table-cell office:value-type="float" office:value="1578936" calcext:value-type="float">
            <text:p>1578936</text:p>
          </table:table-cell>
          <table:table-cell office:value-type="float" office:value="1660461" calcext:value-type="float">
            <text:p>1660461</text:p>
          </table:table-cell>
          <table:table-cell office:value-type="float" office:value="1665531" calcext:value-type="float">
            <text:p>1665531</text:p>
          </table:table-cell>
          <table:table-cell office:value-type="float" office:value="0.0104314101256621" calcext:value-type="float">
            <text:p>0.010431410125662</text:p>
          </table:table-cell>
          <table:table-cell office:value-type="float" office:value="3.96925258269937" calcext:value-type="float">
            <text:p>3.96925258269937</text:p>
          </table:table-cell>
          <table:table-cell office:value-type="float" office:value="0.99599015664937" calcext:value-type="float">
            <text:p>0.99599015664937</text:p>
          </table:table-cell>
          <table:table-cell office:value-type="float" office:value="1.00175333043973" calcext:value-type="float">
            <text:p>1.00175333043973</text:p>
          </table:table-cell>
          <table:table-cell office:value-type="float" office:value="0.966631289318954" calcext:value-type="float">
            <text:p>0.966631289318954</text:p>
          </table:table-cell>
          <table:table-cell office:value-type="float" office:value="0.941119306220926" calcext:value-type="float">
            <text:p>0.941119306220926</text:p>
          </table:table-cell>
          <table:table-cell office:value-type="float" office:value="0.989711998666763" calcext:value-type="float">
            <text:p>0.989711998666763</text:p>
          </table:table-cell>
          <table:table-cell office:value-type="float" office:value="0.992733954517121" calcext:value-type="float">
            <text:p>0.992733954517121</text:p>
          </table:table-cell>
          <table:table-cell office:value-type="float" office:value="-56.6737421362093" calcext:value-type="float">
            <text:p>-56.6737421362093</text:p>
          </table:table-cell>
          <table:table-cell office:value-type="float" office:value="-61.7761387558149" calcext:value-type="float">
            <text:p>-61.7761387558149</text:p>
          </table:table-cell>
          <table:table-cell office:value-type="float" office:value="-52.0576002666474" calcext:value-type="float">
            <text:p>-52.0576002666474</text:p>
          </table:table-cell>
        </table:table-row>
        <table:table-row table:style-name="ro1">
          <table:table-cell office:value-type="string" calcext:value-type="string">
            <text:p>2019-11-13 21:47:24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1.8021477017946" calcext:value-type="float">
            <text:p>71.8021477017946</text:p>
          </table:table-cell>
          <table:table-cell office:value-type="float" office:value="981.941487022485" calcext:value-type="float">
            <text:p>981.941487022485</text:p>
          </table:table-cell>
          <table:table-cell office:value-type="float" office:value="17495" calcext:value-type="float">
            <text:p>17495</text:p>
          </table:table-cell>
          <table:table-cell office:value-type="float" office:value="6655703" calcext:value-type="float">
            <text:p>6655703</text:p>
          </table:table-cell>
          <table:table-cell office:value-type="float" office:value="1668498" calcext:value-type="float">
            <text:p>1668498</text:p>
          </table:table-cell>
          <table:table-cell office:value-type="float" office:value="1680090" calcext:value-type="float">
            <text:p>1680090</text:p>
          </table:table-cell>
          <table:table-cell office:value-type="float" office:value="1623498" calcext:value-type="float">
            <text:p>1623498</text:p>
          </table:table-cell>
          <table:table-cell office:value-type="float" office:value="1578761" calcext:value-type="float">
            <text:p>1578761</text:p>
          </table:table-cell>
          <table:table-cell office:value-type="float" office:value="1508113" calcext:value-type="float">
            <text:p>1508113</text:p>
          </table:table-cell>
          <table:table-cell office:value-type="float" office:value="1670194" calcext:value-type="float">
            <text:p>1670194</text:p>
          </table:table-cell>
          <table:table-cell office:value-type="float" office:value="0.0104278338465493" calcext:value-type="float">
            <text:p>0.010427833846549</text:p>
          </table:table-cell>
          <table:table-cell office:value-type="float" office:value="3.96710860337122" calcext:value-type="float">
            <text:p>3.96710860337122</text:p>
          </table:table-cell>
          <table:table-cell office:value-type="float" office:value="0.994502424538424" calcext:value-type="float">
            <text:p>0.994502424538424</text:p>
          </table:table-cell>
          <table:table-cell office:value-type="float" office:value="1.00141179578445" calcext:value-type="float">
            <text:p>1.00141179578445</text:p>
          </table:table-cell>
          <table:table-cell office:value-type="float" office:value="0.967680331192056" calcext:value-type="float">
            <text:p>0.967680331192056</text:p>
          </table:table-cell>
          <table:table-cell office:value-type="float" office:value="0.941014998080134" calcext:value-type="float">
            <text:p>0.941014998080134</text:p>
          </table:table-cell>
          <table:table-cell office:value-type="float" office:value="0.898905503619373" calcext:value-type="float">
            <text:p>0.898905503619373</text:p>
          </table:table-cell>
          <table:table-cell office:value-type="float" office:value="0.995513319434323" calcext:value-type="float">
            <text:p>0.995513319434323</text:p>
          </table:table-cell>
          <table:table-cell office:value-type="float" office:value="-56.4639337615888" calcext:value-type="float">
            <text:p>-56.4639337615888</text:p>
          </table:table-cell>
          <table:table-cell office:value-type="float" office:value="-61.7970003839732" calcext:value-type="float">
            <text:p>-61.7970003839732</text:p>
          </table:table-cell>
          <table:table-cell office:value-type="float" office:value="-70.2188992761253" calcext:value-type="float">
            <text:p>-70.2188992761253</text:p>
          </table:table-cell>
        </table:table-row>
        <table:table-row table:style-name="ro1">
          <table:table-cell office:value-type="string" calcext:value-type="string">
            <text:p>2019-11-13 21:47:26</text:p>
          </table:table-cell>
          <table:table-cell office:value-type="float" office:value="26.1964155435562" calcext:value-type="float">
            <text:p>26.1964155435562</text:p>
          </table:table-cell>
          <table:table-cell office:value-type="float" office:value="71.796028444655" calcext:value-type="float">
            <text:p>71.796028444655</text:p>
          </table:table-cell>
          <table:table-cell office:value-type="float" office:value="981.896925577077" calcext:value-type="float">
            <text:p>981.896925577077</text:p>
          </table:table-cell>
          <table:table-cell office:value-type="float" office:value="17494" calcext:value-type="float">
            <text:p>17494</text:p>
          </table:table-cell>
          <table:table-cell office:value-type="float" office:value="6658357" calcext:value-type="float">
            <text:p>6658357</text:p>
          </table:table-cell>
          <table:table-cell office:value-type="float" office:value="1669434" calcext:value-type="float">
            <text:p>1669434</text:p>
          </table:table-cell>
          <table:table-cell office:value-type="float" office:value="1678576" calcext:value-type="float">
            <text:p>1678576</text:p>
          </table:table-cell>
          <table:table-cell office:value-type="float" office:value="1620892" calcext:value-type="float">
            <text:p>1620892</text:p>
          </table:table-cell>
          <table:table-cell office:value-type="float" office:value="1575933" calcext:value-type="float">
            <text:p>1575933</text:p>
          </table:table-cell>
          <table:table-cell office:value-type="float" office:value="1701987" calcext:value-type="float">
            <text:p>1701987</text:p>
          </table:table-cell>
          <table:table-cell office:value-type="float" office:value="1666437" calcext:value-type="float">
            <text:p>1666437</text:p>
          </table:table-cell>
          <table:table-cell office:value-type="float" office:value="0.0104272378000304" calcext:value-type="float">
            <text:p>0.010427237800031</text:p>
          </table:table-cell>
          <table:table-cell office:value-type="float" office:value="3.96869051083213" calcext:value-type="float">
            <text:p>3.96869051083213</text:p>
          </table:table-cell>
          <table:table-cell office:value-type="float" office:value="0.995060324080029" calcext:value-type="float">
            <text:p>0.995060324080029</text:p>
          </table:table-cell>
          <table:table-cell office:value-type="float" office:value="1.00050938135497" calcext:value-type="float">
            <text:p>1.00050938135497</text:p>
          </table:table-cell>
          <table:table-cell office:value-type="float" office:value="0.966127033964042" calcext:value-type="float">
            <text:p>0.966127033964042</text:p>
          </table:table-cell>
          <table:table-cell office:value-type="float" office:value="0.939329378524945" calcext:value-type="float">
            <text:p>0.939329378524945</text:p>
          </table:table-cell>
          <table:table-cell office:value-type="float" office:value="1.01446342640679" calcext:value-type="float">
            <text:p>1.01446342640679</text:p>
          </table:table-cell>
          <table:table-cell office:value-type="float" office:value="0.993273972663161" calcext:value-type="float">
            <text:p>0.993273972663161</text:p>
          </table:table-cell>
          <table:table-cell office:value-type="float" office:value="-56.7745932071916" calcext:value-type="float">
            <text:p>-56.7745932071916</text:p>
          </table:table-cell>
          <table:table-cell office:value-type="float" office:value="-62.1341242950111" calcext:value-type="float">
            <text:p>-62.1341242950111</text:p>
          </table:table-cell>
          <table:table-cell office:value-type="float" office:value="-47.1073147186416" calcext:value-type="float">
            <text:p>-47.1073147186416</text:p>
          </table:table-cell>
        </table:table-row>
        <table:table-row table:style-name="ro1">
          <table:table-cell office:value-type="string" calcext:value-type="string">
            <text:p>2019-11-13 21:47:27</text:p>
          </table:table-cell>
          <table:table-cell office:value-type="float" office:value="26.2014696189726" calcext:value-type="float">
            <text:p>26.2014696189726</text:p>
          </table:table-cell>
          <table:table-cell office:value-type="float" office:value="71.7964061478762" calcext:value-type="float">
            <text:p>71.7964061478762</text:p>
          </table:table-cell>
          <table:table-cell office:value-type="float" office:value="981.905434523321" calcext:value-type="float">
            <text:p>981.905434523321</text:p>
          </table:table-cell>
          <table:table-cell office:value-type="float" office:value="17508" calcext:value-type="float">
            <text:p>17508</text:p>
          </table:table-cell>
          <table:table-cell office:value-type="float" office:value="6657788" calcext:value-type="float">
            <text:p>6657788</text:p>
          </table:table-cell>
          <table:table-cell office:value-type="float" office:value="1668521" calcext:value-type="float">
            <text:p>1668521</text:p>
          </table:table-cell>
          <table:table-cell office:value-type="float" office:value="1680046" calcext:value-type="float">
            <text:p>1680046</text:p>
          </table:table-cell>
          <table:table-cell office:value-type="float" office:value="1626337" calcext:value-type="float">
            <text:p>1626337</text:p>
          </table:table-cell>
          <table:table-cell office:value-type="float" office:value="1573455" calcext:value-type="float">
            <text:p>1573455</text:p>
          </table:table-cell>
          <table:table-cell office:value-type="float" office:value="1499838" calcext:value-type="float">
            <text:p>1499838</text:p>
          </table:table-cell>
          <table:table-cell office:value-type="float" office:value="1671212" calcext:value-type="float">
            <text:p>1671212</text:p>
          </table:table-cell>
          <table:table-cell office:value-type="float" office:value="0.0104355824512938" calcext:value-type="float">
            <text:p>0.010435582451294</text:p>
          </table:table-cell>
          <table:table-cell office:value-type="float" office:value="3.96835136036293" calcext:value-type="float">
            <text:p>3.96835136036293</text:p>
          </table:table-cell>
          <table:table-cell office:value-type="float" office:value="0.994516133608357" calcext:value-type="float">
            <text:p>0.994516133608357</text:p>
          </table:table-cell>
          <table:table-cell office:value-type="float" office:value="1.00138556973762" calcext:value-type="float">
            <text:p>1.00138556973762</text:p>
          </table:table-cell>
          <table:table-cell office:value-type="float" office:value="0.969372507258952" calcext:value-type="float">
            <text:p>0.969372507258952</text:p>
          </table:table-cell>
          <table:table-cell office:value-type="float" office:value="0.937852375251338" calcext:value-type="float">
            <text:p>0.937852375251338</text:p>
          </table:table-cell>
          <table:table-cell office:value-type="float" office:value="0.893973218676235" calcext:value-type="float">
            <text:p>0.893973218676235</text:p>
          </table:table-cell>
          <table:table-cell office:value-type="float" office:value="0.99612009479047" calcext:value-type="float">
            <text:p>0.99612009479047</text:p>
          </table:table-cell>
          <table:table-cell office:value-type="float" office:value="-56.1254985482095" calcext:value-type="float">
            <text:p>-56.1254985482095</text:p>
          </table:table-cell>
          <table:table-cell office:value-type="float" office:value="-62.4295249497324" calcext:value-type="float">
            <text:p>-62.4295249497324</text:p>
          </table:table-cell>
          <table:table-cell office:value-type="float" office:value="-71.2053562647529" calcext:value-type="float">
            <text:p>-71.2053562647529</text:p>
          </table:table-cell>
        </table:table-row>
        <table:table-row table:style-name="ro1">
          <table:table-cell office:value-type="string" calcext:value-type="string">
            <text:p>2019-11-13 21:47:28</text:p>
          </table:table-cell>
          <table:table-cell office:value-type="float" office:value="26.2014696189726" calcext:value-type="float">
            <text:p>26.2014696189726</text:p>
          </table:table-cell>
          <table:table-cell office:value-type="float" office:value="71.7642231653295" calcext:value-type="float">
            <text:p>71.7642231653295</text:p>
          </table:table-cell>
          <table:table-cell office:value-type="float" office:value="981.932977811147" calcext:value-type="float">
            <text:p>981.932977811147</text:p>
          </table:table-cell>
          <table:table-cell office:value-type="float" office:value="17522" calcext:value-type="float">
            <text:p>17522</text:p>
          </table:table-cell>
          <table:table-cell office:value-type="float" office:value="6688681" calcext:value-type="float">
            <text:p>6688681</text:p>
          </table:table-cell>
          <table:table-cell office:value-type="float" office:value="1671462" calcext:value-type="float">
            <text:p>1671462</text:p>
          </table:table-cell>
          <table:table-cell office:value-type="float" office:value="1680282" calcext:value-type="float">
            <text:p>1680282</text:p>
          </table:table-cell>
          <table:table-cell office:value-type="float" office:value="1623205" calcext:value-type="float">
            <text:p>1623205</text:p>
          </table:table-cell>
          <table:table-cell office:value-type="float" office:value="1571132" calcext:value-type="float">
            <text:p>1571132</text:p>
          </table:table-cell>
          <table:table-cell office:value-type="float" office:value="1637895" calcext:value-type="float">
            <text:p>1637895</text:p>
          </table:table-cell>
          <table:table-cell office:value-type="float" office:value="1667181" calcext:value-type="float">
            <text:p>1667181</text:p>
          </table:table-cell>
          <table:table-cell office:value-type="float" office:value="0.0104439271025571" calcext:value-type="float">
            <text:p>0.010443927102557</text:p>
          </table:table-cell>
          <table:table-cell office:value-type="float" office:value="3.98676502546847" calcext:value-type="float">
            <text:p>3.98676502546847</text:p>
          </table:table-cell>
          <table:table-cell office:value-type="float" office:value="0.996269106420172" calcext:value-type="float">
            <text:p>0.996269106420172</text:p>
          </table:table-cell>
          <table:table-cell office:value-type="float" office:value="1.00152623671606" calcext:value-type="float">
            <text:p>1.00152623671606</text:p>
          </table:table-cell>
          <table:table-cell office:value-type="float" office:value="0.967505689562045" calcext:value-type="float">
            <text:p>0.967505689562045</text:p>
          </table:table-cell>
          <table:table-cell office:value-type="float" office:value="0.936467759188146" calcext:value-type="float">
            <text:p>0.936467759188146</text:p>
          </table:table-cell>
          <table:table-cell office:value-type="float" office:value="0.976261612923338" calcext:value-type="float">
            <text:p>0.976261612923338</text:p>
          </table:table-cell>
          <table:table-cell office:value-type="float" office:value="0.993717431273154" calcext:value-type="float">
            <text:p>0.993717431273154</text:p>
          </table:table-cell>
          <table:table-cell office:value-type="float" office:value="-56.4988620875909" calcext:value-type="float">
            <text:p>-56.4988620875909</text:p>
          </table:table-cell>
          <table:table-cell office:value-type="float" office:value="-62.7064481623707" calcext:value-type="float">
            <text:p>-62.7064481623707</text:p>
          </table:table-cell>
          <table:table-cell office:value-type="float" office:value="-54.7476774153325" calcext:value-type="float">
            <text:p>-54.7476774153325</text:p>
          </table:table-cell>
        </table:table-row>
        <table:table-row table:style-name="ro1">
          <table:table-cell office:value-type="string" calcext:value-type="string">
            <text:p>2019-11-13 21:47:29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7868112142178" calcext:value-type="float">
            <text:p>71.7868112142178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17495" calcext:value-type="float">
            <text:p>17495</text:p>
          </table:table-cell>
          <table:table-cell office:value-type="float" office:value="6658948" calcext:value-type="float">
            <text:p>6658948</text:p>
          </table:table-cell>
          <table:table-cell office:value-type="float" office:value="1669922" calcext:value-type="float">
            <text:p>1669922</text:p>
          </table:table-cell>
          <table:table-cell office:value-type="float" office:value="1679702" calcext:value-type="float">
            <text:p>1679702</text:p>
          </table:table-cell>
          <table:table-cell office:value-type="float" office:value="1628898" calcext:value-type="float">
            <text:p>1628898</text:p>
          </table:table-cell>
          <table:table-cell office:value-type="float" office:value="1566754" calcext:value-type="float">
            <text:p>1566754</text:p>
          </table:table-cell>
          <table:table-cell office:value-type="float" office:value="1679383" calcext:value-type="float">
            <text:p>1679383</text:p>
          </table:table-cell>
          <table:table-cell office:value-type="float" office:value="1668893" calcext:value-type="float">
            <text:p>1668893</text:p>
          </table:table-cell>
          <table:table-cell office:value-type="float" office:value="0.0104278338465493" calcext:value-type="float">
            <text:p>0.010427833846549</text:p>
          </table:table-cell>
          <table:table-cell office:value-type="float" office:value="3.96904277432475" calcext:value-type="float">
            <text:p>3.96904277432475</text:p>
          </table:table-cell>
          <table:table-cell office:value-type="float" office:value="0.995351194781207" calcext:value-type="float">
            <text:p>0.995351194781207</text:p>
          </table:table-cell>
          <table:table-cell office:value-type="float" office:value="1.00118052973515" calcext:value-type="float">
            <text:p>1.00118052973515</text:p>
          </table:table-cell>
          <table:table-cell office:value-type="float" office:value="0.97089898239362" calcext:value-type="float">
            <text:p>0.97089898239362</text:p>
          </table:table-cell>
          <table:table-cell office:value-type="float" office:value="0.933858267528804" calcext:value-type="float">
            <text:p>0.933858267528804</text:p>
          </table:table-cell>
          <table:table-cell office:value-type="float" office:value="1.00099039089565" calcext:value-type="float">
            <text:p>1.00099039089565</text:p>
          </table:table-cell>
          <table:table-cell office:value-type="float" office:value="0.994737862913354" calcext:value-type="float">
            <text:p>0.994737862913354</text:p>
          </table:table-cell>
          <table:table-cell office:value-type="float" office:value="-55.8202035212759" calcext:value-type="float">
            <text:p>-55.8202035212759</text:p>
          </table:table-cell>
          <table:table-cell office:value-type="float" office:value="-63.2283464942391" calcext:value-type="float">
            <text:p>-63.2283464942391</text:p>
          </table:table-cell>
          <table:table-cell office:value-type="float" office:value="-49.8019218208697" calcext:value-type="float">
            <text:p>-49.8019218208697</text:p>
          </table:table-cell>
        </table:table-row>
        <table:table-row table:style-name="ro1">
          <table:table-cell office:value-type="string" calcext:value-type="string">
            <text:p>2019-11-13 21:47:31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1.7971615255916" calcext:value-type="float">
            <text:p>71.7971615255916</text:p>
          </table:table-cell>
          <table:table-cell office:value-type="float" office:value="981.949996269927" calcext:value-type="float">
            <text:p>981.949996269927</text:p>
          </table:table-cell>
          <table:table-cell office:value-type="float" office:value="17492" calcext:value-type="float">
            <text:p>17492</text:p>
          </table:table-cell>
          <table:table-cell office:value-type="float" office:value="6659074" calcext:value-type="float">
            <text:p>6659074</text:p>
          </table:table-cell>
          <table:table-cell office:value-type="float" office:value="1668093" calcext:value-type="float">
            <text:p>1668093</text:p>
          </table:table-cell>
          <table:table-cell office:value-type="float" office:value="1679776" calcext:value-type="float">
            <text:p>1679776</text:p>
          </table:table-cell>
          <table:table-cell office:value-type="float" office:value="1630534" calcext:value-type="float">
            <text:p>1630534</text:p>
          </table:table-cell>
          <table:table-cell office:value-type="float" office:value="1566270" calcext:value-type="float">
            <text:p>1566270</text:p>
          </table:table-cell>
          <table:table-cell office:value-type="float" office:value="1496853" calcext:value-type="float">
            <text:p>1496853</text:p>
          </table:table-cell>
          <table:table-cell office:value-type="float" office:value="1671257" calcext:value-type="float">
            <text:p>1671257</text:p>
          </table:table-cell>
          <table:table-cell office:value-type="float" office:value="0.0104260457069928" calcext:value-type="float">
            <text:p>0.010426045706993</text:p>
          </table:table-cell>
          <table:table-cell office:value-type="float" office:value="3.96911787618612" calcext:value-type="float">
            <text:p>3.96911787618612</text:p>
          </table:table-cell>
          <table:table-cell office:value-type="float" office:value="0.994261025698307" calcext:value-type="float">
            <text:p>0.994261025698307</text:p>
          </table:table-cell>
          <table:table-cell office:value-type="float" office:value="1.00122463717754" calcext:value-type="float">
            <text:p>1.00122463717754</text:p>
          </table:table-cell>
          <table:table-cell office:value-type="float" office:value="0.97187411449839" calcext:value-type="float">
            <text:p>0.97187411449839</text:p>
          </table:table-cell>
          <table:table-cell office:value-type="float" office:value="0.933569781013701" calcext:value-type="float">
            <text:p>0.933569781013701</text:p>
          </table:table-cell>
          <table:table-cell office:value-type="float" office:value="0.892194019817593" calcext:value-type="float">
            <text:p>0.892194019817593</text:p>
          </table:table-cell>
          <table:table-cell office:value-type="float" office:value="0.996146916883816" calcext:value-type="float">
            <text:p>0.996146916883816</text:p>
          </table:table-cell>
          <table:table-cell office:value-type="float" office:value="-55.6251771003219" calcext:value-type="float">
            <text:p>-55.6251771003219</text:p>
          </table:table-cell>
          <table:table-cell office:value-type="float" office:value="-63.2860437972598" calcext:value-type="float">
            <text:p>-63.2860437972598</text:p>
          </table:table-cell>
          <table:table-cell office:value-type="float" office:value="-71.5611960364814" calcext:value-type="float">
            <text:p>-71.56119603648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03" meta:object-count="0"/>
    <meta:generator>LibreOffice/5.2.7.2$Linux_ARM_EABI LibreOffice_project/20m0$Build-2</meta:generator>
  </office:meta>
</office:document-meta>
</file>